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Constants:</text:p>
          </table:table-cell>
          <table:table-cell office:value-type="string">
            <text:p>Interval(m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tar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eak(pertick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 adju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stant strt</text:p>
          </table:table-cell>
          <table:table-cell office:value-type="float" office:value="0">
            <text:p>0</text:p>
          </table:table-cell>
          <table:table-cell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float" office:value="-0.5">
            <text:p>-0.5</text:p>
          </table:table-cell>
          <table:table-cell table:style-name="ce1" office:value-type="float" office:value="0.991">
            <text:p>0.99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>
            <text:p>accel</text:p>
          </table:table-cell>
          <table:table-cell table:style-name="ce1" office:value-type="string">
            <text:p>velo</text:p>
          </table:table-cell>
          <table:table-cell table:style-name="ce1" office:value-type="string">
            <text:p>x pos</text:p>
          </table:table-cell>
          <table:table-cell table:style-name="ce1" table:number-columns-repeated="1020"/>
        </table:table-row>
        <table:table-row table:style-name="ro1">
          <table:table-cell table:formula="of:=[.C2]" office:value-type="float" office:value="0">
            <text:p>0</text:p>
          </table:table-cell>
          <table:table-cell office:value-type="float" office:value="-1.05">
            <text:p>-1.05</text:p>
          </table:table-cell>
          <table:table-cell office:value-type="float" office:value="0">
            <text:p>0</text:p>
          </table:table-cell>
          <table:table-cell table:formula="of:=[.D5]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formula="of:=[.A8]+[.$C$1]" office:value-type="float" office:value="1">
            <text:p>1</text:p>
          </table:table-cell>
          <table:table-cell office:value-type="float" office:value="-1.05">
            <text:p>-1.05</text:p>
          </table:table-cell>
          <table:table-cell table:formula="of:=([.C8]+([.B9]+1)*([.$C$1]))*[.$C$6]" office:value-type="float" office:value="0.025">
            <text:p>0.03</text:p>
          </table:table-cell>
          <table:table-cell table:formula="of:=([.D8]+([.C9])*([.$C$1]))*[.$D$6]" office:value-type="float" office:value="0.024775">
            <text:p>0.02</text:p>
          </table:table-cell>
          <table:table-cell/>
          <table:table-cell>
            <draw:frame table:end-cell-address="Sheet1.N28" table:end-x="0.0681in" table:end-y="0.1705in" draw:z-index="0" draw:style-name="gr1" draw:text-style-name="P1" svg:width="6.2988in" svg:height="3.5402in" svg:x="0.8815in" svg:y="0.0083in">
              <draw:object draw:notify-on-update-of-ranges="Sheet1.A8:Sheet1.A207 Sheet1.B7:Sheet1.B7 Sheet1.B8:Sheet1.B207 Sheet1.A8:Sheet1.A207 Sheet1.C7:Sheet1.C7 Sheet1.C8:Sheet1.C207 Sheet1.A8:Sheet1.A207 Sheet1.D7:Sheet1.D7 Sheet1.D8:Sheet1.D20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[.A9]+[.$C$1]" office:value-type="float" office:value="2">
            <text:p>2</text:p>
          </table:table-cell>
          <table:table-cell office:value-type="float" office:value="-1.06">
            <text:p>-1.06</text:p>
          </table:table-cell>
          <table:table-cell table:formula="of:=([.C9]+([.B10]+1)*([.$C$1]))*[.$C$6]" office:value-type="float" office:value="0.0175">
            <text:p>0.02</text:p>
          </table:table-cell>
          <table:table-cell table:formula="of:=([.D9]+([.C10])*([.$C$1]))*[.$D$6]" office:value-type="float" office:value="0.041894525">
            <text:p>0.04</text:p>
          </table:table-cell>
          <table:table-cell table:number-columns-repeated="1020"/>
        </table:table-row>
        <table:table-row table:style-name="ro1">
          <table:table-cell table:formula="of:=[.A10]+[.$C$1]" office:value-type="float" office:value="3">
            <text:p>3</text:p>
          </table:table-cell>
          <table:table-cell office:value-type="float" office:value="-1.08">
            <text:p>-1.08</text:p>
          </table:table-cell>
          <table:table-cell table:formula="of:=([.C10]+([.B11]+1)*([.$C$1]))*[.$C$6]" office:value-type="float" office:value="0.03125">
            <text:p>0.03</text:p>
          </table:table-cell>
          <table:table-cell table:formula="of:=([.D10]+([.C11])*([.$C$1]))*[.$D$6]" office:value-type="float" office:value="0.0724862242750001">
            <text:p>0.07</text:p>
          </table:table-cell>
          <table:table-cell table:number-columns-repeated="1020"/>
        </table:table-row>
        <table:table-row table:style-name="ro1">
          <table:table-cell table:formula="of:=[.A11]+[.$C$1]" office:value-type="float" office:value="4">
            <text:p>4</text:p>
          </table:table-cell>
          <table:table-cell office:value-type="float" office:value="-1.07">
            <text:p>-1.07</text:p>
          </table:table-cell>
          <table:table-cell table:formula="of:=([.C11]+([.B12]+1)*([.$C$1]))*[.$C$6]" office:value-type="float" office:value="0.019375">
            <text:p>0.02</text:p>
          </table:table-cell>
          <table:table-cell table:formula="of:=([.D11]+([.C12])*([.$C$1]))*[.$D$6]" office:value-type="float" office:value="0.0910344732565251">
            <text:p>0.09</text:p>
          </table:table-cell>
          <table:table-cell table:number-columns-repeated="1020"/>
        </table:table-row>
        <table:table-row table:style-name="ro1">
          <table:table-cell table:formula="of:=[.A12]+[.$C$1]" office:value-type="float" office:value="5">
            <text:p>5</text:p>
          </table:table-cell>
          <table:table-cell office:value-type="float" office:value="-1.04">
            <text:p>-1.04</text:p>
          </table:table-cell>
          <table:table-cell table:formula="of:=([.C12]+([.B13]+1)*([.$C$1]))*[.$C$6]" office:value-type="float" office:value="0.0103125">
            <text:p>0.01</text:p>
          </table:table-cell>
          <table:table-cell table:formula="of:=([.D12]+([.C13])*([.$C$1]))*[.$D$6]" office:value-type="float" office:value="0.100434850497216">
            <text:p>0.1</text:p>
          </table:table-cell>
          <table:table-cell table:number-columns-repeated="1020"/>
        </table:table-row>
        <table:table-row table:style-name="ro1">
          <table:table-cell table:formula="of:=[.A13]+[.$C$1]" office:value-type="float" office:value="6">
            <text:p>6</text:p>
          </table:table-cell>
          <table:table-cell office:value-type="float" office:value="-1.02">
            <text:p>-1.02</text:p>
          </table:table-cell>
          <table:table-cell table:formula="of:=([.C13]+([.B14]+1)*([.$C$1]))*[.$C$6]" office:value-type="float" office:value="0.00484375">
            <text:p>0</text:p>
          </table:table-cell>
          <table:table-cell table:formula="of:=([.D13]+([.C14])*([.$C$1]))*[.$D$6]" office:value-type="float" office:value="0.104331093092741">
            <text:p>0.1</text:p>
          </table:table-cell>
          <table:table-cell table:number-columns-repeated="1020"/>
        </table:table-row>
        <table:table-row table:style-name="ro1">
          <table:table-cell table:formula="of:=[.A14]+[.$C$1]" office:value-type="float" office:value="7">
            <text:p>7</text:p>
          </table:table-cell>
          <table:table-cell office:value-type="float" office:value="-1.01">
            <text:p>-1.01</text:p>
          </table:table-cell>
          <table:table-cell table:formula="of:=([.C14]+([.B15]+1)*([.$C$1]))*[.$C$6]" office:value-type="float" office:value="0.002578125">
            <text:p>0</text:p>
          </table:table-cell>
          <table:table-cell table:formula="of:=([.D14]+([.C15])*([.$C$1]))*[.$D$6]" office:value-type="float" office:value="0.105947035129907">
            <text:p>0.11</text:p>
          </table:table-cell>
          <table:table-cell table:number-columns-repeated="1020"/>
        </table:table-row>
        <table:table-row table:style-name="ro1">
          <table:table-cell table:formula="of:=[.A15]+[.$C$1]" office:value-type="float" office:value="8">
            <text:p>8</text:p>
          </table:table-cell>
          <table:table-cell office:value-type="float" office:value="-0.99">
            <text:p>-0.99</text:p>
          </table:table-cell>
          <table:table-cell table:formula="of:=([.C15]+([.B16]+1)*([.$C$1]))*[.$C$6]" office:value-type="float" office:value="-0.00628906250000001">
            <text:p>-0.01</text:p>
          </table:table-cell>
          <table:table-cell table:formula="of:=([.D15]+([.C16])*([.$C$1]))*[.$D$6]" office:value-type="float" office:value="0.0987610508762376">
            <text:p>0.1</text:p>
          </table:table-cell>
          <table:table-cell table:number-columns-repeated="1020"/>
        </table:table-row>
        <table:table-row table:style-name="ro1">
          <table:table-cell table:formula="of:=[.A16]+[.$C$1]" office:value-type="float" office:value="9">
            <text:p>9</text:p>
          </table:table-cell>
          <table:table-cell office:value-type="float" office:value="-0.98">
            <text:p>-0.98</text:p>
          </table:table-cell>
          <table:table-cell table:formula="of:=([.C16]+([.B17]+1)*([.$C$1]))*[.$C$6]" office:value-type="float" office:value="-0.00685546875000001">
            <text:p>-0.01</text:p>
          </table:table-cell>
          <table:table-cell table:formula="of:=([.D16]+([.C17])*([.$C$1]))*[.$D$6]" office:value-type="float" office:value="0.0910784318871014">
            <text:p>0.09</text:p>
          </table:table-cell>
          <table:table-cell table:number-columns-repeated="1020"/>
        </table:table-row>
        <table:table-row table:style-name="ro1">
          <table:table-cell table:formula="of:=[.A17]+[.$C$1]" office:value-type="float" office:value="10">
            <text:p>10</text:p>
          </table:table-cell>
          <table:table-cell office:value-type="float" office:value="-0.98">
            <text:p>-0.98</text:p>
          </table:table-cell>
          <table:table-cell table:formula="of:=([.C17]+([.B18]+1)*([.$C$1]))*[.$C$6]" office:value-type="float" office:value="-0.00657226562500001">
            <text:p>-0.01</text:p>
          </table:table-cell>
          <table:table-cell table:formula="of:=([.D17]+([.C18])*([.$C$1]))*[.$D$6]" office:value-type="float" office:value="0.0837456107657425">
            <text:p>0.08</text:p>
          </table:table-cell>
          <table:table-cell table:number-columns-repeated="1020"/>
        </table:table-row>
        <table:table-row table:style-name="ro1">
          <table:table-cell table:formula="of:=[.A18]+[.$C$1]" office:value-type="float" office:value="11">
            <text:p>11</text:p>
          </table:table-cell>
          <table:table-cell office:value-type="float" office:value="-0.99">
            <text:p>-0.99</text:p>
          </table:table-cell>
          <table:table-cell table:formula="of:=([.C18]+([.B19]+1)*([.$C$1]))*[.$C$6]" office:value-type="float" office:value="-0.0017138671875">
            <text:p>0</text:p>
          </table:table-cell>
          <table:table-cell table:formula="of:=([.D18]+([.C19])*([.$C$1]))*[.$D$6]" office:value-type="float" office:value="0.0812934578860383">
            <text:p>0.08</text:p>
          </table:table-cell>
          <table:table-cell table:number-columns-repeated="1020"/>
        </table:table-row>
        <table:table-row table:style-name="ro1">
          <table:table-cell table:formula="of:=[.A19]+[.$C$1]" office:value-type="float" office:value="12">
            <text:p>12</text:p>
          </table:table-cell>
          <table:table-cell office:value-type="float" office:value="-0.99">
            <text:p>-0.99</text:p>
          </table:table-cell>
          <table:table-cell table:formula="of:=([.C19]+([.B20]+1)*([.$C$1]))*[.$C$6]" office:value-type="float" office:value="-0.00414306640625">
            <text:p>0</text:p>
          </table:table-cell>
          <table:table-cell table:formula="of:=([.D19]+([.C20])*([.$C$1]))*[.$D$6]" office:value-type="float" office:value="0.0764560379564702">
            <text:p>0.08</text:p>
          </table:table-cell>
          <table:table-cell table:number-columns-repeated="1020"/>
        </table:table-row>
        <table:table-row table:style-name="ro1">
          <table:table-cell table:formula="of:=[.A20]+[.$C$1]" office:value-type="float" office:value="13">
            <text:p>13</text:p>
          </table:table-cell>
          <table:table-cell office:value-type="float" office:value="-0.99">
            <text:p>-0.99</text:p>
          </table:table-cell>
          <table:table-cell table:formula="of:=([.C20]+([.B21]+1)*([.$C$1]))*[.$C$6]" office:value-type="float" office:value="-0.002928466796875">
            <text:p>0</text:p>
          </table:table-cell>
          <table:table-cell table:formula="of:=([.D20]+([.C21])*([.$C$1]))*[.$D$6]" office:value-type="float" office:value="0.0728658230191589">
            <text:p>0.07</text:p>
          </table:table-cell>
          <table:table-cell table:number-columns-repeated="1020"/>
        </table:table-row>
        <table:table-row table:style-name="ro1">
          <table:table-cell table:formula="of:=[.A21]+[.$C$1]" office:value-type="float" office:value="14">
            <text:p>14</text:p>
          </table:table-cell>
          <table:table-cell office:value-type="float" office:value="-1">
            <text:p>-1</text:p>
          </table:table-cell>
          <table:table-cell table:formula="of:=([.C21]+([.B22]+1)*([.$C$1]))*[.$C$6]" office:value-type="float" office:value="0.0014642333984375">
            <text:p>0</text:p>
          </table:table-cell>
          <table:table-cell table:formula="of:=([.D21]+([.C22])*([.$C$1]))*[.$D$6]" office:value-type="float" office:value="0.073661085909838">
            <text:p>0.07</text:p>
          </table:table-cell>
          <table:table-cell table:number-columns-repeated="1020"/>
        </table:table-row>
        <table:table-row table:style-name="ro1">
          <table:table-cell table:formula="of:=[.A22]+[.$C$1]" office:value-type="float" office:value="15">
            <text:p>15</text:p>
          </table:table-cell>
          <table:table-cell office:value-type="float" office:value="-1.01">
            <text:p>-1.01</text:p>
          </table:table-cell>
          <table:table-cell table:formula="of:=([.C22]+([.B23]+1)*([.$C$1]))*[.$C$6]" office:value-type="float" office:value="0.00426788330078125">
            <text:p>0</text:p>
          </table:table-cell>
          <table:table-cell table:formula="of:=([.D22]+([.C23])*([.$C$1]))*[.$D$6]" office:value-type="float" office:value="0.0772276084877237">
            <text:p>0.08</text:p>
          </table:table-cell>
          <table:table-cell table:number-columns-repeated="1020"/>
        </table:table-row>
        <table:table-row table:style-name="ro1">
          <table:table-cell table:formula="of:=[.A23]+[.$C$1]" office:value-type="float" office:value="16">
            <text:p>16</text:p>
          </table:table-cell>
          <table:table-cell office:value-type="float" office:value="-1.01">
            <text:p>-1.01</text:p>
          </table:table-cell>
          <table:table-cell table:formula="of:=([.C23]+([.B24]+1)*([.$C$1]))*[.$C$6]" office:value-type="float" office:value="0.00286605834960938">
            <text:p>0</text:p>
          </table:table-cell>
          <table:table-cell table:formula="of:=([.D23]+([.C24])*([.$C$1]))*[.$D$6]" office:value-type="float" office:value="0.079372823835797">
            <text:p>0.08</text:p>
          </table:table-cell>
          <table:table-cell table:number-columns-repeated="1020"/>
        </table:table-row>
        <table:table-row table:style-name="ro1">
          <table:table-cell table:formula="of:=[.A24]+[.$C$1]" office:value-type="float" office:value="17">
            <text:p>17</text:p>
          </table:table-cell>
          <table:table-cell office:value-type="float" office:value="-1.01">
            <text:p>-1.01</text:p>
          </table:table-cell>
          <table:table-cell table:formula="of:=([.C24]+([.B25]+1)*([.$C$1]))*[.$C$6]" office:value-type="float" office:value="0.00356697082519532">
            <text:p>0</text:p>
          </table:table-cell>
          <table:table-cell table:formula="of:=([.D24]+([.C25])*([.$C$1]))*[.$D$6]" office:value-type="float" office:value="0.0821933365090434">
            <text:p>0.08</text:p>
          </table:table-cell>
          <table:table-cell table:number-columns-repeated="1020"/>
        </table:table-row>
        <table:table-row table:style-name="ro1">
          <table:table-cell table:formula="of:=[.A25]+[.$C$1]" office:value-type="float" office:value="18">
            <text:p>18</text:p>
          </table:table-cell>
          <table:table-cell office:value-type="float" office:value="-1.01">
            <text:p>-1.01</text:p>
          </table:table-cell>
          <table:table-cell table:formula="of:=([.C25]+([.B26]+1)*([.$C$1]))*[.$C$6]" office:value-type="float" office:value="0.00321651458740235">
            <text:p>0</text:p>
          </table:table-cell>
          <table:table-cell table:formula="of:=([.D25]+([.C26])*([.$C$1]))*[.$D$6]" office:value-type="float" office:value="0.0846411624365778">
            <text:p>0.08</text:p>
          </table:table-cell>
          <table:table-cell table:number-columns-repeated="1020"/>
        </table:table-row>
        <table:table-row table:style-name="ro1">
          <table:table-cell table:formula="of:=[.A26]+[.$C$1]" office:value-type="float" office:value="19">
            <text:p>19</text:p>
          </table:table-cell>
          <table:table-cell office:value-type="float" office:value="-1.02">
            <text:p>-1.02</text:p>
          </table:table-cell>
          <table:table-cell table:formula="of:=([.C26]+([.B27]+1)*([.$C$1]))*[.$C$6]" office:value-type="float" office:value="0.00839174270629884">
            <text:p>0.01</text:p>
          </table:table-cell>
          <table:table-cell table:formula="of:=([.D26]+([.C27])*([.$C$1]))*[.$D$6]" office:value-type="float" office:value="0.0921956089965907">
            <text:p>0.09</text:p>
          </table:table-cell>
          <table:table-cell table:number-columns-repeated="1020"/>
        </table:table-row>
        <table:table-row table:style-name="ro1">
          <table:table-cell table:formula="of:=[.A27]+[.$C$1]" office:value-type="float" office:value="20">
            <text:p>20</text:p>
          </table:table-cell>
          <table:table-cell office:value-type="float" office:value="-1.03">
            <text:p>-1.03</text:p>
          </table:table-cell>
          <table:table-cell table:formula="of:=([.C27]+([.B28]+1)*([.$C$1]))*[.$C$6]" office:value-type="float" office:value="0.0108041286468506">
            <text:p>0.01</text:p>
          </table:table-cell>
          <table:table-cell table:formula="of:=([.D27]+([.C28])*([.$C$1]))*[.$D$6]" office:value-type="float" office:value="0.10207274000465">
            <text:p>0.1</text:p>
          </table:table-cell>
          <table:table-cell table:number-columns-repeated="1020"/>
        </table:table-row>
        <table:table-row table:style-name="ro1">
          <table:table-cell table:formula="of:=[.A28]+[.$C$1]" office:value-type="float" office:value="21">
            <text:p>21</text:p>
          </table:table-cell>
          <table:table-cell office:value-type="float" office:value="-1.03">
            <text:p>-1.03</text:p>
          </table:table-cell>
          <table:table-cell table:formula="of:=([.C28]+([.B29]+1)*([.$C$1]))*[.$C$6]" office:value-type="float" office:value="0.00959793567657471">
            <text:p>0.01</text:p>
          </table:table-cell>
          <table:table-cell table:formula="of:=([.D28]+([.C29])*([.$C$1]))*[.$D$6]" office:value-type="float" office:value="0.110665639600094">
            <text:p>0.11</text:p>
          </table:table-cell>
          <table:table-cell table:number-columns-repeated="1020"/>
        </table:table-row>
        <table:table-row table:style-name="ro1">
          <table:table-cell table:formula="of:=[.A29]+[.$C$1]" office:value-type="float" office:value="22">
            <text:p>22</text:p>
          </table:table-cell>
          <table:table-cell office:value-type="float" office:value="-1.05">
            <text:p>-1.05</text:p>
          </table:table-cell>
          <table:table-cell table:formula="of:=([.C29]+([.B30]+1)*([.$C$1]))*[.$C$6]" office:value-type="float" office:value="0.0202010321617127">
            <text:p>0.02</text:p>
          </table:table-cell>
          <table:table-cell table:formula="of:=([.D29]+([.C30])*([.$C$1]))*[.$D$6]" office:value-type="float" office:value="0.12968887171595">
            <text:p>0.13</text:p>
          </table:table-cell>
          <table:table-cell table:number-columns-repeated="1020"/>
        </table:table-row>
        <table:table-row table:style-name="ro1">
          <table:table-cell table:formula="of:=[.A30]+[.$C$1]" office:value-type="float" office:value="23">
            <text:p>23</text:p>
          </table:table-cell>
          <table:table-cell office:value-type="float" office:value="-1.07">
            <text:p>-1.07</text:p>
          </table:table-cell>
          <table:table-cell table:formula="of:=([.C30]+([.B31]+1)*([.$C$1]))*[.$C$6]" office:value-type="float" office:value="0.0248994839191437">
            <text:p>0.02</text:p>
          </table:table-cell>
          <table:table-cell table:formula="of:=([.D30]+([.C31])*([.$C$1]))*[.$D$6]" office:value-type="float" office:value="0.153197060434378">
            <text:p>0.15</text:p>
          </table:table-cell>
          <table:table-cell table:number-columns-repeated="1020"/>
        </table:table-row>
        <table:table-row table:style-name="ro1">
          <table:table-cell table:formula="of:=[.A31]+[.$C$1]" office:value-type="float" office:value="24">
            <text:p>24</text:p>
          </table:table-cell>
          <table:table-cell office:value-type="float" office:value="-1.09">
            <text:p>-1.09</text:p>
          </table:table-cell>
          <table:table-cell table:formula="of:=([.C31]+([.B32]+1)*([.$C$1]))*[.$C$6]" office:value-type="float" office:value="0.0325502580404282">
            <text:p>0.03</text:p>
          </table:table-cell>
          <table:table-cell table:formula="of:=([.D31]+([.C32])*([.$C$1]))*[.$D$6]" office:value-type="float" office:value="0.184075592608533">
            <text:p>0.18</text:p>
          </table:table-cell>
          <table:table-cell table:number-columns-repeated="1020"/>
        </table:table-row>
        <table:table-row table:style-name="ro1">
          <table:table-cell table:formula="of:=[.A32]+[.$C$1]" office:value-type="float" office:value="25">
            <text:p>25</text:p>
          </table:table-cell>
          <table:table-cell office:value-type="float" office:value="-1.11">
            <text:p>-1.11</text:p>
          </table:table-cell>
          <table:table-cell table:formula="of:=([.C32]+([.B33]+1)*([.$C$1]))*[.$C$6]" office:value-type="float" office:value="0.038724870979786">
            <text:p>0.04</text:p>
          </table:table-cell>
          <table:table-cell table:formula="of:=([.D32]+([.C33])*([.$C$1]))*[.$D$6]" office:value-type="float" office:value="0.220795259416024">
            <text:p>0.22</text:p>
          </table:table-cell>
          <table:table-cell table:number-columns-repeated="1020"/>
        </table:table-row>
        <table:table-row table:style-name="ro1">
          <table:table-cell table:formula="of:=[.A33]+[.$C$1]" office:value-type="float" office:value="26">
            <text:p>26</text:p>
          </table:table-cell>
          <table:table-cell office:value-type="float" office:value="-1.13">
            <text:p>-1.13</text:p>
          </table:table-cell>
          <table:table-cell table:formula="of:=([.C33]+([.B34]+1)*([.$C$1]))*[.$C$6]" office:value-type="float" office:value="0.045637564510107">
            <text:p>0.05</text:p>
          </table:table-cell>
          <table:table-cell table:formula="of:=([.D33]+([.C34])*([.$C$1]))*[.$D$6]" office:value-type="float" office:value="0.264034928510796">
            <text:p>0.26</text:p>
          </table:table-cell>
          <table:table-cell table:number-columns-repeated="1020"/>
        </table:table-row>
        <table:table-row table:style-name="ro1">
          <table:table-cell table:formula="of:=[.A34]+[.$C$1]" office:value-type="float" office:value="27">
            <text:p>27</text:p>
          </table:table-cell>
          <table:table-cell office:value-type="float" office:value="-1.14">
            <text:p>-1.14</text:p>
          </table:table-cell>
          <table:table-cell table:formula="of:=([.C34]+([.B35]+1)*([.$C$1]))*[.$C$6]" office:value-type="float" office:value="0.0471812177449466">
            <text:p>0.05</text:p>
          </table:table-cell>
          <table:table-cell table:formula="of:=([.D34]+([.C35])*([.$C$1]))*[.$D$6]" office:value-type="float" office:value="0.308415200939441">
            <text:p>0.31</text:p>
          </table:table-cell>
          <table:table-cell table:number-columns-repeated="1020"/>
        </table:table-row>
        <table:table-row table:style-name="ro1">
          <table:table-cell table:formula="of:=[.A35]+[.$C$1]" office:value-type="float" office:value="28">
            <text:p>28</text:p>
          </table:table-cell>
          <table:table-cell office:value-type="float" office:value="-1.15">
            <text:p>-1.15</text:p>
          </table:table-cell>
          <table:table-cell table:formula="of:=([.C35]+([.B36]+1)*([.$C$1]))*[.$C$6]" office:value-type="float" office:value="0.0514093911275267">
            <text:p>0.05</text:p>
          </table:table-cell>
          <table:table-cell table:formula="of:=([.D35]+([.C36])*([.$C$1]))*[.$D$6]" office:value-type="float" office:value="0.356586170738365">
            <text:p>0.36</text:p>
          </table:table-cell>
          <table:table-cell table:number-columns-repeated="1020"/>
        </table:table-row>
        <table:table-row table:style-name="ro1">
          <table:table-cell table:formula="of:=[.A36]+[.$C$1]" office:value-type="float" office:value="29">
            <text:p>29</text:p>
          </table:table-cell>
          <table:table-cell office:value-type="float" office:value="-1.15">
            <text:p>-1.15</text:p>
          </table:table-cell>
          <table:table-cell table:formula="of:=([.C36]+([.B37]+1)*([.$C$1]))*[.$C$6]" office:value-type="float" office:value="0.0492953044362366">
            <text:p>0.05</text:p>
          </table:table-cell>
          <table:table-cell table:formula="of:=([.D36]+([.C37])*([.$C$1]))*[.$D$6]" office:value-type="float" office:value="0.40222854189803">
            <text:p>0.4</text:p>
          </table:table-cell>
          <table:table-cell table:number-columns-repeated="1020"/>
        </table:table-row>
        <table:table-row table:style-name="ro1">
          <table:table-cell table:formula="of:=[.A37]+[.$C$1]" office:value-type="float" office:value="30">
            <text:p>30</text:p>
          </table:table-cell>
          <table:table-cell office:value-type="float" office:value="-1.15">
            <text:p>-1.15</text:p>
          </table:table-cell>
          <table:table-cell table:formula="of:=([.C37]+([.B38]+1)*([.$C$1]))*[.$C$6]" office:value-type="float" office:value="0.0503523477818816">
            <text:p>0.05</text:p>
          </table:table-cell>
          <table:table-cell table:formula="of:=([.D37]+([.C38])*([.$C$1]))*[.$D$6]" office:value-type="float" office:value="0.448507661672793">
            <text:p>0.45</text:p>
          </table:table-cell>
          <table:table-cell table:number-columns-repeated="1020"/>
        </table:table-row>
        <table:table-row table:style-name="ro1">
          <table:table-cell table:formula="of:=[.A38]+[.$C$1]" office:value-type="float" office:value="31">
            <text:p>31</text:p>
          </table:table-cell>
          <table:table-cell office:value-type="float" office:value="-1.16">
            <text:p>-1.16</text:p>
          </table:table-cell>
          <table:table-cell table:formula="of:=([.C38]+([.B39]+1)*([.$C$1]))*[.$C$6]" office:value-type="float" office:value="0.0548238261090591">
            <text:p>0.05</text:p>
          </table:table-cell>
          <table:table-cell table:formula="of:=([.D38]+([.C39])*([.$C$1]))*[.$D$6]" office:value-type="float" office:value="0.498801504391815">
            <text:p>0.5</text:p>
          </table:table-cell>
          <table:table-cell table:number-columns-repeated="1020"/>
        </table:table-row>
        <table:table-row table:style-name="ro1">
          <table:table-cell table:formula="of:=[.A39]+[.$C$1]" office:value-type="float" office:value="32">
            <text:p>32</text:p>
          </table:table-cell>
          <table:table-cell office:value-type="float" office:value="-1.16">
            <text:p>-1.16</text:p>
          </table:table-cell>
          <table:table-cell table:formula="of:=([.C39]+([.B40]+1)*([.$C$1]))*[.$C$6]" office:value-type="float" office:value="0.0525880869454704">
            <text:p>0.05</text:p>
          </table:table-cell>
          <table:table-cell table:formula="of:=([.D39]+([.C40])*([.$C$1]))*[.$D$6]" office:value-type="float" office:value="0.54642708501525">
            <text:p>0.55</text:p>
          </table:table-cell>
          <table:table-cell table:number-columns-repeated="1020"/>
        </table:table-row>
        <table:table-row table:style-name="ro1">
          <table:table-cell table:formula="of:=[.A40]+[.$C$1]" office:value-type="float" office:value="33">
            <text:p>33</text:p>
          </table:table-cell>
          <table:table-cell office:value-type="float" office:value="-1.17">
            <text:p>-1.17</text:p>
          </table:table-cell>
          <table:table-cell table:formula="of:=([.C40]+([.B41]+1)*([.$C$1]))*[.$C$6]" office:value-type="float" office:value="0.0587059565272648">
            <text:p>0.06</text:p>
          </table:table-cell>
          <table:table-cell table:formula="of:=([.D40]+([.C41])*([.$C$1]))*[.$D$6]" office:value-type="float" office:value="0.599686844168632">
            <text:p>0.6</text:p>
          </table:table-cell>
          <table:table-cell table:number-columns-repeated="1020"/>
        </table:table-row>
        <table:table-row table:style-name="ro1">
          <table:table-cell table:formula="of:=[.A41]+[.$C$1]" office:value-type="float" office:value="34">
            <text:p>34</text:p>
          </table:table-cell>
          <table:table-cell office:value-type="float" office:value="-1.17">
            <text:p>-1.17</text:p>
          </table:table-cell>
          <table:table-cell table:formula="of:=([.C41]+([.B42]+1)*([.$C$1]))*[.$C$6]" office:value-type="float" office:value="0.0556470217363676">
            <text:p>0.06</text:p>
          </table:table-cell>
          <table:table-cell table:formula="of:=([.D41]+([.C42])*([.$C$1]))*[.$D$6]" office:value-type="float" office:value="0.649435861111855">
            <text:p>0.65</text:p>
          </table:table-cell>
          <table:table-cell table:number-columns-repeated="1020"/>
        </table:table-row>
        <table:table-row table:style-name="ro1">
          <table:table-cell table:formula="of:=[.A42]+[.$C$1]" office:value-type="float" office:value="35">
            <text:p>35</text:p>
          </table:table-cell>
          <table:table-cell office:value-type="float" office:value="-1.18">
            <text:p>-1.18</text:p>
          </table:table-cell>
          <table:table-cell table:formula="of:=([.C42]+([.B43]+1)*([.$C$1]))*[.$C$6]" office:value-type="float" office:value="0.0621764891318162">
            <text:p>0.06</text:p>
          </table:table-cell>
          <table:table-cell table:formula="of:=([.D42]+([.C43])*([.$C$1]))*[.$D$6]" office:value-type="float" office:value="0.705207839091478">
            <text:p>0.71</text:p>
          </table:table-cell>
          <table:table-cell table:number-columns-repeated="1020"/>
        </table:table-row>
        <table:table-row table:style-name="ro1">
          <table:table-cell table:formula="of:=[.A43]+[.$C$1]" office:value-type="float" office:value="36">
            <text:p>36</text:p>
          </table:table-cell>
          <table:table-cell office:value-type="float" office:value="-1.2">
            <text:p>-1.2</text:p>
          </table:table-cell>
          <table:table-cell table:formula="of:=([.C43]+([.B44]+1)*([.$C$1]))*[.$C$6]" office:value-type="float" office:value="0.0689117554340919">
            <text:p>0.07</text:p>
          </table:table-cell>
          <table:table-cell table:formula="of:=([.D43]+([.C44])*([.$C$1]))*[.$D$6]" office:value-type="float" office:value="0.76715251817484">
            <text:p>0.77</text:p>
          </table:table-cell>
          <table:table-cell table:number-columns-repeated="1020"/>
        </table:table-row>
        <table:table-row table:style-name="ro1">
          <table:table-cell table:formula="of:=[.A44]+[.$C$1]" office:value-type="float" office:value="37">
            <text:p>37</text:p>
          </table:table-cell>
          <table:table-cell office:value-type="float" office:value="-1.21">
            <text:p>-1.21</text:p>
          </table:table-cell>
          <table:table-cell table:formula="of:=([.C44]+([.B45]+1)*([.$C$1]))*[.$C$6]" office:value-type="float" office:value="0.070544122282954">
            <text:p>0.07</text:p>
          </table:table-cell>
          <table:table-cell table:formula="of:=([.D44]+([.C45])*([.$C$1]))*[.$D$6]" office:value-type="float" office:value="0.830157370693673">
            <text:p>0.83</text:p>
          </table:table-cell>
          <table:table-cell table:number-columns-repeated="1020"/>
        </table:table-row>
        <table:table-row table:style-name="ro1">
          <table:table-cell table:formula="of:=[.A45]+[.$C$1]" office:value-type="float" office:value="38">
            <text:p>38</text:p>
          </table:table-cell>
          <table:table-cell office:value-type="float" office:value="-1.23">
            <text:p>-1.23</text:p>
          </table:table-cell>
          <table:table-cell table:formula="of:=([.C45]+([.B46]+1)*([.$C$1]))*[.$C$6]" office:value-type="float" office:value="0.079727938858523">
            <text:p>0.08</text:p>
          </table:table-cell>
          <table:table-cell table:formula="of:=([.D45]+([.C46])*([.$C$1]))*[.$D$6]" office:value-type="float" office:value="0.901696341766227">
            <text:p>0.9</text:p>
          </table:table-cell>
          <table:table-cell table:number-columns-repeated="1020"/>
        </table:table-row>
        <table:table-row table:style-name="ro1">
          <table:table-cell table:formula="of:=[.A46]+[.$C$1]" office:value-type="float" office:value="39">
            <text:p>39</text:p>
          </table:table-cell>
          <table:table-cell office:value-type="float" office:value="-1.26">
            <text:p>-1.26</text:p>
          </table:table-cell>
          <table:table-cell table:formula="of:=([.C46]+([.B47]+1)*([.$C$1]))*[.$C$6]" office:value-type="float" office:value="0.0901360305707385">
            <text:p>0.09</text:p>
          </table:table-cell>
          <table:table-cell table:formula="of:=([.D46]+([.C47])*([.$C$1]))*[.$D$6]" office:value-type="float" office:value="0.982905880985932">
            <text:p>0.98</text:p>
          </table:table-cell>
          <table:table-cell table:number-columns-repeated="1020"/>
        </table:table-row>
        <table:table-row table:style-name="ro1">
          <table:table-cell table:formula="of:=[.A47]+[.$C$1]" office:value-type="float" office:value="40">
            <text:p>40</text:p>
          </table:table-cell>
          <table:table-cell office:value-type="float" office:value="-1.27">
            <text:p>-1.27</text:p>
          </table:table-cell>
          <table:table-cell table:formula="of:=([.C47]+([.B48]+1)*([.$C$1]))*[.$C$6]" office:value-type="float" office:value="0.0899319847146307">
            <text:p>0.09</text:p>
          </table:table-cell>
          <table:table-cell table:formula="of:=([.D47]+([.C48])*([.$C$1]))*[.$D$6]" office:value-type="float" office:value="1.06318232490926">
            <text:p>1.06</text:p>
          </table:table-cell>
          <table:table-cell table:number-columns-repeated="1020"/>
        </table:table-row>
        <table:table-row table:style-name="ro1">
          <table:table-cell table:formula="of:=[.A48]+[.$C$1]" office:value-type="float" office:value="41">
            <text:p>41</text:p>
          </table:table-cell>
          <table:table-cell office:value-type="float" office:value="-1.28">
            <text:p>-1.28</text:p>
          </table:table-cell>
          <table:table-cell table:formula="of:=([.C48]+([.B49]+1)*([.$C$1]))*[.$C$6]" office:value-type="float" office:value="0.0950340076426846">
            <text:p>0.1</text:p>
          </table:table-cell>
          <table:table-cell table:formula="of:=([.D48]+([.C49])*([.$C$1]))*[.$D$6]" office:value-type="float" office:value="1.14779238555898">
            <text:p>1.15</text:p>
          </table:table-cell>
          <table:table-cell table:number-columns-repeated="1020"/>
        </table:table-row>
        <table:table-row table:style-name="ro1">
          <table:table-cell table:formula="of:=[.A49]+[.$C$1]" office:value-type="float" office:value="42">
            <text:p>42</text:p>
          </table:table-cell>
          <table:table-cell office:value-type="float" office:value="-1.28">
            <text:p>-1.28</text:p>
          </table:table-cell>
          <table:table-cell table:formula="of:=([.C49]+([.B50]+1)*([.$C$1]))*[.$C$6]" office:value-type="float" office:value="0.0924829961786577">
            <text:p>0.09</text:p>
          </table:table-cell>
          <table:table-cell table:formula="of:=([.D49]+([.C50])*([.$C$1]))*[.$D$6]" office:value-type="float" office:value="1.22911290330199">
            <text:p>1.23</text:p>
          </table:table-cell>
          <table:table-cell table:number-columns-repeated="1020"/>
        </table:table-row>
        <table:table-row table:style-name="ro1">
          <table:table-cell table:formula="of:=[.A50]+[.$C$1]" office:value-type="float" office:value="43">
            <text:p>43</text:p>
          </table:table-cell>
          <table:table-cell office:value-type="float" office:value="-1.28">
            <text:p>-1.28</text:p>
          </table:table-cell>
          <table:table-cell table:formula="of:=([.C50]+([.B51]+1)*([.$C$1]))*[.$C$6]" office:value-type="float" office:value="0.0937585019106712">
            <text:p>0.09</text:p>
          </table:table-cell>
          <table:table-cell table:formula="of:=([.D50]+([.C51])*([.$C$1]))*[.$D$6]" office:value-type="float" office:value="1.31096556256575">
            <text:p>1.31</text:p>
          </table:table-cell>
          <table:table-cell table:number-columns-repeated="1020"/>
        </table:table-row>
        <table:table-row table:style-name="ro1">
          <table:table-cell table:formula="of:=[.A51]+[.$C$1]" office:value-type="float" office:value="44">
            <text:p>44</text:p>
          </table:table-cell>
          <table:table-cell office:value-type="float" office:value="-1.27">
            <text:p>-1.27</text:p>
          </table:table-cell>
          <table:table-cell table:formula="of:=([.C51]+([.B52]+1)*([.$C$1]))*[.$C$6]" office:value-type="float" office:value="0.0881207490446644">
            <text:p>0.09</text:p>
          </table:table-cell>
          <table:table-cell table:formula="of:=([.D51]+([.C52])*([.$C$1]))*[.$D$6]" office:value-type="float" office:value="1.38649453480592">
            <text:p>1.39</text:p>
          </table:table-cell>
          <table:table-cell table:number-columns-repeated="1020"/>
        </table:table-row>
        <table:table-row table:style-name="ro1">
          <table:table-cell table:formula="of:=[.A52]+[.$C$1]" office:value-type="float" office:value="45">
            <text:p>45</text:p>
          </table:table-cell>
          <table:table-cell office:value-type="float" office:value="-1.24">
            <text:p>-1.24</text:p>
          </table:table-cell>
          <table:table-cell table:formula="of:=([.C52]+([.B53]+1)*([.$C$1]))*[.$C$6]" office:value-type="float" office:value="0.0759396254776678">
            <text:p>0.08</text:p>
          </table:table-cell>
          <table:table-cell table:formula="of:=([.D52]+([.C53])*([.$C$1]))*[.$D$6]" office:value-type="float" office:value="1.44927225284104">
            <text:p>1.45</text:p>
          </table:table-cell>
          <table:table-cell table:number-columns-repeated="1020"/>
        </table:table-row>
        <table:table-row table:style-name="ro1">
          <table:table-cell table:formula="of:=[.A53]+[.$C$1]" office:value-type="float" office:value="46">
            <text:p>46</text:p>
          </table:table-cell>
          <table:table-cell office:value-type="float" office:value="-1.23">
            <text:p>-1.23</text:p>
          </table:table-cell>
          <table:table-cell table:formula="of:=([.C53]+([.B54]+1)*([.$C$1]))*[.$C$6]" office:value-type="float" office:value="0.0770301872611661">
            <text:p>0.08</text:p>
          </table:table-cell>
          <table:table-cell table:formula="of:=([.D53]+([.C54])*([.$C$1]))*[.$D$6]" office:value-type="float" office:value="1.51256571814128">
            <text:p>1.51</text:p>
          </table:table-cell>
          <table:table-cell table:number-columns-repeated="1020"/>
        </table:table-row>
        <table:table-row table:style-name="ro1">
          <table:table-cell table:formula="of:=[.A54]+[.$C$1]" office:value-type="float" office:value="47">
            <text:p>47</text:p>
          </table:table-cell>
          <table:table-cell office:value-type="float" office:value="-1.22">
            <text:p>-1.22</text:p>
          </table:table-cell>
          <table:table-cell table:formula="of:=([.C54]+([.B55]+1)*([.$C$1]))*[.$C$6]" office:value-type="float" office:value="0.0714849063694169">
            <text:p>0.07</text:p>
          </table:table-cell>
          <table:table-cell table:formula="of:=([.D54]+([.C55])*([.$C$1]))*[.$D$6]" office:value-type="float" office:value="1.5697941688901">
            <text:p>1.57</text:p>
          </table:table-cell>
          <table:table-cell table:number-columns-repeated="1020"/>
        </table:table-row>
        <table:table-row table:style-name="ro1">
          <table:table-cell table:formula="of:=[.A55]+[.$C$1]" office:value-type="float" office:value="48">
            <text:p>48</text:p>
          </table:table-cell>
          <table:table-cell office:value-type="float" office:value="-1.21">
            <text:p>-1.21</text:p>
          </table:table-cell>
          <table:table-cell table:formula="of:=([.C55]+([.B56]+1)*([.$C$1]))*[.$C$6]" office:value-type="float" office:value="0.0692575468152915">
            <text:p>0.07</text:p>
          </table:table-cell>
          <table:table-cell table:formula="of:=([.D55]+([.C56])*([.$C$1]))*[.$D$6]" office:value-type="float" office:value="1.62430025026405">
            <text:p>1.62</text:p>
          </table:table-cell>
          <table:table-cell table:number-columns-repeated="1020"/>
        </table:table-row>
        <table:table-row table:style-name="ro1">
          <table:table-cell table:formula="of:=[.A56]+[.$C$1]" office:value-type="float" office:value="49">
            <text:p>49</text:p>
          </table:table-cell>
          <table:table-cell office:value-type="float" office:value="-1.18">
            <text:p>-1.18</text:p>
          </table:table-cell>
          <table:table-cell table:formula="of:=([.C56]+([.B57]+1)*([.$C$1]))*[.$C$6]" office:value-type="float" office:value="0.0553712265923542">
            <text:p>0.06</text:p>
          </table:table-cell>
          <table:table-cell table:formula="of:=([.D56]+([.C57])*([.$C$1]))*[.$D$6]" office:value-type="float" office:value="1.66455443356469">
            <text:p>1.66</text:p>
          </table:table-cell>
          <table:table-cell table:number-columns-repeated="1020"/>
        </table:table-row>
        <table:table-row table:style-name="ro1">
          <table:table-cell table:formula="of:=[.A57]+[.$C$1]" office:value-type="float" office:value="50">
            <text:p>50</text:p>
          </table:table-cell>
          <table:table-cell office:value-type="float" office:value="-1.17">
            <text:p>-1.17</text:p>
          </table:table-cell>
          <table:table-cell table:formula="of:=([.C57]+([.B58]+1)*([.$C$1]))*[.$C$6]" office:value-type="float" office:value="0.0573143867038229">
            <text:p>0.06</text:p>
          </table:table-cell>
          <table:table-cell table:formula="of:=([.D57]+([.C58])*([.$C$1]))*[.$D$6]" office:value-type="float" office:value="1.7063720008861">
            <text:p>1.71</text:p>
          </table:table-cell>
          <table:table-cell table:number-columns-repeated="1020"/>
        </table:table-row>
        <table:table-row table:style-name="ro1">
          <table:table-cell table:formula="of:=[.A58]+[.$C$1]" office:value-type="float" office:value="51">
            <text:p>51</text:p>
          </table:table-cell>
          <table:table-cell office:value-type="float" office:value="-1.14">
            <text:p>-1.14</text:p>
          </table:table-cell>
          <table:table-cell table:formula="of:=([.C58]+([.B59]+1)*([.$C$1]))*[.$C$6]" office:value-type="float" office:value="0.0413428066480886">
            <text:p>0.04</text:p>
          </table:table-cell>
          <table:table-cell table:formula="of:=([.D58]+([.C59])*([.$C$1]))*[.$D$6]" office:value-type="float" office:value="1.73198537426638">
            <text:p>1.73</text:p>
          </table:table-cell>
          <table:table-cell table:number-columns-repeated="1020"/>
        </table:table-row>
        <table:table-row table:style-name="ro1">
          <table:table-cell table:formula="of:=[.A59]+[.$C$1]" office:value-type="float" office:value="52">
            <text:p>52</text:p>
          </table:table-cell>
          <table:table-cell office:value-type="float" office:value="-1.11">
            <text:p>-1.11</text:p>
          </table:table-cell>
          <table:table-cell table:formula="of:=([.C59]+([.B60]+1)*([.$C$1]))*[.$C$6]" office:value-type="float" office:value="0.0343285966759557">
            <text:p>0.03</text:p>
          </table:table-cell>
          <table:table-cell table:formula="of:=([.D59]+([.C60])*([.$C$1]))*[.$D$6]" office:value-type="float" office:value="1.75041714520386">
            <text:p>1.75</text:p>
          </table:table-cell>
          <table:table-cell table:number-columns-repeated="1020"/>
        </table:table-row>
        <table:table-row table:style-name="ro1">
          <table:table-cell table:formula="of:=[.A60]+[.$C$1]" office:value-type="float" office:value="53">
            <text:p>53</text:p>
          </table:table-cell>
          <table:table-cell office:value-type="float" office:value="-1.08">
            <text:p>-1.08</text:p>
          </table:table-cell>
          <table:table-cell table:formula="of:=([.C60]+([.B61]+1)*([.$C$1]))*[.$C$6]" office:value-type="float" office:value="0.0228357016620222">
            <text:p>0.02</text:p>
          </table:table-cell>
          <table:table-cell table:formula="of:=([.D60]+([.C61])*([.$C$1]))*[.$D$6]" office:value-type="float" office:value="1.75729357124408">
            <text:p>1.76</text:p>
          </table:table-cell>
          <table:table-cell table:number-columns-repeated="1020"/>
        </table:table-row>
        <table:table-row table:style-name="ro1">
          <table:table-cell table:formula="of:=[.A61]+[.$C$1]" office:value-type="float" office:value="54">
            <text:p>54</text:p>
          </table:table-cell>
          <table:table-cell office:value-type="float" office:value="-1.06">
            <text:p>-1.06</text:p>
          </table:table-cell>
          <table:table-cell table:formula="of:=([.C61]+([.B62]+1)*([.$C$1]))*[.$C$6]" office:value-type="float" office:value="0.0185821491689889">
            <text:p>0.02</text:p>
          </table:table-cell>
          <table:table-cell table:formula="of:=([.D61]+([.C62])*([.$C$1]))*[.$D$6]" office:value-type="float" office:value="1.75989283892936">
            <text:p>1.76</text:p>
          </table:table-cell>
          <table:table-cell table:number-columns-repeated="1020"/>
        </table:table-row>
        <table:table-row table:style-name="ro1">
          <table:table-cell table:formula="of:=[.A62]+[.$C$1]" office:value-type="float" office:value="55">
            <text:p>55</text:p>
          </table:table-cell>
          <table:table-cell office:value-type="float" office:value="-1.02">
            <text:p>-1.02</text:p>
          </table:table-cell>
          <table:table-cell table:formula="of:=([.C62]+([.B63]+1)*([.$C$1]))*[.$C$6]" office:value-type="float" office:value="0.000708925415505539">
            <text:p>0</text:p>
          </table:table-cell>
          <table:table-cell table:formula="of:=([.D62]+([.C63])*([.$C$1]))*[.$D$6]" office:value-type="float" office:value="1.74475634846576">
            <text:p>1.74</text:p>
          </table:table-cell>
          <table:table-cell table:number-columns-repeated="1020"/>
        </table:table-row>
        <table:table-row table:style-name="ro1">
          <table:table-cell table:formula="of:=[.A63]+[.$C$1]" office:value-type="float" office:value="56">
            <text:p>56</text:p>
          </table:table-cell>
          <table:table-cell office:value-type="float" office:value="-0.99">
            <text:p>-0.99</text:p>
          </table:table-cell>
          <table:table-cell table:formula="of:=([.C63]+([.B64]+1)*([.$C$1]))*[.$C$6]" office:value-type="float" office:value="-0.00535446270775277">
            <text:p>-0.01</text:p>
          </table:table-cell>
          <table:table-cell table:formula="of:=([.D63]+([.C64])*([.$C$1]))*[.$D$6]" office:value-type="float" office:value="1.72374726878618">
            <text:p>1.72</text:p>
          </table:table-cell>
          <table:table-cell table:number-columns-repeated="1020"/>
        </table:table-row>
        <table:table-row table:style-name="ro1">
          <table:table-cell table:formula="of:=[.A64]+[.$C$1]" office:value-type="float" office:value="57">
            <text:p>57</text:p>
          </table:table-cell>
          <table:table-cell office:value-type="float" office:value="-0.95">
            <text:p>-0.95</text:p>
          </table:table-cell>
          <table:table-cell table:formula="of:=([.C64]+([.B65]+1)*([.$C$1]))*[.$C$6]" office:value-type="float" office:value="-0.0223227686461236">
            <text:p>-0.02</text:p>
          </table:table-cell>
          <table:table-cell table:formula="of:=([.D64]+([.C65])*([.$C$1]))*[.$D$6]" office:value-type="float" office:value="1.6861116796388">
            <text:p>1.69</text:p>
          </table:table-cell>
          <table:table-cell table:number-columns-repeated="1020"/>
        </table:table-row>
        <table:table-row table:style-name="ro1">
          <table:table-cell table:formula="of:=[.A65]+[.$C$1]" office:value-type="float" office:value="58">
            <text:p>58</text:p>
          </table:table-cell>
          <table:table-cell office:value-type="float" office:value="-0.92">
            <text:p>-0.92</text:p>
          </table:table-cell>
          <table:table-cell table:formula="of:=([.C65]+([.B66]+1)*([.$C$1]))*[.$C$6]" office:value-type="float" office:value="-0.0288386156769382">
            <text:p>-0.03</text:p>
          </table:table-cell>
          <table:table-cell table:formula="of:=([.D65]+([.C66])*([.$C$1]))*[.$D$6]" office:value-type="float" office:value="1.6423576063862">
            <text:p>1.64</text:p>
          </table:table-cell>
          <table:table-cell table:number-columns-repeated="1020"/>
        </table:table-row>
        <table:table-row table:style-name="ro1">
          <table:table-cell table:formula="of:=[.A66]+[.$C$1]" office:value-type="float" office:value="59">
            <text:p>59</text:p>
          </table:table-cell>
          <table:table-cell office:value-type="float" office:value="-0.89">
            <text:p>-0.89</text:p>
          </table:table-cell>
          <table:table-cell table:formula="of:=([.C66]+([.B67]+1)*([.$C$1]))*[.$C$6]" office:value-type="float" office:value="-0.0405806921615309">
            <text:p>-0.04</text:p>
          </table:table-cell>
          <table:table-cell table:formula="of:=([.D66]+([.C67])*([.$C$1]))*[.$D$6]" office:value-type="float" office:value="1.58736092199665">
            <text:p>1.59</text:p>
          </table:table-cell>
          <table:table-cell table:number-columns-repeated="1020"/>
        </table:table-row>
        <table:table-row table:style-name="ro1">
          <table:table-cell table:formula="of:=[.A67]+[.$C$1]" office:value-type="float" office:value="60">
            <text:p>60</text:p>
          </table:table-cell>
          <table:table-cell office:value-type="float" office:value="-0.84">
            <text:p>-0.84</text:p>
          </table:table-cell>
          <table:table-cell table:formula="of:=([.C67]+([.B68]+1)*([.$C$1]))*[.$C$6]" office:value-type="float" office:value="-0.0597096539192346">
            <text:p>-0.06</text:p>
          </table:table-cell>
          <table:table-cell table:formula="of:=([.D67]+([.C68])*([.$C$1]))*[.$D$6]" office:value-type="float" office:value="1.51390240666472">
            <text:p>1.51</text:p>
          </table:table-cell>
          <table:table-cell table:number-columns-repeated="1020"/>
        </table:table-row>
        <table:table-row table:style-name="ro1">
          <table:table-cell table:formula="of:=[.A68]+[.$C$1]" office:value-type="float" office:value="61">
            <text:p>61</text:p>
          </table:table-cell>
          <table:table-cell office:value-type="float" office:value="-0.81">
            <text:p>-0.81</text:p>
          </table:table-cell>
          <table:table-cell table:formula="of:=([.C68]+([.B69]+1)*([.$C$1]))*[.$C$6]" office:value-type="float" office:value="-0.0651451730403827">
            <text:p>-0.07</text:p>
          </table:table-cell>
          <table:table-cell table:formula="of:=([.D68]+([.C69])*([.$C$1]))*[.$D$6]" office:value-type="float" office:value="1.43571841852172">
            <text:p>1.44</text:p>
          </table:table-cell>
          <table:table-cell table:number-columns-repeated="1020"/>
        </table:table-row>
        <table:table-row table:style-name="ro1">
          <table:table-cell table:formula="of:=[.A69]+[.$C$1]" office:value-type="float" office:value="62">
            <text:p>62</text:p>
          </table:table-cell>
          <table:table-cell office:value-type="float" office:value="-0.78">
            <text:p>-0.78</text:p>
          </table:table-cell>
          <table:table-cell table:formula="of:=([.C69]+([.B70]+1)*([.$C$1]))*[.$C$6]" office:value-type="float" office:value="-0.0774274134798086">
            <text:p>-0.08</text:p>
          </table:table-cell>
          <table:table-cell table:formula="of:=([.D69]+([.C70])*([.$C$1]))*[.$D$6]" office:value-type="float" office:value="1.34606638599653">
            <text:p>1.35</text:p>
          </table:table-cell>
          <table:table-cell table:number-columns-repeated="1020"/>
        </table:table-row>
        <table:table-row table:style-name="ro1">
          <table:table-cell table:formula="of:=[.A70]+[.$C$1]" office:value-type="float" office:value="63">
            <text:p>63</text:p>
          </table:table-cell>
          <table:table-cell office:value-type="float" office:value="-0.75">
            <text:p>-0.75</text:p>
          </table:table-cell>
          <table:table-cell table:formula="of:=([.C70]+([.B71]+1)*([.$C$1]))*[.$C$6]" office:value-type="float" office:value="-0.0862862932600957">
            <text:p>-0.09</text:p>
          </table:table-cell>
          <table:table-cell table:formula="of:=([.D70]+([.C71])*([.$C$1]))*[.$D$6]" office:value-type="float" office:value="1.24844207190181">
            <text:p>1.25</text:p>
          </table:table-cell>
          <table:table-cell table:number-columns-repeated="1020"/>
        </table:table-row>
        <table:table-row table:style-name="ro1">
          <table:table-cell table:formula="of:=[.A71]+[.$C$1]" office:value-type="float" office:value="64">
            <text:p>64</text:p>
          </table:table-cell>
          <table:table-cell office:value-type="float" office:value="-0.73">
            <text:p>-0.73</text:p>
          </table:table-cell>
          <table:table-cell table:formula="of:=([.C71]+([.B72]+1)*([.$C$1]))*[.$C$6]" office:value-type="float" office:value="-0.0918568533699522">
            <text:p>-0.09</text:p>
          </table:table-cell>
          <table:table-cell table:formula="of:=([.D71]+([.C72])*([.$C$1]))*[.$D$6]" office:value-type="float" office:value="1.14617595156507">
            <text:p>1.15</text:p>
          </table:table-cell>
          <table:table-cell table:number-columns-repeated="1020"/>
        </table:table-row>
        <table:table-row table:style-name="ro1">
          <table:table-cell table:formula="of:=[.A72]+[.$C$1]" office:value-type="float" office:value="65">
            <text:p>65</text:p>
          </table:table-cell>
          <table:table-cell office:value-type="float" office:value="-0.69">
            <text:p>-0.69</text:p>
          </table:table-cell>
          <table:table-cell table:formula="of:=([.C72]+([.B73]+1)*([.$C$1]))*[.$C$6]" office:value-type="float" office:value="-0.109071573315024">
            <text:p>-0.11</text:p>
          </table:table-cell>
          <table:table-cell table:formula="of:=([.D72]+([.C73])*([.$C$1]))*[.$D$6]" office:value-type="float" office:value="1.0277704388458">
            <text:p>1.03</text:p>
          </table:table-cell>
          <table:table-cell table:number-columns-repeated="1020"/>
        </table:table-row>
        <table:table-row table:style-name="ro1">
          <table:table-cell table:formula="of:=[.A73]+[.$C$1]" office:value-type="float" office:value="66">
            <text:p>66</text:p>
          </table:table-cell>
          <table:table-cell office:value-type="float" office:value="-0.65">
            <text:p>-0.65</text:p>
          </table:table-cell>
          <table:table-cell table:formula="of:=([.C73]+([.B74]+1)*([.$C$1]))*[.$C$6]" office:value-type="float" office:value="-0.120464213342488">
            <text:p>-0.12</text:p>
          </table:table-cell>
          <table:table-cell table:formula="of:=([.D73]+([.C74])*([.$C$1]))*[.$D$6]" office:value-type="float" office:value="0.899140469473777">
            <text:p>0.9</text:p>
          </table:table-cell>
          <table:table-cell table:number-columns-repeated="1020"/>
        </table:table-row>
        <table:table-row table:style-name="ro1">
          <table:table-cell table:formula="of:=[.A74]+[.$C$1]" office:value-type="float" office:value="67">
            <text:p>67</text:p>
          </table:table-cell>
          <table:table-cell office:value-type="float" office:value="-0.61">
            <text:p>-0.61</text:p>
          </table:table-cell>
          <table:table-cell table:formula="of:=([.C74]+([.B75]+1)*([.$C$1]))*[.$C$6]" office:value-type="float" office:value="-0.134767893328756">
            <text:p>-0.13</text:p>
          </table:table-cell>
          <table:table-cell table:formula="of:=([.D74]+([.C75])*([.$C$1]))*[.$D$6]" office:value-type="float" office:value="0.757493222959716">
            <text:p>0.76</text:p>
          </table:table-cell>
          <table:table-cell table:number-columns-repeated="1020"/>
        </table:table-row>
        <table:table-row table:style-name="ro1">
          <table:table-cell table:formula="of:=[.A75]+[.$C$1]" office:value-type="float" office:value="68">
            <text:p>68</text:p>
          </table:table-cell>
          <table:table-cell office:value-type="float" office:value="-0.57">
            <text:p>-0.57</text:p>
          </table:table-cell>
          <table:table-cell table:formula="of:=([.C75]+([.B76]+1)*([.$C$1]))*[.$C$6]" office:value-type="float" office:value="-0.147616053335622">
            <text:p>-0.15</text:p>
          </table:table-cell>
          <table:table-cell table:formula="of:=([.D75]+([.C76])*([.$C$1]))*[.$D$6]" office:value-type="float" office:value="0.604388275097477">
            <text:p>0.6</text:p>
          </table:table-cell>
          <table:table-cell table:number-columns-repeated="1020"/>
        </table:table-row>
        <table:table-row table:style-name="ro1">
          <table:table-cell table:formula="of:=[.A76]+[.$C$1]" office:value-type="float" office:value="69">
            <text:p>69</text:p>
          </table:table-cell>
          <table:table-cell office:value-type="float" office:value="-0.54">
            <text:p>-0.54</text:p>
          </table:table-cell>
          <table:table-cell table:formula="of:=([.C76]+([.B77]+1)*([.$C$1]))*[.$C$6]" office:value-type="float" office:value="-0.156191973332189">
            <text:p>-0.16</text:p>
          </table:table-cell>
          <table:table-cell table:formula="of:=([.D76]+([.C77])*([.$C$1]))*[.$D$6]" office:value-type="float" office:value="0.444162535049401">
            <text:p>0.44</text:p>
          </table:table-cell>
          <table:table-cell table:number-columns-repeated="1020"/>
        </table:table-row>
        <table:table-row table:style-name="ro1">
          <table:table-cell table:formula="of:=[.A77]+[.$C$1]" office:value-type="float" office:value="70">
            <text:p>70</text:p>
          </table:table-cell>
          <table:table-cell office:value-type="float" office:value="-0.51">
            <text:p>-0.51</text:p>
          </table:table-cell>
          <table:table-cell table:formula="of:=([.C77]+([.B78]+1)*([.$C$1]))*[.$C$6]" office:value-type="float" office:value="-0.166904013333906">
            <text:p>-0.17</text:p>
          </table:table-cell>
          <table:table-cell table:formula="of:=([.D77]+([.C78])*([.$C$1]))*[.$D$6]" office:value-type="float" office:value="0.274763195020056">
            <text:p>0.27</text:p>
          </table:table-cell>
          <table:table-cell table:number-columns-repeated="1020"/>
        </table:table-row>
        <table:table-row table:style-name="ro1">
          <table:table-cell table:formula="of:=[.A78]+[.$C$1]" office:value-type="float" office:value="71">
            <text:p>71</text:p>
          </table:table-cell>
          <table:table-cell office:value-type="float" office:value="-0.47">
            <text:p>-0.47</text:p>
          </table:table-cell>
          <table:table-cell table:formula="of:=([.C78]+([.B79]+1)*([.$C$1]))*[.$C$6]" office:value-type="float" office:value="-0.181547993333047">
            <text:p>-0.18</text:p>
          </table:table-cell>
          <table:table-cell table:formula="of:=([.D78]+([.C79])*([.$C$1]))*[.$D$6]" office:value-type="float" office:value="0.0923762648718254">
            <text:p>0.09</text:p>
          </table:table-cell>
          <table:table-cell table:number-columns-repeated="1020"/>
        </table:table-row>
        <table:table-row table:style-name="ro1">
          <table:table-cell table:formula="of:=[.A79]+[.$C$1]" office:value-type="float" office:value="72">
            <text:p>72</text:p>
          </table:table-cell>
          <table:table-cell office:value-type="float" office:value="-0.46">
            <text:p>-0.46</text:p>
          </table:table-cell>
          <table:table-cell table:formula="of:=([.C79]+([.B80]+1)*([.$C$1]))*[.$C$6]" office:value-type="float" office:value="-0.179226003333476">
            <text:p>-0.18</text:p>
          </table:table-cell>
          <table:table-cell table:formula="of:=([.D79]+([.C80])*([.$C$1]))*[.$D$6]" office:value-type="float" office:value="-0.0860680908154962">
            <text:p>-0.09</text:p>
          </table:table-cell>
          <table:table-cell table:number-columns-repeated="1020"/>
        </table:table-row>
        <table:table-row table:style-name="ro1">
          <table:table-cell table:formula="of:=[.A80]+[.$C$1]" office:value-type="float" office:value="73">
            <text:p>73</text:p>
          </table:table-cell>
          <table:table-cell office:value-type="float" office:value="-0.44">
            <text:p>-0.44</text:p>
          </table:table-cell>
          <table:table-cell table:formula="of:=([.C80]+([.B81]+1)*([.$C$1]))*[.$C$6]" office:value-type="float" office:value="-0.190386998333262">
            <text:p>-0.19</text:p>
          </table:table-cell>
          <table:table-cell table:formula="of:=([.D80]+([.C81])*([.$C$1]))*[.$D$6]" office:value-type="float" office:value="-0.273966993346419">
            <text:p>-0.27</text:p>
          </table:table-cell>
          <table:table-cell table:number-columns-repeated="1020"/>
        </table:table-row>
        <table:table-row table:style-name="ro1">
          <table:table-cell table:formula="of:=[.A81]+[.$C$1]" office:value-type="float" office:value="74">
            <text:p>74</text:p>
          </table:table-cell>
          <table:table-cell office:value-type="float" office:value="-0.44">
            <text:p>-0.44</text:p>
          </table:table-cell>
          <table:table-cell table:formula="of:=([.C81]+([.B82]+1)*([.$C$1]))*[.$C$6]" office:value-type="float" office:value="-0.184806500833369">
            <text:p>-0.18</text:p>
          </table:table-cell>
          <table:table-cell table:formula="of:=([.D81]+([.C82])*([.$C$1]))*[.$D$6]" office:value-type="float" office:value="-0.45464453273217">
            <text:p>-0.45</text:p>
          </table:table-cell>
          <table:table-cell table:number-columns-repeated="1020"/>
        </table:table-row>
        <table:table-row table:style-name="ro1">
          <table:table-cell table:formula="of:=[.A82]+[.$C$1]" office:value-type="float" office:value="75">
            <text:p>75</text:p>
          </table:table-cell>
          <table:table-cell office:value-type="float" office:value="-0.43">
            <text:p>-0.43</text:p>
          </table:table-cell>
          <table:table-cell table:formula="of:=([.C82]+([.B83]+1)*([.$C$1]))*[.$C$6]" office:value-type="float" office:value="-0.192596749583315">
            <text:p>-0.19</text:p>
          </table:table-cell>
          <table:table-cell table:formula="of:=([.D82]+([.C83])*([.$C$1]))*[.$D$6]" office:value-type="float" office:value="-0.641416110774646">
            <text:p>-0.64</text:p>
          </table:table-cell>
          <table:table-cell table:number-columns-repeated="1020"/>
        </table:table-row>
        <table:table-row table:style-name="ro1">
          <table:table-cell table:formula="of:=[.A83]+[.$C$1]" office:value-type="float" office:value="76">
            <text:p>76</text:p>
          </table:table-cell>
          <table:table-cell office:value-type="float" office:value="-0.43">
            <text:p>-0.43</text:p>
          </table:table-cell>
          <table:table-cell table:formula="of:=([.C83]+([.B84]+1)*([.$C$1]))*[.$C$6]" office:value-type="float" office:value="-0.188701625208342">
            <text:p>-0.19</text:p>
          </table:table-cell>
          <table:table-cell table:formula="of:=([.D83]+([.C84])*([.$C$1]))*[.$D$6]" office:value-type="float" office:value="-0.822646676359142">
            <text:p>-0.82</text:p>
          </table:table-cell>
          <table:table-cell table:number-columns-repeated="1020"/>
        </table:table-row>
        <table:table-row table:style-name="ro1">
          <table:table-cell table:formula="of:=[.A84]+[.$C$1]" office:value-type="float" office:value="77">
            <text:p>77</text:p>
          </table:table-cell>
          <table:table-cell office:value-type="float" office:value="-0.39">
            <text:p>-0.39</text:p>
          </table:table-cell>
          <table:table-cell table:formula="of:=([.C84]+([.B85]+1)*([.$C$1]))*[.$C$6]" office:value-type="float" office:value="-0.210649187395829">
            <text:p>-0.21</text:p>
          </table:table-cell>
          <table:table-cell table:formula="of:=([.D84]+([.C85])*([.$C$1]))*[.$D$6]" office:value-type="float" office:value="-1.02399620098118">
            <text:p>-1.02</text:p>
          </table:table-cell>
          <table:table-cell table:number-columns-repeated="1020"/>
        </table:table-row>
        <table:table-row table:style-name="ro1">
          <table:table-cell table:formula="of:=[.A85]+[.$C$1]" office:value-type="float" office:value="78">
            <text:p>78</text:p>
          </table:table-cell>
          <table:table-cell office:value-type="float" office:value="-0.34">
            <text:p>-0.34</text:p>
          </table:table-cell>
          <table:table-cell table:formula="of:=([.C85]+([.B86]+1)*([.$C$1]))*[.$C$6]" office:value-type="float" office:value="-0.224675406302086">
            <text:p>-0.22</text:p>
          </table:table-cell>
          <table:table-cell table:formula="of:=([.D85]+([.C86])*([.$C$1]))*[.$D$6]" office:value-type="float" office:value="-1.23743356281771">
            <text:p>-1.24</text:p>
          </table:table-cell>
          <table:table-cell table:number-columns-repeated="1020"/>
        </table:table-row>
        <table:table-row table:style-name="ro1">
          <table:table-cell table:formula="of:=[.A86]+[.$C$1]" office:value-type="float" office:value="79">
            <text:p>79</text:p>
          </table:table-cell>
          <table:table-cell office:value-type="float" office:value="-0.31">
            <text:p>-0.31</text:p>
          </table:table-cell>
          <table:table-cell table:formula="of:=([.C86]+([.B87]+1)*([.$C$1]))*[.$C$6]" office:value-type="float" office:value="-0.232662296848957">
            <text:p>-0.23</text:p>
          </table:table-cell>
          <table:table-cell table:formula="of:=([.D86]+([.C87])*([.$C$1]))*[.$D$6]" office:value-type="float" office:value="-1.45686499692967">
            <text:p>-1.46</text:p>
          </table:table-cell>
          <table:table-cell table:number-columns-repeated="1020"/>
        </table:table-row>
        <table:table-row table:style-name="ro1">
          <table:table-cell table:formula="of:=[.A87]+[.$C$1]" office:value-type="float" office:value="80">
            <text:p>80</text:p>
          </table:table-cell>
          <table:table-cell office:value-type="float" office:value="-0.3">
            <text:p>-0.3</text:p>
          </table:table-cell>
          <table:table-cell table:formula="of:=([.C87]+([.B88]+1)*([.$C$1]))*[.$C$6]" office:value-type="float" office:value="-0.233668851575521">
            <text:p>-0.23</text:p>
          </table:table-cell>
          <table:table-cell table:formula="of:=([.D87]+([.C88])*([.$C$1]))*[.$D$6]" office:value-type="float" office:value="-1.67531904386864">
            <text:p>-1.68</text:p>
          </table:table-cell>
          <table:table-cell table:number-columns-repeated="1020"/>
        </table:table-row>
        <table:table-row table:style-name="ro1">
          <table:table-cell table:formula="of:=[.A88]+[.$C$1]" office:value-type="float" office:value="81">
            <text:p>81</text:p>
          </table:table-cell>
          <table:table-cell office:value-type="float" office:value="-0.3">
            <text:p>-0.3</text:p>
          </table:table-cell>
          <table:table-cell table:formula="of:=([.C88]+([.B89]+1)*([.$C$1]))*[.$C$6]" office:value-type="float" office:value="-0.233165574212239">
            <text:p>-0.23</text:p>
          </table:table-cell>
          <table:table-cell table:formula="of:=([.D88]+([.C89])*([.$C$1]))*[.$D$6]" office:value-type="float" office:value="-1.89130825651816">
            <text:p>-1.89</text:p>
          </table:table-cell>
          <table:table-cell table:number-columns-repeated="1020"/>
        </table:table-row>
        <table:table-row table:style-name="ro1">
          <table:table-cell table:formula="of:=[.A89]+[.$C$1]" office:value-type="float" office:value="82">
            <text:p>82</text:p>
          </table:table-cell>
          <table:table-cell office:value-type="float" office:value="-0.27">
            <text:p>-0.27</text:p>
          </table:table-cell>
          <table:table-cell table:formula="of:=([.C89]+([.B90]+1)*([.$C$1]))*[.$C$6]" office:value-type="float" office:value="-0.24841721289388">
            <text:p>-0.25</text:p>
          </table:table-cell>
          <table:table-cell table:formula="of:=([.D89]+([.C90])*([.$C$1]))*[.$D$6]" office:value-type="float" office:value="-2.12046794018733">
            <text:p>-2.12</text:p>
          </table:table-cell>
          <table:table-cell table:number-columns-repeated="1020"/>
        </table:table-row>
        <table:table-row table:style-name="ro1">
          <table:table-cell table:formula="of:=[.A90]+[.$C$1]" office:value-type="float" office:value="83">
            <text:p>83</text:p>
          </table:table-cell>
          <table:table-cell office:value-type="float" office:value="-0.24">
            <text:p>-0.24</text:p>
          </table:table-cell>
          <table:table-cell table:formula="of:=([.C90]+([.B91]+1)*([.$C$1]))*[.$C$6]" office:value-type="float" office:value="-0.25579139355306">
            <text:p>-0.26</text:p>
          </table:table-cell>
          <table:table-cell table:formula="of:=([.D90]+([.C91])*([.$C$1]))*[.$D$6]" office:value-type="float" office:value="-2.35487299973672">
            <text:p>-2.35</text:p>
          </table:table-cell>
          <table:table-cell table:number-columns-repeated="1020"/>
        </table:table-row>
        <table:table-row table:style-name="ro1">
          <table:table-cell table:formula="of:=[.A91]+[.$C$1]" office:value-type="float" office:value="84">
            <text:p>84</text:p>
          </table:table-cell>
          <table:table-cell office:value-type="float" office:value="-0.19">
            <text:p>-0.19</text:p>
          </table:table-cell>
          <table:table-cell table:formula="of:=([.C91]+([.B92]+1)*([.$C$1]))*[.$C$6]" office:value-type="float" office:value="-0.27710430322347">
            <text:p>-0.28</text:p>
          </table:table-cell>
          <table:table-cell table:formula="of:=([.D91]+([.C92])*([.$C$1]))*[.$D$6]" office:value-type="float" office:value="-2.60828950723355">
            <text:p>-2.61</text:p>
          </table:table-cell>
          <table:table-cell table:number-columns-repeated="1020"/>
        </table:table-row>
        <table:table-row table:style-name="ro1">
          <table:table-cell table:formula="of:=[.A92]+[.$C$1]" office:value-type="float" office:value="85">
            <text:p>85</text:p>
          </table:table-cell>
          <table:table-cell office:value-type="float" office:value="-0.17">
            <text:p>-0.17</text:p>
          </table:table-cell>
          <table:table-cell table:formula="of:=([.C92]+([.B93]+1)*([.$C$1]))*[.$C$6]" office:value-type="float" office:value="-0.276447848388265">
            <text:p>-0.28</text:p>
          </table:table-cell>
          <table:table-cell table:formula="of:=([.D92]+([.C93])*([.$C$1]))*[.$D$6]" office:value-type="float" office:value="-2.85877471942122">
            <text:p>-2.86</text:p>
          </table:table-cell>
          <table:table-cell table:number-columns-repeated="1020"/>
        </table:table-row>
        <table:table-row table:style-name="ro1">
          <table:table-cell table:formula="of:=[.A93]+[.$C$1]" office:value-type="float" office:value="86">
            <text:p>86</text:p>
          </table:table-cell>
          <table:table-cell office:value-type="float" office:value="-0.13">
            <text:p>-0.13</text:p>
          </table:table-cell>
          <table:table-cell table:formula="of:=([.C93]+([.B94]+1)*([.$C$1]))*[.$C$6]" office:value-type="float" office:value="-0.296776075805868">
            <text:p>-0.3</text:p>
          </table:table-cell>
          <table:table-cell table:formula="of:=([.D93]+([.C94])*([.$C$1]))*[.$D$6]" office:value-type="float" office:value="-3.12715083807004">
            <text:p>-3.13</text:p>
          </table:table-cell>
          <table:table-cell table:number-columns-repeated="1020"/>
        </table:table-row>
        <table:table-row table:style-name="ro1">
          <table:table-cell table:formula="of:=[.A94]+[.$C$1]" office:value-type="float" office:value="87">
            <text:p>87</text:p>
          </table:table-cell>
          <table:table-cell office:value-type="float" office:value="-0.09">
            <text:p>-0.09</text:p>
          </table:table-cell>
          <table:table-cell table:formula="of:=([.C94]+([.B95]+1)*([.$C$1]))*[.$C$6]" office:value-type="float" office:value="-0.306611962097066">
            <text:p>-0.31</text:p>
          </table:table-cell>
          <table:table-cell table:formula="of:=([.D94]+([.C95])*([.$C$1]))*[.$D$6]" office:value-type="float" office:value="-3.40285893496561">
            <text:p>-3.4</text:p>
          </table:table-cell>
          <table:table-cell table:number-columns-repeated="1020"/>
        </table:table-row>
        <table:table-row table:style-name="ro1">
          <table:table-cell table:formula="of:=[.A95]+[.$C$1]" office:value-type="float" office:value="88">
            <text:p>88</text:p>
          </table:table-cell>
          <table:table-cell office:value-type="float" office:value="-0.06">
            <text:p>-0.06</text:p>
          </table:table-cell>
          <table:table-cell table:formula="of:=([.C95]+([.B96]+1)*([.$C$1]))*[.$C$6]" office:value-type="float" office:value="-0.316694018951467">
            <text:p>-0.32</text:p>
          </table:table-cell>
          <table:table-cell table:formula="of:=([.D95]+([.C96])*([.$C$1]))*[.$D$6]" office:value-type="float" office:value="-3.68607697733182">
            <text:p>-3.69</text:p>
          </table:table-cell>
          <table:table-cell table:number-columns-repeated="1020"/>
        </table:table-row>
        <table:table-row table:style-name="ro1">
          <table:table-cell table:formula="of:=[.A96]+[.$C$1]" office:value-type="float" office:value="89">
            <text:p>89</text:p>
          </table:table-cell>
          <table:table-cell office:value-type="float" office:value="-0.03">
            <text:p>-0.03</text:p>
          </table:table-cell>
          <table:table-cell table:formula="of:=([.C96]+([.B97]+1)*([.$C$1]))*[.$C$6]" office:value-type="float" office:value="-0.326652990524267">
            <text:p>-0.33</text:p>
          </table:table-cell>
          <table:table-cell table:formula="of:=([.D96]+([.C97])*([.$C$1]))*[.$D$6]" office:value-type="float" office:value="-3.97661539814538">
            <text:p>-3.98</text:p>
          </table:table-cell>
          <table:table-cell table:number-columns-repeated="1020"/>
        </table:table-row>
        <table:table-row table:style-name="ro1">
          <table:table-cell table:formula="of:=[.A97]+[.$C$1]" office:value-type="float" office:value="90">
            <text:p>90</text:p>
          </table:table-cell>
          <table:table-cell office:value-type="float" office:value="-0.02">
            <text:p>-0.02</text:p>
          </table:table-cell>
          <table:table-cell table:formula="of:=([.C97]+([.B98]+1)*([.$C$1]))*[.$C$6]" office:value-type="float" office:value="-0.326673504737867">
            <text:p>-0.33</text:p>
          </table:table-cell>
          <table:table-cell table:formula="of:=([.D97]+([.C98])*([.$C$1]))*[.$D$6]" office:value-type="float" office:value="-4.2645593027573">
            <text:p>-4.26</text:p>
          </table:table-cell>
          <table:table-cell table:number-columns-repeated="1020"/>
        </table:table-row>
        <table:table-row table:style-name="ro1">
          <table:table-cell table:formula="of:=[.A98]+[.$C$1]" office:value-type="float" office:value="91">
            <text:p>91</text:p>
          </table:table-cell>
          <table:table-cell office:value-type="float" office:value="0.04">
            <text:p>0.04</text:p>
          </table:table-cell>
          <table:table-cell table:formula="of:=([.C98]+([.B99]+1)*([.$C$1]))*[.$C$6]" office:value-type="float" office:value="-0.356663247631067">
            <text:p>-0.36</text:p>
          </table:table-cell>
          <table:table-cell table:formula="of:=([.D98]+([.C99])*([.$C$1]))*[.$D$6]" office:value-type="float" office:value="-4.57963154743487">
            <text:p>-4.58</text:p>
          </table:table-cell>
          <table:table-cell table:number-columns-repeated="1020"/>
        </table:table-row>
        <table:table-row table:style-name="ro1">
          <table:table-cell table:formula="of:=[.A99]+[.$C$1]" office:value-type="float" office:value="92">
            <text:p>92</text:p>
          </table:table-cell>
          <table:table-cell office:value-type="float" office:value="0.05">
            <text:p>0.05</text:p>
          </table:table-cell>
          <table:table-cell table:formula="of:=([.C99]+([.B100]+1)*([.$C$1]))*[.$C$6]" office:value-type="float" office:value="-0.346668376184467">
            <text:p>-0.35</text:p>
          </table:table-cell>
          <table:table-cell table:formula="of:=([.D99]+([.C100])*([.$C$1]))*[.$D$6]" office:value-type="float" office:value="-4.88196322430676">
            <text:p>-4.88</text:p>
          </table:table-cell>
          <table:table-cell table:number-columns-repeated="1020"/>
        </table:table-row>
        <table:table-row table:style-name="ro1">
          <table:table-cell table:formula="of:=[.A100]+[.$C$1]" office:value-type="float" office:value="93">
            <text:p>93</text:p>
          </table:table-cell>
          <table:table-cell office:value-type="float" office:value="0.1">
            <text:p>0.1</text:p>
          </table:table-cell>
          <table:table-cell table:formula="of:=([.C100]+([.B101]+1)*([.$C$1]))*[.$C$6]" office:value-type="float" office:value="-0.376665811907767">
            <text:p>-0.38</text:p>
          </table:table-cell>
          <table:table-cell table:formula="of:=([.D100]+([.C101])*([.$C$1]))*[.$D$6]" office:value-type="float" office:value="-5.2113013748886">
            <text:p>-5.21</text:p>
          </table:table-cell>
          <table:table-cell table:number-columns-repeated="1020"/>
        </table:table-row>
        <table:table-row table:style-name="ro1">
          <table:table-cell table:formula="of:=[.A101]+[.$C$1]" office:value-type="float" office:value="94">
            <text:p>94</text:p>
          </table:table-cell>
          <table:table-cell office:value-type="float" office:value="0.11">
            <text:p>0.11</text:p>
          </table:table-cell>
          <table:table-cell table:formula="of:=([.C101]+([.B102]+1)*([.$C$1]))*[.$C$6]" office:value-type="float" office:value="-0.366667094046117">
            <text:p>-0.37</text:p>
          </table:table-cell>
          <table:table-cell table:formula="of:=([.D101]+([.C102])*([.$C$1]))*[.$D$6]" office:value-type="float" office:value="-5.5277667527143">
            <text:p>-5.53</text:p>
          </table:table-cell>
          <table:table-cell table:number-columns-repeated="1020"/>
        </table:table-row>
        <table:table-row table:style-name="ro1">
          <table:table-cell table:formula="of:=[.A102]+[.$C$1]" office:value-type="float" office:value="95">
            <text:p>95</text:p>
          </table:table-cell>
          <table:table-cell office:value-type="float" office:value="0.11">
            <text:p>0.11</text:p>
          </table:table-cell>
          <table:table-cell table:formula="of:=([.C102]+([.B103]+1)*([.$C$1]))*[.$C$6]" office:value-type="float" office:value="-0.371666452976942">
            <text:p>-0.37</text:p>
          </table:table-cell>
          <table:table-cell table:formula="of:=([.D102]+([.C103])*([.$C$1]))*[.$D$6]" office:value-type="float" office:value="-5.84633830684002">
            <text:p>-5.85</text:p>
          </table:table-cell>
          <table:table-cell table:number-columns-repeated="1020"/>
        </table:table-row>
        <table:table-row table:style-name="ro1">
          <table:table-cell table:formula="of:=[.A103]+[.$C$1]" office:value-type="float" office:value="96">
            <text:p>96</text:p>
          </table:table-cell>
          <table:table-cell office:value-type="float" office:value="0.16">
            <text:p>0.16</text:p>
          </table:table-cell>
          <table:table-cell table:formula="of:=([.C103]+([.B104]+1)*([.$C$1]))*[.$C$6]" office:value-type="float" office:value="-0.394166773511529">
            <text:p>-0.39</text:p>
          </table:table-cell>
          <table:table-cell table:formula="of:=([.D103]+([.C104])*([.$C$1]))*[.$D$6]" office:value-type="float" office:value="-6.18434053462839">
            <text:p>-6.18</text:p>
          </table:table-cell>
          <table:table-cell table:number-columns-repeated="1020"/>
        </table:table-row>
        <table:table-row table:style-name="ro1">
          <table:table-cell table:formula="of:=[.A104]+[.$C$1]" office:value-type="float" office:value="97">
            <text:p>97</text:p>
          </table:table-cell>
          <table:table-cell office:value-type="float" office:value="0.2">
            <text:p>0.2</text:p>
          </table:table-cell>
          <table:table-cell table:formula="of:=([.C104]+([.B105]+1)*([.$C$1]))*[.$C$6]" office:value-type="float" office:value="-0.402916613244235">
            <text:p>-0.4</text:p>
          </table:table-cell>
          <table:table-cell table:formula="of:=([.D104]+([.C105])*([.$C$1]))*[.$D$6]" office:value-type="float" office:value="-6.52797183354177">
            <text:p>-6.53</text:p>
          </table:table-cell>
          <table:table-cell table:number-columns-repeated="1020"/>
        </table:table-row>
        <table:table-row table:style-name="ro1">
          <table:table-cell table:formula="of:=[.A105]+[.$C$1]" office:value-type="float" office:value="98">
            <text:p>98</text:p>
          </table:table-cell>
          <table:table-cell office:value-type="float" office:value="0.25">
            <text:p>0.25</text:p>
          </table:table-cell>
          <table:table-cell table:formula="of:=([.C105]+([.B106]+1)*([.$C$1]))*[.$C$6]" office:value-type="float" office:value="-0.423541693377882">
            <text:p>-0.42</text:p>
          </table:table-cell>
          <table:table-cell table:formula="of:=([.D105]+([.C106])*([.$C$1]))*[.$D$6]" office:value-type="float" office:value="-6.88894990517737">
            <text:p>-6.89</text:p>
          </table:table-cell>
          <table:table-cell table:number-columns-repeated="1020"/>
        </table:table-row>
        <table:table-row table:style-name="ro1">
          <table:table-cell table:formula="of:=[.A106]+[.$C$1]" office:value-type="float" office:value="99">
            <text:p>99</text:p>
          </table:table-cell>
          <table:table-cell office:value-type="float" office:value="0.31">
            <text:p>0.31</text:p>
          </table:table-cell>
          <table:table-cell table:formula="of:=([.C106]+([.B107]+1)*([.$C$1]))*[.$C$6]" office:value-type="float" office:value="-0.443229153311059">
            <text:p>-0.44</text:p>
          </table:table-cell>
          <table:table-cell table:formula="of:=([.D106]+([.C107])*([.$C$1]))*[.$D$6]" office:value-type="float" office:value="-7.26618944696204">
            <text:p>-7.27</text:p>
          </table:table-cell>
          <table:table-cell table:number-columns-repeated="1020"/>
        </table:table-row>
        <table:table-row table:style-name="ro1">
          <table:table-cell table:formula="of:=[.A107]+[.$C$1]" office:value-type="float" office:value="100">
            <text:p>100</text:p>
          </table:table-cell>
          <table:table-cell office:value-type="float" office:value="0.35">
            <text:p>0.35</text:p>
          </table:table-cell>
          <table:table-cell table:formula="of:=([.C107]+([.B108]+1)*([.$C$1]))*[.$C$6]" office:value-type="float" office:value="-0.453385423344471">
            <text:p>-0.45</text:p>
          </table:table-cell>
          <table:table-cell table:formula="of:=([.D107]+([.C108])*([.$C$1]))*[.$D$6]" office:value-type="float" office:value="-7.65009869647375">
            <text:p>-7.65</text:p>
          </table:table-cell>
          <table:table-cell table:number-columns-repeated="1020"/>
        </table:table-row>
        <table:table-row table:style-name="ro1">
          <table:table-cell table:formula="of:=[.A108]+[.$C$1]" office:value-type="float" office:value="101">
            <text:p>101</text:p>
          </table:table-cell>
          <table:table-cell office:value-type="float" office:value="0.38">
            <text:p>0.38</text:p>
          </table:table-cell>
          <table:table-cell table:formula="of:=([.C108]+([.B109]+1)*([.$C$1]))*[.$C$6]" office:value-type="float" office:value="-0.463307288327765">
            <text:p>-0.46</text:p>
          </table:table-cell>
          <table:table-cell table:formula="of:=([.D108]+([.C109])*([.$C$1]))*[.$D$6]" office:value-type="float" office:value="-8.0403853309383">
            <text:p>-8.04</text:p>
          </table:table-cell>
          <table:table-cell table:number-columns-repeated="1020"/>
        </table:table-row>
        <table:table-row table:style-name="ro1">
          <table:table-cell table:formula="of:=[.A109]+[.$C$1]" office:value-type="float" office:value="102">
            <text:p>102</text:p>
          </table:table-cell>
          <table:table-cell office:value-type="float" office:value="0.42">
            <text:p>0.42</text:p>
          </table:table-cell>
          <table:table-cell table:formula="of:=([.C109]+([.B110]+1)*([.$C$1]))*[.$C$6]" office:value-type="float" office:value="-0.478346355836118">
            <text:p>-0.48</text:p>
          </table:table-cell>
          <table:table-cell table:formula="of:=([.D109]+([.C110])*([.$C$1]))*[.$D$6]" office:value-type="float" office:value="-8.44206310159345">
            <text:p>-8.44</text:p>
          </table:table-cell>
          <table:table-cell table:number-columns-repeated="1020"/>
        </table:table-row>
        <table:table-row table:style-name="ro1">
          <table:table-cell table:formula="of:=[.A110]+[.$C$1]" office:value-type="float" office:value="103">
            <text:p>103</text:p>
          </table:table-cell>
          <table:table-cell office:value-type="float" office:value="0.43">
            <text:p>0.43</text:p>
          </table:table-cell>
          <table:table-cell table:formula="of:=([.C110]+([.B111]+1)*([.$C$1]))*[.$C$6]" office:value-type="float" office:value="-0.475826822081941">
            <text:p>-0.48</text:p>
          </table:table-cell>
          <table:table-cell table:formula="of:=([.D110]+([.C111])*([.$C$1]))*[.$D$6]" office:value-type="float" office:value="-8.83762891436231">
            <text:p>-8.84</text:p>
          </table:table-cell>
          <table:table-cell table:number-columns-repeated="1020"/>
        </table:table-row>
        <table:table-row table:style-name="ro1">
          <table:table-cell table:formula="of:=[.A111]+[.$C$1]" office:value-type="float" office:value="104">
            <text:p>104</text:p>
          </table:table-cell>
          <table:table-cell office:value-type="float" office:value="0.45">
            <text:p>0.45</text:p>
          </table:table-cell>
          <table:table-cell table:formula="of:=([.C111]+([.B112]+1)*([.$C$1]))*[.$C$6]" office:value-type="float" office:value="-0.487086588959029">
            <text:p>-0.49</text:p>
          </table:table-cell>
          <table:table-cell table:formula="of:=([.D111]+([.C112])*([.$C$1]))*[.$D$6]" office:value-type="float" office:value="-9.24079306379145">
            <text:p>-9.24</text:p>
          </table:table-cell>
          <table:table-cell table:number-columns-repeated="1020"/>
        </table:table-row>
        <table:table-row table:style-name="ro1">
          <table:table-cell table:formula="of:=[.A112]+[.$C$1]" office:value-type="float" office:value="105">
            <text:p>105</text:p>
          </table:table-cell>
          <table:table-cell office:value-type="float" office:value="0.46">
            <text:p>0.46</text:p>
          </table:table-cell>
          <table:table-cell table:formula="of:=([.C112]+([.B113]+1)*([.$C$1]))*[.$C$6]" office:value-type="float" office:value="-0.486456705520485">
            <text:p>-0.49</text:p>
          </table:table-cell>
          <table:table-cell table:formula="of:=([.D112]+([.C113])*([.$C$1]))*[.$D$6]" office:value-type="float" office:value="-9.63970452138812">
            <text:p>-9.64</text:p>
          </table:table-cell>
          <table:table-cell table:number-columns-repeated="1020"/>
        </table:table-row>
        <table:table-row table:style-name="ro1">
          <table:table-cell table:formula="of:=[.A113]+[.$C$1]" office:value-type="float" office:value="106">
            <text:p>106</text:p>
          </table:table-cell>
          <table:table-cell office:value-type="float" office:value="0.45">
            <text:p>0.45</text:p>
          </table:table-cell>
          <table:table-cell table:formula="of:=([.C113]+([.B114]+1)*([.$C$1]))*[.$C$6]" office:value-type="float" office:value="-0.481771647239757">
            <text:p>-0.48</text:p>
          </table:table-cell>
          <table:table-cell table:formula="of:=([.D113]+([.C114])*([.$C$1]))*[.$D$6]" office:value-type="float" office:value="-10.0303828831102">
            <text:p>-10.03</text:p>
          </table:table-cell>
          <table:table-cell table:number-columns-repeated="1020"/>
        </table:table-row>
        <table:table-row table:style-name="ro1">
          <table:table-cell table:formula="of:=[.A114]+[.$C$1]" office:value-type="float" office:value="107">
            <text:p>107</text:p>
          </table:table-cell>
          <table:table-cell office:value-type="float" office:value="0.4">
            <text:p>0.4</text:p>
          </table:table-cell>
          <table:table-cell table:formula="of:=([.C114]+([.B115]+1)*([.$C$1]))*[.$C$6]" office:value-type="float" office:value="-0.459114176380121">
            <text:p>-0.46</text:p>
          </table:table-cell>
          <table:table-cell table:formula="of:=([.D114]+([.C115])*([.$C$1]))*[.$D$6]" office:value-type="float" office:value="-10.3950915859549">
            <text:p>-10.4</text:p>
          </table:table-cell>
          <table:table-cell table:number-columns-repeated="1020"/>
        </table:table-row>
        <table:table-row table:style-name="ro1">
          <table:table-cell table:formula="of:=[.A115]+[.$C$1]" office:value-type="float" office:value="108">
            <text:p>108</text:p>
          </table:table-cell>
          <table:table-cell office:value-type="float" office:value="0.31">
            <text:p>0.31</text:p>
          </table:table-cell>
          <table:table-cell table:formula="of:=([.C115]+([.B116]+1)*([.$C$1]))*[.$C$6]" office:value-type="float" office:value="-0.425442911809939">
            <text:p>-0.43</text:p>
          </table:table-cell>
          <table:table-cell table:formula="of:=([.D115]+([.C116])*([.$C$1]))*[.$D$6]" office:value-type="float" office:value="-10.723149687285">
            <text:p>-10.72</text:p>
          </table:table-cell>
          <table:table-cell table:number-columns-repeated="1020"/>
        </table:table-row>
        <table:table-row table:style-name="ro1">
          <table:table-cell table:formula="of:=[.A116]+[.$C$1]" office:value-type="float" office:value="109">
            <text:p>109</text:p>
          </table:table-cell>
          <table:table-cell office:value-type="float" office:value="0.17">
            <text:p>0.17</text:p>
          </table:table-cell>
          <table:table-cell table:formula="of:=([.C116]+([.B117]+1)*([.$C$1]))*[.$C$6]" office:value-type="float" office:value="-0.37227854409503">
            <text:p>-0.37</text:p>
          </table:table-cell>
          <table:table-cell table:formula="of:=([.D116]+([.C117])*([.$C$1]))*[.$D$6]" office:value-type="float" office:value="-10.9955693772976">
            <text:p>-11</text:p>
          </table:table-cell>
          <table:table-cell table:number-columns-repeated="1020"/>
        </table:table-row>
        <table:table-row table:style-name="ro1">
          <table:table-cell table:formula="of:=[.A117]+[.$C$1]" office:value-type="float" office:value="110">
            <text:p>110</text:p>
          </table:table-cell>
          <table:table-cell office:value-type="float" office:value="0.02">
            <text:p>0.02</text:p>
          </table:table-cell>
          <table:table-cell table:formula="of:=([.C117]+([.B118]+1)*([.$C$1]))*[.$C$6]" office:value-type="float" office:value="-0.323860727952485">
            <text:p>-0.32</text:p>
          </table:table-cell>
          <table:table-cell table:formula="of:=([.D117]+([.C118])*([.$C$1]))*[.$D$6]" office:value-type="float" office:value="-11.2175552343028">
            <text:p>-11.22</text:p>
          </table:table-cell>
          <table:table-cell table:number-columns-repeated="1020"/>
        </table:table-row>
        <table:table-row table:style-name="ro1">
          <table:table-cell table:formula="of:=[.A118]+[.$C$1]" office:value-type="float" office:value="111">
            <text:p>111</text:p>
          </table:table-cell>
          <table:table-cell office:value-type="float" office:value="-0.14">
            <text:p>-0.14</text:p>
          </table:table-cell>
          <table:table-cell table:formula="of:=([.C118]+([.B119]+1)*([.$C$1]))*[.$C$6]" office:value-type="float" office:value="-0.268069636023758">
            <text:p>-0.27</text:p>
          </table:table-cell>
          <table:table-cell table:formula="of:=([.D118]+([.C119])*([.$C$1]))*[.$D$6]" office:value-type="float" office:value="-11.3822542464937">
            <text:p>-11.38</text:p>
          </table:table-cell>
          <table:table-cell table:number-columns-repeated="1020"/>
        </table:table-row>
        <table:table-row table:style-name="ro1">
          <table:table-cell table:formula="of:=[.A119]+[.$C$1]" office:value-type="float" office:value="112">
            <text:p>112</text:p>
          </table:table-cell>
          <table:table-cell office:value-type="float" office:value="-0.42">
            <text:p>-0.42</text:p>
          </table:table-cell>
          <table:table-cell table:formula="of:=([.C119]+([.B120]+1)*([.$C$1]))*[.$C$6]" office:value-type="float" office:value="-0.155965181988121">
            <text:p>-0.16</text:p>
          </table:table-cell>
          <table:table-cell table:formula="of:=([.D119]+([.C120])*([.$C$1]))*[.$D$6]" office:value-type="float" office:value="-11.4343754536254">
            <text:p>-11.43</text:p>
          </table:table-cell>
          <table:table-cell table:number-columns-repeated="1020"/>
        </table:table-row>
        <table:table-row table:style-name="ro1">
          <table:table-cell table:formula="of:=[.A120]+[.$C$1]" office:value-type="float" office:value="113">
            <text:p>113</text:p>
          </table:table-cell>
          <table:table-cell office:value-type="float" office:value="-0.85">
            <text:p>-0.85</text:p>
          </table:table-cell>
          <table:table-cell table:formula="of:=([.C120]+([.B121]+1)*([.$C$1]))*[.$C$6]" office:value-type="float" office:value="0.00298259099406062">
            <text:p>0</text:p>
          </table:table-cell>
          <table:table-cell table:formula="of:=([.D120]+([.C121])*([.$C$1]))*[.$D$6]" office:value-type="float" office:value="-11.3285103268677">
            <text:p>-11.33</text:p>
          </table:table-cell>
          <table:table-cell table:number-columns-repeated="1020"/>
        </table:table-row>
        <table:table-row table:style-name="ro1">
          <table:table-cell table:formula="of:=[.A121]+[.$C$1]" office:value-type="float" office:value="114">
            <text:p>114</text:p>
          </table:table-cell>
          <table:table-cell office:value-type="float" office:value="-1.32">
            <text:p>-1.32</text:p>
          </table:table-cell>
          <table:table-cell table:formula="of:=([.C121]+([.B122]+1)*([.$C$1]))*[.$C$6]" office:value-type="float" office:value="0.15850870450297">
            <text:p>0.16</text:p>
          </table:table-cell>
          <table:table-cell table:formula="of:=([.D121]+([.C122])*([.$C$1]))*[.$D$6]" office:value-type="float" office:value="-11.0694716077634">
            <text:p>-11.07</text:p>
          </table:table-cell>
          <table:table-cell table:number-columns-repeated="1020"/>
        </table:table-row>
        <table:table-row table:style-name="ro1">
          <table:table-cell table:formula="of:=[.A122]+[.$C$1]" office:value-type="float" office:value="115">
            <text:p>115</text:p>
          </table:table-cell>
          <table:table-cell office:value-type="float" office:value="-1.79">
            <text:p>-1.79</text:p>
          </table:table-cell>
          <table:table-cell table:formula="of:=([.C122]+([.B123]+1)*([.$C$1]))*[.$C$6]" office:value-type="float" office:value="0.315745647748515">
            <text:p>0.32</text:p>
          </table:table-cell>
          <table:table-cell table:formula="of:=([.D122]+([.C123])*([.$C$1]))*[.$D$6]" office:value-type="float" office:value="-10.6569424263748">
            <text:p>-10.66</text:p>
          </table:table-cell>
          <table:table-cell table:number-columns-repeated="1020"/>
        </table:table-row>
        <table:table-row table:style-name="ro1">
          <table:table-cell table:formula="of:=[.A123]+[.$C$1]" office:value-type="float" office:value="116">
            <text:p>116</text:p>
          </table:table-cell>
          <table:table-cell office:value-type="float" office:value="-2.21">
            <text:p>-2.21</text:p>
          </table:table-cell>
          <table:table-cell table:formula="of:=([.C123]+([.B124]+1)*([.$C$1]))*[.$C$6]" office:value-type="float" office:value="0.447127176125742">
            <text:p>0.45</text:p>
          </table:table-cell>
          <table:table-cell table:formula="of:=([.D123]+([.C124])*([.$C$1]))*[.$D$6]" office:value-type="float" office:value="-10.1179269129968">
            <text:p>-10.12</text:p>
          </table:table-cell>
          <table:table-cell table:number-columns-repeated="1020"/>
        </table:table-row>
        <table:table-row table:style-name="ro1">
          <table:table-cell table:formula="of:=[.A124]+[.$C$1]" office:value-type="float" office:value="117">
            <text:p>117</text:p>
          </table:table-cell>
          <table:table-cell office:value-type="float" office:value="-2.58">
            <text:p>-2.58</text:p>
          </table:table-cell>
          <table:table-cell table:formula="of:=([.C124]+([.B125]+1)*([.$C$1]))*[.$C$6]" office:value-type="float" office:value="0.566436411937129">
            <text:p>0.57</text:p>
          </table:table-cell>
          <table:table-cell table:formula="of:=([.D124]+([.C125])*([.$C$1]))*[.$D$6]" office:value-type="float" office:value="-9.46552708655014">
            <text:p>-9.47</text:p>
          </table:table-cell>
          <table:table-cell table:number-columns-repeated="1020"/>
        </table:table-row>
        <table:table-row table:style-name="ro1">
          <table:table-cell table:formula="of:=[.A125]+[.$C$1]" office:value-type="float" office:value="118">
            <text:p>118</text:p>
          </table:table-cell>
          <table:table-cell office:value-type="float" office:value="-2.91">
            <text:p>-2.91</text:p>
          </table:table-cell>
          <table:table-cell table:formula="of:=([.C125]+([.B126]+1)*([.$C$1]))*[.$C$6]" office:value-type="float" office:value="0.671781794031436">
            <text:p>0.67</text:p>
          </table:table-cell>
          <table:table-cell table:formula="of:=([.D125]+([.C126])*([.$C$1]))*[.$D$6]" office:value-type="float" office:value="-8.71460158488604">
            <text:p>-8.71</text:p>
          </table:table-cell>
          <table:table-cell table:number-columns-repeated="1020"/>
        </table:table-row>
        <table:table-row table:style-name="ro1">
          <table:table-cell table:formula="of:=[.A126]+[.$C$1]" office:value-type="float" office:value="119">
            <text:p>119</text:p>
          </table:table-cell>
          <table:table-cell office:value-type="float" office:value="-3.05">
            <text:p>-3.05</text:p>
          </table:table-cell>
          <table:table-cell table:formula="of:=([.C126]+([.B127]+1)*([.$C$1]))*[.$C$6]" office:value-type="float" office:value="0.689109102984282">
            <text:p>0.69</text:p>
          </table:table-cell>
          <table:table-cell table:formula="of:=([.D126]+([.C127])*([.$C$1]))*[.$D$6]" office:value-type="float" office:value="-7.95326304956464">
            <text:p>-7.95</text:p>
          </table:table-cell>
          <table:table-cell table:number-columns-repeated="1020"/>
        </table:table-row>
        <table:table-row table:style-name="ro1">
          <table:table-cell table:formula="of:=[.A127]+[.$C$1]" office:value-type="float" office:value="120">
            <text:p>120</text:p>
          </table:table-cell>
          <table:table-cell office:value-type="float" office:value="-3.25">
            <text:p>-3.25</text:p>
          </table:table-cell>
          <table:table-cell table:formula="of:=([.C127]+([.B128]+1)*([.$C$1]))*[.$C$6]" office:value-type="float" office:value="0.780445448507859">
            <text:p>0.78</text:p>
          </table:table-cell>
          <table:table-cell table:formula="of:=([.D127]+([.C128])*([.$C$1]))*[.$D$6]" office:value-type="float" office:value="-7.10826224264727">
            <text:p>-7.11</text:p>
          </table:table-cell>
          <table:table-cell table:number-columns-repeated="1020"/>
        </table:table-row>
        <table:table-row table:style-name="ro1">
          <table:table-cell table:formula="of:=[.A128]+[.$C$1]" office:value-type="float" office:value="121">
            <text:p>121</text:p>
          </table:table-cell>
          <table:table-cell office:value-type="float" office:value="-3.44">
            <text:p>-3.44</text:p>
          </table:table-cell>
          <table:table-cell table:formula="of:=([.C128]+([.B129]+1)*([.$C$1]))*[.$C$6]" office:value-type="float" office:value="0.82977727574607">
            <text:p>0.83</text:p>
          </table:table-cell>
          <table:table-cell table:formula="of:=([.D128]+([.C129])*([.$C$1]))*[.$D$6]" office:value-type="float" office:value="-6.22197860219909">
            <text:p>-6.22</text:p>
          </table:table-cell>
          <table:table-cell table:number-columns-repeated="1020"/>
        </table:table-row>
        <table:table-row table:style-name="ro1">
          <table:table-cell table:formula="of:=[.A129]+[.$C$1]" office:value-type="float" office:value="122">
            <text:p>122</text:p>
          </table:table-cell>
          <table:table-cell office:value-type="float" office:value="-3.6">
            <text:p>-3.6</text:p>
          </table:table-cell>
          <table:table-cell table:formula="of:=([.C129]+([.B130]+1)*([.$C$1]))*[.$C$6]" office:value-type="float" office:value="0.885111362126965">
            <text:p>0.89</text:p>
          </table:table-cell>
          <table:table-cell table:formula="of:=([.D129]+([.C130])*([.$C$1]))*[.$D$6]" office:value-type="float" office:value="-5.28883543491148">
            <text:p>-5.29</text:p>
          </table:table-cell>
          <table:table-cell table:number-columns-repeated="1020"/>
        </table:table-row>
        <table:table-row table:style-name="ro1">
          <table:table-cell table:formula="of:=[.A130]+[.$C$1]" office:value-type="float" office:value="123">
            <text:p>123</text:p>
          </table:table-cell>
          <table:table-cell office:value-type="float" office:value="-3.61">
            <text:p>-3.61</text:p>
          </table:table-cell>
          <table:table-cell table:formula="of:=([.C130]+([.B131]+1)*([.$C$1]))*[.$C$6]" office:value-type="float" office:value="0.862444318936518">
            <text:p>0.86</text:p>
          </table:table-cell>
          <table:table-cell table:formula="of:=([.D130]+([.C131])*([.$C$1]))*[.$D$6]" office:value-type="float" office:value="-4.38655359593118">
            <text:p>-4.39</text:p>
          </table:table-cell>
          <table:table-cell table:number-columns-repeated="1020"/>
        </table:table-row>
        <table:table-row table:style-name="ro1">
          <table:table-cell table:formula="of:=[.A131]+[.$C$1]" office:value-type="float" office:value="124">
            <text:p>124</text:p>
          </table:table-cell>
          <table:table-cell office:value-type="float" office:value="-3.55">
            <text:p>-3.55</text:p>
          </table:table-cell>
          <table:table-cell table:formula="of:=([.C131]+([.B132]+1)*([.$C$1]))*[.$C$6]" office:value-type="float" office:value="0.843777840531741">
            <text:p>0.84</text:p>
          </table:table-cell>
          <table:table-cell table:formula="of:=([.D131]+([.C132])*([.$C$1]))*[.$D$6]" office:value-type="float" office:value="-3.51089077360085">
            <text:p>-3.51</text:p>
          </table:table-cell>
          <table:table-cell table:number-columns-repeated="1020"/>
        </table:table-row>
        <table:table-row table:style-name="ro1">
          <table:table-cell table:formula="of:=[.A132]+[.$C$1]" office:value-type="float" office:value="125">
            <text:p>125</text:p>
          </table:table-cell>
          <table:table-cell office:value-type="float" office:value="-3.45">
            <text:p>-3.45</text:p>
          </table:table-cell>
          <table:table-cell table:formula="of:=([.C132]+([.B133]+1)*([.$C$1]))*[.$C$6]" office:value-type="float" office:value="0.80311107973413">
            <text:p>0.8</text:p>
          </table:table-cell>
          <table:table-cell table:formula="of:=([.D132]+([.C133])*([.$C$1]))*[.$D$6]" office:value-type="float" office:value="-2.68340967662192">
            <text:p>-2.68</text:p>
          </table:table-cell>
          <table:table-cell table:number-columns-repeated="1020"/>
        </table:table-row>
        <table:table-row table:style-name="ro1">
          <table:table-cell table:formula="of:=[.A133]+[.$C$1]" office:value-type="float" office:value="126">
            <text:p>126</text:p>
          </table:table-cell>
          <table:table-cell office:value-type="float" office:value="-3.33">
            <text:p>-3.33</text:p>
          </table:table-cell>
          <table:table-cell table:formula="of:=([.C133]+([.B134]+1)*([.$C$1]))*[.$C$6]" office:value-type="float" office:value="0.763444460132935">
            <text:p>0.76</text:p>
          </table:table-cell>
          <table:table-cell table:formula="of:=([.D133]+([.C134])*([.$C$1]))*[.$D$6]" office:value-type="float" office:value="-1.90268552954058">
            <text:p>-1.9</text:p>
          </table:table-cell>
          <table:table-cell table:number-columns-repeated="1020"/>
        </table:table-row>
        <table:table-row table:style-name="ro1">
          <table:table-cell table:formula="of:=[.A134]+[.$C$1]" office:value-type="float" office:value="127">
            <text:p>127</text:p>
          </table:table-cell>
          <table:table-cell office:value-type="float" office:value="-3.21">
            <text:p>-3.21</text:p>
          </table:table-cell>
          <table:table-cell table:formula="of:=([.C134]+([.B135]+1)*([.$C$1]))*[.$C$6]" office:value-type="float" office:value="0.723277769933532">
            <text:p>0.72</text:p>
          </table:table-cell>
          <table:table-cell table:formula="of:=([.D134]+([.C135])*([.$C$1]))*[.$D$6]" office:value-type="float" office:value="-1.16879308977059">
            <text:p>-1.17</text:p>
          </table:table-cell>
          <table:table-cell table:number-columns-repeated="1020"/>
        </table:table-row>
        <table:table-row table:style-name="ro1">
          <table:table-cell table:formula="of:=[.A135]+[.$C$1]" office:value-type="float" office:value="128">
            <text:p>128</text:p>
          </table:table-cell>
          <table:table-cell office:value-type="float" office:value="-3.1">
            <text:p>-3.1</text:p>
          </table:table-cell>
          <table:table-cell table:formula="of:=([.C135]+([.B136]+1)*([.$C$1]))*[.$C$6]" office:value-type="float" office:value="0.688361115033234">
            <text:p>0.69</text:p>
          </table:table-cell>
          <table:table-cell table:formula="of:=([.D135]+([.C136])*([.$C$1]))*[.$D$6]" office:value-type="float" office:value="-0.476108086964716">
            <text:p>-0.48</text:p>
          </table:table-cell>
          <table:table-cell table:number-columns-repeated="1020"/>
        </table:table-row>
        <table:table-row table:style-name="ro1">
          <table:table-cell table:formula="of:=[.A136]+[.$C$1]" office:value-type="float" office:value="129">
            <text:p>129</text:p>
          </table:table-cell>
          <table:table-cell office:value-type="float" office:value="-2.98">
            <text:p>-2.98</text:p>
          </table:table-cell>
          <table:table-cell table:formula="of:=([.C136]+([.B137]+1)*([.$C$1]))*[.$C$6]" office:value-type="float" office:value="0.645819442483383">
            <text:p>0.65</text:p>
          </table:table-cell>
          <table:table-cell table:formula="of:=([.D136]+([.C137])*([.$C$1]))*[.$D$6]" office:value-type="float" office:value="0.168183953318999">
            <text:p>0.17</text:p>
          </table:table-cell>
          <table:table-cell table:number-columns-repeated="1020"/>
        </table:table-row>
        <table:table-row table:style-name="ro1">
          <table:table-cell table:formula="of:=[.A137]+[.$C$1]" office:value-type="float" office:value="130">
            <text:p>130</text:p>
          </table:table-cell>
          <table:table-cell office:value-type="float" office:value="-2.87">
            <text:p>-2.87</text:p>
          </table:table-cell>
          <table:table-cell table:formula="of:=([.C137]+([.B138]+1)*([.$C$1]))*[.$C$6]" office:value-type="float" office:value="0.612090278758308">
            <text:p>0.61</text:p>
          </table:table-cell>
          <table:table-cell table:formula="of:=([.D137]+([.C138])*([.$C$1]))*[.$D$6]" office:value-type="float" office:value="0.773251763988612">
            <text:p>0.77</text:p>
          </table:table-cell>
          <table:table-cell table:number-columns-repeated="1020"/>
        </table:table-row>
        <table:table-row table:style-name="ro1">
          <table:table-cell table:formula="of:=[.A138]+[.$C$1]" office:value-type="float" office:value="131">
            <text:p>131</text:p>
          </table:table-cell>
          <table:table-cell office:value-type="float" office:value="-2.76">
            <text:p>-2.76</text:p>
          </table:table-cell>
          <table:table-cell table:formula="of:=([.C138]+([.B139]+1)*([.$C$1]))*[.$C$6]" office:value-type="float" office:value="0.573954860620846">
            <text:p>0.57</text:p>
          </table:table-cell>
          <table:table-cell table:formula="of:=([.D138]+([.C139])*([.$C$1]))*[.$D$6]" office:value-type="float" office:value="1.33508176498797">
            <text:p>1.34</text:p>
          </table:table-cell>
          <table:table-cell table:number-columns-repeated="1020"/>
        </table:table-row>
        <table:table-row table:style-name="ro1">
          <table:table-cell table:formula="of:=[.A139]+[.$C$1]" office:value-type="float" office:value="132">
            <text:p>132</text:p>
          </table:table-cell>
          <table:table-cell office:value-type="float" office:value="-2.63">
            <text:p>-2.63</text:p>
          </table:table-cell>
          <table:table-cell table:formula="of:=([.C139]+([.B140]+1)*([.$C$1]))*[.$C$6]" office:value-type="float" office:value="0.528022569689577">
            <text:p>0.53</text:p>
          </table:table-cell>
          <table:table-cell table:formula="of:=([.D139]+([.C140])*([.$C$1]))*[.$D$6]" office:value-type="float" office:value="1.84633639566545">
            <text:p>1.85</text:p>
          </table:table-cell>
          <table:table-cell table:number-columns-repeated="1020"/>
        </table:table-row>
        <table:table-row table:style-name="ro1">
          <table:table-cell table:formula="of:=[.A140]+[.$C$1]" office:value-type="float" office:value="133">
            <text:p>133</text:p>
          </table:table-cell>
          <table:table-cell office:value-type="float" office:value="-2.51">
            <text:p>-2.51</text:p>
          </table:table-cell>
          <table:table-cell table:formula="of:=([.C140]+([.B141]+1)*([.$C$1]))*[.$C$6]" office:value-type="float" office:value="0.490988715155211">
            <text:p>0.49</text:p>
          </table:table-cell>
          <table:table-cell table:formula="of:=([.D140]+([.C141])*([.$C$1]))*[.$D$6]" office:value-type="float" office:value="2.31628918482328">
            <text:p>2.32</text:p>
          </table:table-cell>
          <table:table-cell table:number-columns-repeated="1020"/>
        </table:table-row>
        <table:table-row table:style-name="ro1">
          <table:table-cell table:formula="of:=[.A141]+[.$C$1]" office:value-type="float" office:value="134">
            <text:p>134</text:p>
          </table:table-cell>
          <table:table-cell office:value-type="float" office:value="-2.38">
            <text:p>-2.38</text:p>
          </table:table-cell>
          <table:table-cell table:formula="of:=([.C141]+([.B142]+1)*([.$C$1]))*[.$C$6]" office:value-type="float" office:value="0.444505642422394">
            <text:p>0.44</text:p>
          </table:table-cell>
          <table:table-cell table:formula="of:=([.D141]+([.C142])*([.$C$1]))*[.$D$6]" office:value-type="float" office:value="2.73594767380046">
            <text:p>2.74</text:p>
          </table:table-cell>
          <table:table-cell table:number-columns-repeated="1020"/>
        </table:table-row>
        <table:table-row table:style-name="ro1">
          <table:table-cell table:formula="of:=[.A142]+[.$C$1]" office:value-type="float" office:value="135">
            <text:p>135</text:p>
          </table:table-cell>
          <table:table-cell office:value-type="float" office:value="-2.24">
            <text:p>-2.24</text:p>
          </table:table-cell>
          <table:table-cell table:formula="of:=([.C142]+([.B143]+1)*([.$C$1]))*[.$C$6]" office:value-type="float" office:value="0.397747178788803">
            <text:p>0.4</text:p>
          </table:table-cell>
          <table:table-cell table:formula="of:=([.D142]+([.C143])*([.$C$1]))*[.$D$6]" office:value-type="float" office:value="3.10549159891596">
            <text:p>3.11</text:p>
          </table:table-cell>
          <table:table-cell table:number-columns-repeated="1020"/>
        </table:table-row>
        <table:table-row table:style-name="ro1">
          <table:table-cell table:formula="of:=[.A143]+[.$C$1]" office:value-type="float" office:value="136">
            <text:p>136</text:p>
          </table:table-cell>
          <table:table-cell office:value-type="float" office:value="-2.1">
            <text:p>-2.1</text:p>
          </table:table-cell>
          <table:table-cell table:formula="of:=([.C143]+([.B144]+1)*([.$C$1]))*[.$C$6]" office:value-type="float" office:value="0.351126410605599">
            <text:p>0.35</text:p>
          </table:table-cell>
          <table:table-cell table:formula="of:=([.D143]+([.C144])*([.$C$1]))*[.$D$6]" office:value-type="float" office:value="3.42550844743586">
            <text:p>3.43</text:p>
          </table:table-cell>
          <table:table-cell table:number-columns-repeated="1020"/>
        </table:table-row>
        <table:table-row table:style-name="ro1">
          <table:table-cell table:formula="of:=[.A144]+[.$C$1]" office:value-type="float" office:value="137">
            <text:p>137</text:p>
          </table:table-cell>
          <table:table-cell office:value-type="float" office:value="-1.97">
            <text:p>-1.97</text:p>
          </table:table-cell>
          <table:table-cell table:formula="of:=([.C144]+([.B145]+1)*([.$C$1]))*[.$C$6]" office:value-type="float" office:value="0.309436794697201">
            <text:p>0.31</text:p>
          </table:table-cell>
          <table:table-cell table:formula="of:=([.D144]+([.C145])*([.$C$1]))*[.$D$6]" office:value-type="float" office:value="3.70133073495387">
            <text:p>3.7</text:p>
          </table:table-cell>
          <table:table-cell table:number-columns-repeated="1020"/>
        </table:table-row>
        <table:table-row table:style-name="ro1">
          <table:table-cell table:formula="of:=[.A145]+[.$C$1]" office:value-type="float" office:value="138">
            <text:p>138</text:p>
          </table:table-cell>
          <table:table-cell office:value-type="float" office:value="-1.83">
            <text:p>-1.83</text:p>
          </table:table-cell>
          <table:table-cell table:formula="of:=([.C145]+([.B146]+1)*([.$C$1]))*[.$C$6]" office:value-type="float" office:value="0.2602816026514">
            <text:p>0.26</text:p>
          </table:table-cell>
          <table:table-cell table:formula="of:=([.D145]+([.C146])*([.$C$1]))*[.$D$6]" office:value-type="float" office:value="3.92595782656682">
            <text:p>3.93</text:p>
          </table:table-cell>
          <table:table-cell table:number-columns-repeated="1020"/>
        </table:table-row>
        <table:table-row table:style-name="ro1">
          <table:table-cell table:formula="of:=[.A146]+[.$C$1]" office:value-type="float" office:value="139">
            <text:p>139</text:p>
          </table:table-cell>
          <table:table-cell office:value-type="float" office:value="-1.69">
            <text:p>-1.69</text:p>
          </table:table-cell>
          <table:table-cell table:formula="of:=([.C146]+([.B147]+1)*([.$C$1]))*[.$C$6]" office:value-type="float" office:value="0.2148591986743">
            <text:p>0.21</text:p>
          </table:table-cell>
          <table:table-cell table:formula="of:=([.D146]+([.C147])*([.$C$1]))*[.$D$6]" office:value-type="float" office:value="4.10354967201395">
            <text:p>4.1</text:p>
          </table:table-cell>
          <table:table-cell table:number-columns-repeated="1020"/>
        </table:table-row>
        <table:table-row table:style-name="ro1">
          <table:table-cell table:formula="of:=[.A147]+[.$C$1]" office:value-type="float" office:value="140">
            <text:p>140</text:p>
          </table:table-cell>
          <table:table-cell office:value-type="float" office:value="-1.57">
            <text:p>-1.57</text:p>
          </table:table-cell>
          <table:table-cell table:formula="of:=([.C147]+([.B148]+1)*([.$C$1]))*[.$C$6]" office:value-type="float" office:value="0.17757040066285">
            <text:p>0.18</text:p>
          </table:table-cell>
          <table:table-cell table:formula="of:=([.D147]+([.C148])*([.$C$1]))*[.$D$6]" office:value-type="float" office:value="4.24258999202271">
            <text:p>4.24</text:p>
          </table:table-cell>
          <table:table-cell table:number-columns-repeated="1020"/>
        </table:table-row>
        <table:table-row table:style-name="ro1">
          <table:table-cell table:formula="of:=[.A148]+[.$C$1]" office:value-type="float" office:value="141">
            <text:p>141</text:p>
          </table:table-cell>
          <table:table-cell office:value-type="float" office:value="-1.46">
            <text:p>-1.46</text:p>
          </table:table-cell>
          <table:table-cell table:formula="of:=([.C148]+([.B149]+1)*([.$C$1]))*[.$C$6]" office:value-type="float" office:value="0.141214799668575">
            <text:p>0.14</text:p>
          </table:table-cell>
          <table:table-cell table:formula="of:=([.D148]+([.C149])*([.$C$1]))*[.$D$6]" office:value-type="float" office:value="4.34435054856606">
            <text:p>4.34</text:p>
          </table:table-cell>
          <table:table-cell table:number-columns-repeated="1020"/>
        </table:table-row>
        <table:table-row table:style-name="ro1">
          <table:table-cell table:formula="of:=[.A149]+[.$C$1]" office:value-type="float" office:value="142">
            <text:p>142</text:p>
          </table:table-cell>
          <table:table-cell office:value-type="float" office:value="-1.36">
            <text:p>-1.36</text:p>
          </table:table-cell>
          <table:table-cell table:formula="of:=([.C149]+([.B150]+1)*([.$C$1]))*[.$C$6]" office:value-type="float" office:value="0.109392600165712">
            <text:p>0.11</text:p>
          </table:table-cell>
          <table:table-cell table:formula="of:=([.D149]+([.C150])*([.$C$1]))*[.$D$6]" office:value-type="float" office:value="4.41365946039319">
            <text:p>4.41</text:p>
          </table:table-cell>
          <table:table-cell table:number-columns-repeated="1020"/>
        </table:table-row>
        <table:table-row table:style-name="ro1">
          <table:table-cell table:formula="of:=[.A150]+[.$C$1]" office:value-type="float" office:value="143">
            <text:p>143</text:p>
          </table:table-cell>
          <table:table-cell office:value-type="float" office:value="-1.25">
            <text:p>-1.25</text:p>
          </table:table-cell>
          <table:table-cell table:formula="of:=([.C150]+([.B151]+1)*([.$C$1]))*[.$C$6]" office:value-type="float" office:value="0.0703036999171438">
            <text:p>0.07</text:p>
          </table:table-cell>
          <table:table-cell table:formula="of:=([.D150]+([.C151])*([.$C$1]))*[.$D$6]" office:value-type="float" office:value="4.44360749186754">
            <text:p>4.44</text:p>
          </table:table-cell>
          <table:table-cell table:number-columns-repeated="1020"/>
        </table:table-row>
        <table:table-row table:style-name="ro1">
          <table:table-cell table:formula="of:=[.A151]+[.$C$1]" office:value-type="float" office:value="144">
            <text:p>144</text:p>
          </table:table-cell>
          <table:table-cell office:value-type="float" office:value="-1.14">
            <text:p>-1.14</text:p>
          </table:table-cell>
          <table:table-cell table:formula="of:=([.C151]+([.B152]+1)*([.$C$1]))*[.$C$6]" office:value-type="float" office:value="0.0348481500414282">
            <text:p>0.03</text:p>
          </table:table-cell>
          <table:table-cell table:formula="of:=([.D151]+([.C152])*([.$C$1]))*[.$D$6]" office:value-type="float" office:value="4.43814954113179">
            <text:p>4.44</text:p>
          </table:table-cell>
          <table:table-cell table:number-columns-repeated="1020"/>
        </table:table-row>
        <table:table-row table:style-name="ro1">
          <table:table-cell table:formula="of:=[.A152]+[.$C$1]" office:value-type="float" office:value="145">
            <text:p>145</text:p>
          </table:table-cell>
          <table:table-cell office:value-type="float" office:value="-1.02">
            <text:p>-1.02</text:p>
          </table:table-cell>
          <table:table-cell table:formula="of:=([.C152]+([.B153]+1)*([.$C$1]))*[.$C$6]" office:value-type="float" office:value="-0.00742407502071408">
            <text:p>-0.01</text:p>
          </table:table-cell>
          <table:table-cell table:formula="of:=([.D152]+([.C153])*([.$C$1]))*[.$D$6]" office:value-type="float" office:value="4.39084893691607">
            <text:p>4.39</text:p>
          </table:table-cell>
          <table:table-cell table:number-columns-repeated="1020"/>
        </table:table-row>
        <table:table-row table:style-name="ro1">
          <table:table-cell table:formula="of:=[.A153]+[.$C$1]" office:value-type="float" office:value="146">
            <text:p>146</text:p>
          </table:table-cell>
          <table:table-cell office:value-type="float" office:value="-0.92">
            <text:p>-0.92</text:p>
          </table:table-cell>
          <table:table-cell table:formula="of:=([.C153]+([.B154]+1)*([.$C$1]))*[.$C$6]" office:value-type="float" office:value="-0.0362879624896429">
            <text:p>-0.04</text:p>
          </table:table-cell>
          <table:table-cell table:formula="of:=([.D153]+([.C154])*([.$C$1]))*[.$D$6]" office:value-type="float" office:value="4.31536992565659">
            <text:p>4.32</text:p>
          </table:table-cell>
          <table:table-cell table:number-columns-repeated="1020"/>
        </table:table-row>
        <table:table-row table:style-name="ro1">
          <table:table-cell table:formula="of:=[.A154]+[.$C$1]" office:value-type="float" office:value="147">
            <text:p>147</text:p>
          </table:table-cell>
          <table:table-cell office:value-type="float" office:value="-0.81">
            <text:p>-0.81</text:p>
          </table:table-cell>
          <table:table-cell table:formula="of:=([.C154]+([.B155]+1)*([.$C$1]))*[.$C$6]" office:value-type="float" office:value="-0.0768560187551785">
            <text:p>-0.08</text:p>
          </table:table-cell>
          <table:table-cell table:formula="of:=([.D154]+([.C155])*([.$C$1]))*[.$D$6]" office:value-type="float" office:value="4.2003672817393">
            <text:p>4.2</text:p>
          </table:table-cell>
          <table:table-cell table:number-columns-repeated="1020"/>
        </table:table-row>
        <table:table-row table:style-name="ro1">
          <table:table-cell table:formula="of:=[.A155]+[.$C$1]" office:value-type="float" office:value="148">
            <text:p>148</text:p>
          </table:table-cell>
          <table:table-cell office:value-type="float" office:value="-0.7">
            <text:p>-0.7</text:p>
          </table:table-cell>
          <table:table-cell table:formula="of:=([.C155]+([.B156]+1)*([.$C$1]))*[.$C$6]" office:value-type="float" office:value="-0.111571990622411">
            <text:p>-0.11</text:p>
          </table:table-cell>
          <table:table-cell table:formula="of:=([.D155]+([.C156])*([.$C$1]))*[.$D$6]" office:value-type="float" office:value="4.05199613349684">
            <text:p>4.05</text:p>
          </table:table-cell>
          <table:table-cell table:number-columns-repeated="1020"/>
        </table:table-row>
        <table:table-row table:style-name="ro1">
          <table:table-cell table:formula="of:=[.A156]+[.$C$1]" office:value-type="float" office:value="149">
            <text:p>149</text:p>
          </table:table-cell>
          <table:table-cell office:value-type="float" office:value="-0.57">
            <text:p>-0.57</text:p>
          </table:table-cell>
          <table:table-cell table:formula="of:=([.C156]+([.B157]+1)*([.$C$1]))*[.$C$6]" office:value-type="float" office:value="-0.159214004688795">
            <text:p>-0.16</text:p>
          </table:table-cell>
          <table:table-cell table:formula="of:=([.D156]+([.C157])*([.$C$1]))*[.$D$6]" office:value-type="float" office:value="3.85774708964877">
            <text:p>3.86</text:p>
          </table:table-cell>
          <table:table-cell table:number-columns-repeated="1020"/>
        </table:table-row>
        <table:table-row table:style-name="ro1">
          <table:table-cell table:formula="of:=[.A157]+[.$C$1]" office:value-type="float" office:value="150">
            <text:p>150</text:p>
          </table:table-cell>
          <table:table-cell office:value-type="float" office:value="-0.45">
            <text:p>-0.45</text:p>
          </table:table-cell>
          <table:table-cell table:formula="of:=([.C157]+([.B158]+1)*([.$C$1]))*[.$C$6]" office:value-type="float" office:value="-0.195392997655603">
            <text:p>-0.2</text:p>
          </table:table-cell>
          <table:table-cell table:formula="of:=([.D157]+([.C158])*([.$C$1]))*[.$D$6]" office:value-type="float" office:value="3.62939290516523">
            <text:p>3.63</text:p>
          </table:table-cell>
          <table:table-cell table:number-columns-repeated="1020"/>
        </table:table-row>
        <table:table-row table:style-name="ro1">
          <table:table-cell table:formula="of:=[.A158]+[.$C$1]" office:value-type="float" office:value="151">
            <text:p>151</text:p>
          </table:table-cell>
          <table:table-cell office:value-type="float" office:value="-0.33">
            <text:p>-0.33</text:p>
          </table:table-cell>
          <table:table-cell table:formula="of:=([.C158]+([.B159]+1)*([.$C$1]))*[.$C$6]" office:value-type="float" office:value="-0.237303501172199">
            <text:p>-0.24</text:p>
          </table:table-cell>
          <table:table-cell table:formula="of:=([.D158]+([.C159])*([.$C$1]))*[.$D$6]" office:value-type="float" office:value="3.36156059935709">
            <text:p>3.36</text:p>
          </table:table-cell>
          <table:table-cell table:number-columns-repeated="1020"/>
        </table:table-row>
        <table:table-row table:style-name="ro1">
          <table:table-cell table:formula="of:=[.A159]+[.$C$1]" office:value-type="float" office:value="152">
            <text:p>152</text:p>
          </table:table-cell>
          <table:table-cell office:value-type="float" office:value="-0.25">
            <text:p>-0.25</text:p>
          </table:table-cell>
          <table:table-cell table:formula="of:=([.C159]+([.B160]+1)*([.$C$1]))*[.$C$6]" office:value-type="float" office:value="-0.256348249413901">
            <text:p>-0.26</text:p>
          </table:table-cell>
          <table:table-cell table:formula="of:=([.D159]+([.C160])*([.$C$1]))*[.$D$6]" office:value-type="float" office:value="3.0772654387937">
            <text:p>3.08</text:p>
          </table:table-cell>
          <table:table-cell table:number-columns-repeated="1020"/>
        </table:table-row>
        <table:table-row table:style-name="ro1">
          <table:table-cell table:formula="of:=[.A160]+[.$C$1]" office:value-type="float" office:value="153">
            <text:p>153</text:p>
          </table:table-cell>
          <table:table-cell office:value-type="float" office:value="-0.19">
            <text:p>-0.19</text:p>
          </table:table-cell>
          <table:table-cell table:formula="of:=([.C160]+([.B161]+1)*([.$C$1]))*[.$C$6]" office:value-type="float" office:value="-0.27682587529305">
            <text:p>-0.28</text:p>
          </table:table-cell>
          <table:table-cell table:formula="of:=([.D160]+([.C161])*([.$C$1]))*[.$D$6]" office:value-type="float" office:value="2.77523560742915">
            <text:p>2.78</text:p>
          </table:table-cell>
          <table:table-cell table:number-columns-repeated="1020"/>
        </table:table-row>
        <table:table-row table:style-name="ro1">
          <table:table-cell table:formula="of:=[.A161]+[.$C$1]" office:value-type="float" office:value="154">
            <text:p>154</text:p>
          </table:table-cell>
          <table:table-cell office:value-type="float" office:value="-0.15">
            <text:p>-0.15</text:p>
          </table:table-cell>
          <table:table-cell table:formula="of:=([.C161]+([.B162]+1)*([.$C$1]))*[.$C$6]" office:value-type="float" office:value="-0.286587062353475">
            <text:p>-0.29</text:p>
          </table:table-cell>
          <table:table-cell table:formula="of:=([.D161]+([.C162])*([.$C$1]))*[.$D$6]" office:value-type="float" office:value="2.46625070816999">
            <text:p>2.47</text:p>
          </table:table-cell>
          <table:table-cell table:number-columns-repeated="1020"/>
        </table:table-row>
        <table:table-row table:style-name="ro1">
          <table:table-cell table:formula="of:=[.A162]+[.$C$1]" office:value-type="float" office:value="155">
            <text:p>155</text:p>
          </table:table-cell>
          <table:table-cell office:value-type="float" office:value="-0.12">
            <text:p>-0.12</text:p>
          </table:table-cell>
          <table:table-cell table:formula="of:=([.C162]+([.B163]+1)*([.$C$1]))*[.$C$6]" office:value-type="float" office:value="-0.296706468823262">
            <text:p>-0.3</text:p>
          </table:table-cell>
          <table:table-cell table:formula="of:=([.D162]+([.C163])*([.$C$1]))*[.$D$6]" office:value-type="float" office:value="2.15001834119261">
            <text:p>2.15</text:p>
          </table:table-cell>
          <table:table-cell table:number-columns-repeated="1020"/>
        </table:table-row>
        <table:table-row table:style-name="ro1">
          <table:table-cell table:formula="of:=[.A163]+[.$C$1]" office:value-type="float" office:value="156">
            <text:p>156</text:p>
          </table:table-cell>
          <table:table-cell office:value-type="float" office:value="-0.1">
            <text:p>-0.1</text:p>
          </table:table-cell>
          <table:table-cell table:formula="of:=([.C163]+([.B164]+1)*([.$C$1]))*[.$C$6]" office:value-type="float" office:value="-0.301646765588369">
            <text:p>-0.3</text:p>
          </table:table-cell>
          <table:table-cell table:formula="of:=([.D163]+([.C164])*([.$C$1]))*[.$D$6]" office:value-type="float" office:value="1.8317362314238">
            <text:p>1.83</text:p>
          </table:table-cell>
          <table:table-cell table:number-columns-repeated="1020"/>
        </table:table-row>
        <table:table-row table:style-name="ro1">
          <table:table-cell table:formula="of:=[.A164]+[.$C$1]" office:value-type="float" office:value="157">
            <text:p>157</text:p>
          </table:table-cell>
          <table:table-cell office:value-type="float" office:value="-0.11">
            <text:p>-0.11</text:p>
          </table:table-cell>
          <table:table-cell table:formula="of:=([.C164]+([.B165]+1)*([.$C$1]))*[.$C$6]" office:value-type="float" office:value="-0.294176617205816">
            <text:p>-0.29</text:p>
          </table:table-cell>
          <table:table-cell table:formula="of:=([.D164]+([.C165])*([.$C$1]))*[.$D$6]" office:value-type="float" office:value="1.52372157769003">
            <text:p>1.52</text:p>
          </table:table-cell>
          <table:table-cell table:number-columns-repeated="1020"/>
        </table:table-row>
        <table:table-row table:style-name="ro1">
          <table:table-cell table:formula="of:=[.A165]+[.$C$1]" office:value-type="float" office:value="158">
            <text:p>158</text:p>
          </table:table-cell>
          <table:table-cell office:value-type="float" office:value="-0.1">
            <text:p>-0.1</text:p>
          </table:table-cell>
          <table:table-cell table:formula="of:=([.C165]+([.B166]+1)*([.$C$1]))*[.$C$6]" office:value-type="float" office:value="-0.302911691397092">
            <text:p>-0.3</text:p>
          </table:table-cell>
          <table:table-cell table:formula="of:=([.D165]+([.C166])*([.$C$1]))*[.$D$6]" office:value-type="float" office:value="1.2098225973163">
            <text:p>1.21</text:p>
          </table:table-cell>
          <table:table-cell table:number-columns-repeated="1020"/>
        </table:table-row>
        <table:table-row table:style-name="ro1">
          <table:table-cell table:formula="of:=[.A166]+[.$C$1]" office:value-type="float" office:value="159">
            <text:p>159</text:p>
          </table:table-cell>
          <table:table-cell office:value-type="float" office:value="-0.12">
            <text:p>-0.12</text:p>
          </table:table-cell>
          <table:table-cell table:formula="of:=([.C166]+([.B167]+1)*([.$C$1]))*[.$C$6]" office:value-type="float" office:value="-0.288544154301454">
            <text:p>-0.29</text:p>
          </table:table-cell>
          <table:table-cell table:formula="of:=([.D166]+([.C167])*([.$C$1]))*[.$D$6]" office:value-type="float" office:value="0.912986937027709">
            <text:p>0.91</text:p>
          </table:table-cell>
          <table:table-cell table:number-columns-repeated="1020"/>
        </table:table-row>
        <table:table-row table:style-name="ro1">
          <table:table-cell table:formula="of:=[.A167]+[.$C$1]" office:value-type="float" office:value="160">
            <text:p>160</text:p>
          </table:table-cell>
          <table:table-cell office:value-type="float" office:value="-0.15">
            <text:p>-0.15</text:p>
          </table:table-cell>
          <table:table-cell table:formula="of:=([.C167]+([.B168]+1)*([.$C$1]))*[.$C$6]" office:value-type="float" office:value="-0.280727922849273">
            <text:p>-0.28</text:p>
          </table:table-cell>
          <table:table-cell table:formula="of:=([.D167]+([.C168])*([.$C$1]))*[.$D$6]" office:value-type="float" office:value="0.62656868305083">
            <text:p>0.63</text:p>
          </table:table-cell>
          <table:table-cell table:number-columns-repeated="1020"/>
        </table:table-row>
        <table:table-row table:style-name="ro1">
          <table:table-cell table:formula="of:=[.A168]+[.$C$1]" office:value-type="float" office:value="161">
            <text:p>161</text:p>
          </table:table-cell>
          <table:table-cell office:value-type="float" office:value="-0.17">
            <text:p>-0.17</text:p>
          </table:table-cell>
          <table:table-cell table:formula="of:=([.C168]+([.B169]+1)*([.$C$1]))*[.$C$6]" office:value-type="float" office:value="-0.274636038575363">
            <text:p>-0.27</text:p>
          </table:table-cell>
          <table:table-cell table:formula="of:=([.D168]+([.C169])*([.$C$1]))*[.$D$6]" office:value-type="float" office:value="0.348765250675188">
            <text:p>0.35</text:p>
          </table:table-cell>
          <table:table-cell table:number-columns-repeated="1020"/>
        </table:table-row>
        <table:table-row table:style-name="ro1">
          <table:table-cell table:formula="of:=[.A169]+[.$C$1]" office:value-type="float" office:value="162">
            <text:p>162</text:p>
          </table:table-cell>
          <table:table-cell office:value-type="float" office:value="-0.18">
            <text:p>-0.18</text:p>
          </table:table-cell>
          <table:table-cell table:formula="of:=([.C169]+([.B170]+1)*([.$C$1]))*[.$C$6]" office:value-type="float" office:value="-0.272681980712318">
            <text:p>-0.27</text:p>
          </table:table-cell>
          <table:table-cell table:formula="of:=([.D169]+([.C170])*([.$C$1]))*[.$D$6]" office:value-type="float" office:value="0.0753985205332035">
            <text:p>0.08</text:p>
          </table:table-cell>
          <table:table-cell table:number-columns-repeated="1020"/>
        </table:table-row>
        <table:table-row table:style-name="ro1">
          <table:table-cell table:formula="of:=[.A170]+[.$C$1]" office:value-type="float" office:value="163">
            <text:p>163</text:p>
          </table:table-cell>
          <table:table-cell office:value-type="float" office:value="-0.2">
            <text:p>-0.2</text:p>
          </table:table-cell>
          <table:table-cell table:formula="of:=([.C170]+([.B171]+1)*([.$C$1]))*[.$C$6]" office:value-type="float" office:value="-0.263659009643841">
            <text:p>-0.26</text:p>
          </table:table-cell>
          <table:table-cell table:formula="of:=([.D170]+([.C171])*([.$C$1]))*[.$D$6]" office:value-type="float" office:value="-0.186566144708642">
            <text:p>-0.19</text:p>
          </table:table-cell>
          <table:table-cell table:number-columns-repeated="1020"/>
        </table:table-row>
        <table:table-row table:style-name="ro1">
          <table:table-cell table:formula="of:=[.A171]+[.$C$1]" office:value-type="float" office:value="164">
            <text:p>164</text:p>
          </table:table-cell>
          <table:table-cell office:value-type="float" office:value="-0.23">
            <text:p>-0.23</text:p>
          </table:table-cell>
          <table:table-cell table:formula="of:=([.C171]+([.B172]+1)*([.$C$1]))*[.$C$6]" office:value-type="float" office:value="-0.25317049517808">
            <text:p>-0.25</text:p>
          </table:table-cell>
          <table:table-cell table:formula="of:=([.D171]+([.C172])*([.$C$1]))*[.$D$6]" office:value-type="float" office:value="-0.435779010127741">
            <text:p>-0.44</text:p>
          </table:table-cell>
          <table:table-cell table:number-columns-repeated="1020"/>
        </table:table-row>
        <table:table-row table:style-name="ro1">
          <table:table-cell table:formula="of:=[.A172]+[.$C$1]" office:value-type="float" office:value="165">
            <text:p>165</text:p>
          </table:table-cell>
          <table:table-cell office:value-type="float" office:value="-0.26">
            <text:p>-0.26</text:p>
          </table:table-cell>
          <table:table-cell table:formula="of:=([.C172]+([.B173]+1)*([.$C$1]))*[.$C$6]" office:value-type="float" office:value="-0.24341475241096">
            <text:p>-0.24</text:p>
          </table:table-cell>
          <table:table-cell table:formula="of:=([.D172]+([.C173])*([.$C$1]))*[.$D$6]" office:value-type="float" office:value="-0.673081018675853">
            <text:p>-0.67</text:p>
          </table:table-cell>
          <table:table-cell table:number-columns-repeated="1020"/>
        </table:table-row>
        <table:table-row table:style-name="ro1">
          <table:table-cell table:formula="of:=[.A173]+[.$C$1]" office:value-type="float" office:value="166">
            <text:p>166</text:p>
          </table:table-cell>
          <table:table-cell office:value-type="float" office:value="-0.28">
            <text:p>-0.28</text:p>
          </table:table-cell>
          <table:table-cell table:formula="of:=([.C173]+([.B174]+1)*([.$C$1]))*[.$C$6]" office:value-type="float" office:value="-0.23829262379452">
            <text:p>-0.24</text:p>
          </table:table-cell>
          <table:table-cell table:formula="of:=([.D173]+([.C174])*([.$C$1]))*[.$D$6]" office:value-type="float" office:value="-0.903171279688139">
            <text:p>-0.9</text:p>
          </table:table-cell>
          <table:table-cell table:number-columns-repeated="1020"/>
        </table:table-row>
        <table:table-row table:style-name="ro1">
          <table:table-cell table:formula="of:=[.A174]+[.$C$1]" office:value-type="float" office:value="167">
            <text:p>167</text:p>
          </table:table-cell>
          <table:table-cell office:value-type="float" office:value="-0.35">
            <text:p>-0.35</text:p>
          </table:table-cell>
          <table:table-cell table:formula="of:=([.C174]+([.B175]+1)*([.$C$1]))*[.$C$6]" office:value-type="float" office:value="-0.20585368810274">
            <text:p>-0.21</text:p>
          </table:table-cell>
          <table:table-cell table:formula="of:=([.D174]+([.C175])*([.$C$1]))*[.$D$6]" office:value-type="float" office:value="-1.09904374308076">
            <text:p>-1.1</text:p>
          </table:table-cell>
          <table:table-cell table:number-columns-repeated="1020"/>
        </table:table-row>
        <table:table-row table:style-name="ro1">
          <table:table-cell table:formula="of:=[.A175]+[.$C$1]" office:value-type="float" office:value="168">
            <text:p>168</text:p>
          </table:table-cell>
          <table:table-cell office:value-type="float" office:value="-0.4">
            <text:p>-0.4</text:p>
          </table:table-cell>
          <table:table-cell table:formula="of:=([.C175]+([.B176]+1)*([.$C$1]))*[.$C$6]" office:value-type="float" office:value="-0.19707315594863">
            <text:p>-0.2</text:p>
          </table:table-cell>
          <table:table-cell table:formula="of:=([.D175]+([.C176])*([.$C$1]))*[.$D$6]" office:value-type="float" office:value="-1.28445184693813">
            <text:p>-1.28</text:p>
          </table:table-cell>
          <table:table-cell table:number-columns-repeated="1020"/>
        </table:table-row>
        <table:table-row table:style-name="ro1">
          <table:table-cell table:formula="of:=[.A176]+[.$C$1]" office:value-type="float" office:value="169">
            <text:p>169</text:p>
          </table:table-cell>
          <table:table-cell office:value-type="float" office:value="-0.46">
            <text:p>-0.46</text:p>
          </table:table-cell>
          <table:table-cell table:formula="of:=([.C176]+([.B177]+1)*([.$C$1]))*[.$C$6]" office:value-type="float" office:value="-0.171463422025685">
            <text:p>-0.17</text:p>
          </table:table-cell>
          <table:table-cell table:formula="of:=([.D176]+([.C177])*([.$C$1]))*[.$D$6]" office:value-type="float" office:value="-1.44281203154314">
            <text:p>-1.44</text:p>
          </table:table-cell>
          <table:table-cell table:number-columns-repeated="1020"/>
        </table:table-row>
        <table:table-row table:style-name="ro1">
          <table:table-cell table:formula="of:=[.A177]+[.$C$1]" office:value-type="float" office:value="170">
            <text:p>170</text:p>
          </table:table-cell>
          <table:table-cell office:value-type="float" office:value="-0.5">
            <text:p>-0.5</text:p>
          </table:table-cell>
          <table:table-cell table:formula="of:=([.C177]+([.B178]+1)*([.$C$1]))*[.$C$6]" office:value-type="float" office:value="-0.164268288987157">
            <text:p>-0.16</text:p>
          </table:table-cell>
          <table:table-cell table:formula="of:=([.D177]+([.C178])*([.$C$1]))*[.$D$6]" office:value-type="float" office:value="-1.59261659764552">
            <text:p>-1.59</text:p>
          </table:table-cell>
          <table:table-cell table:number-columns-repeated="1020"/>
        </table:table-row>
        <table:table-row table:style-name="ro1">
          <table:table-cell table:formula="of:=[.A178]+[.$C$1]" office:value-type="float" office:value="171">
            <text:p>171</text:p>
          </table:table-cell>
          <table:table-cell office:value-type="float" office:value="-0.55">
            <text:p>-0.55</text:p>
          </table:table-cell>
          <table:table-cell table:formula="of:=([.C178]+([.B179]+1)*([.$C$1]))*[.$C$6]" office:value-type="float" office:value="-0.142865855506421">
            <text:p>-0.14</text:p>
          </table:table-cell>
          <table:table-cell table:formula="of:=([.D178]+([.C179])*([.$C$1]))*[.$D$6]" office:value-type="float" office:value="-1.71986311107358">
            <text:p>-1.72</text:p>
          </table:table-cell>
          <table:table-cell table:number-columns-repeated="1020"/>
        </table:table-row>
        <table:table-row table:style-name="ro1">
          <table:table-cell table:formula="of:=[.A179]+[.$C$1]" office:value-type="float" office:value="172">
            <text:p>172</text:p>
          </table:table-cell>
          <table:table-cell office:value-type="float" office:value="-0.58">
            <text:p>-0.58</text:p>
          </table:table-cell>
          <table:table-cell table:formula="of:=([.C179]+([.B180]+1)*([.$C$1]))*[.$C$6]" office:value-type="float" office:value="-0.138567072246789">
            <text:p>-0.14</text:p>
          </table:table-cell>
          <table:table-cell table:formula="of:=([.D179]+([.C180])*([.$C$1]))*[.$D$6]" office:value-type="float" office:value="-1.84170431167048">
            <text:p>-1.84</text:p>
          </table:table-cell>
          <table:table-cell table:number-columns-repeated="1020"/>
        </table:table-row>
        <table:table-row table:style-name="ro1">
          <table:table-cell table:formula="of:=[.A180]+[.$C$1]" office:value-type="float" office:value="173">
            <text:p>173</text:p>
          </table:table-cell>
          <table:table-cell office:value-type="float" office:value="-0.61">
            <text:p>-0.61</text:p>
          </table:table-cell>
          <table:table-cell table:formula="of:=([.C180]+([.B181]+1)*([.$C$1]))*[.$C$6]" office:value-type="float" office:value="-0.125716463876605">
            <text:p>-0.13</text:p>
          </table:table-cell>
          <table:table-cell table:formula="of:=([.D180]+([.C181])*([.$C$1]))*[.$D$6]" office:value-type="float" office:value="-1.94971398856716">
            <text:p>-1.95</text:p>
          </table:table-cell>
          <table:table-cell table:number-columns-repeated="1020"/>
        </table:table-row>
        <table:table-row table:style-name="ro1">
          <table:table-cell table:formula="of:=[.A181]+[.$C$1]" office:value-type="float" office:value="174">
            <text:p>174</text:p>
          </table:table-cell>
          <table:table-cell office:value-type="float" office:value="-0.66">
            <text:p>-0.66</text:p>
          </table:table-cell>
          <table:table-cell table:formula="of:=([.C181]+([.B182]+1)*([.$C$1]))*[.$C$6]" office:value-type="float" office:value="-0.107141768061697">
            <text:p>-0.11</text:p>
          </table:table-cell>
          <table:table-cell table:formula="of:=([.D181]+([.C182])*([.$C$1]))*[.$D$6]" office:value-type="float" office:value="-2.0383440548192">
            <text:p>-2.04</text:p>
          </table:table-cell>
          <table:table-cell table:number-columns-repeated="1020"/>
        </table:table-row>
        <table:table-row table:style-name="ro1">
          <table:table-cell table:formula="of:=[.A182]+[.$C$1]" office:value-type="float" office:value="175">
            <text:p>175</text:p>
          </table:table-cell>
          <table:table-cell office:value-type="float" office:value="-0.69">
            <text:p>-0.69</text:p>
          </table:table-cell>
          <table:table-cell table:formula="of:=([.C182]+([.B183]+1)*([.$C$1]))*[.$C$6]" office:value-type="float" office:value="-0.101429115969151">
            <text:p>-0.1</text:p>
          </table:table-cell>
          <table:table-cell table:formula="of:=([.D182]+([.C183])*([.$C$1]))*[.$D$6]" office:value-type="float" office:value="-2.12051521225126">
            <text:p>-2.12</text:p>
          </table:table-cell>
          <table:table-cell table:number-columns-repeated="1020"/>
        </table:table-row>
        <table:table-row table:style-name="ro1">
          <table:table-cell table:formula="of:=[.A183]+[.$C$1]" office:value-type="float" office:value="176">
            <text:p>176</text:p>
          </table:table-cell>
          <table:table-cell office:value-type="float" office:value="-0.72">
            <text:p>-0.72</text:p>
          </table:table-cell>
          <table:table-cell table:formula="of:=([.C183]+([.B184]+1)*([.$C$1]))*[.$C$6]" office:value-type="float" office:value="-0.0892854420154244">
            <text:p>-0.09</text:p>
          </table:table-cell>
          <table:table-cell table:formula="of:=([.D183]+([.C184])*([.$C$1]))*[.$D$6]" office:value-type="float" office:value="-2.18991244837828">
            <text:p>-2.19</text:p>
          </table:table-cell>
          <table:table-cell table:number-columns-repeated="1020"/>
        </table:table-row>
        <table:table-row table:style-name="ro1">
          <table:table-cell table:formula="of:=[.A184]+[.$C$1]" office:value-type="float" office:value="177">
            <text:p>177</text:p>
          </table:table-cell>
          <table:table-cell office:value-type="float" office:value="-0.76">
            <text:p>-0.76</text:p>
          </table:table-cell>
          <table:table-cell table:formula="of:=([.C184]+([.B185]+1)*([.$C$1]))*[.$C$6]" office:value-type="float" office:value="-0.0753572789922878">
            <text:p>-0.08</text:p>
          </table:table-cell>
          <table:table-cell table:formula="of:=([.D184]+([.C185])*([.$C$1]))*[.$D$6]" office:value-type="float" office:value="-2.24488229982423">
            <text:p>-2.24</text:p>
          </table:table-cell>
          <table:table-cell table:number-columns-repeated="1020"/>
        </table:table-row>
        <table:table-row table:style-name="ro1">
          <table:table-cell table:formula="of:=[.A185]+[.$C$1]" office:value-type="float" office:value="178">
            <text:p>178</text:p>
          </table:table-cell>
          <table:table-cell office:value-type="float" office:value="-0.78">
            <text:p>-0.78</text:p>
          </table:table-cell>
          <table:table-cell table:formula="of:=([.C185]+([.B186]+1)*([.$C$1]))*[.$C$6]" office:value-type="float" office:value="-0.0723213605038561">
            <text:p>-0.07</text:p>
          </table:table-cell>
          <table:table-cell table:formula="of:=([.D185]+([.C186])*([.$C$1]))*[.$D$6]" office:value-type="float" office:value="-2.29634882738514">
            <text:p>-2.3</text:p>
          </table:table-cell>
          <table:table-cell table:number-columns-repeated="1020"/>
        </table:table-row>
        <table:table-row table:style-name="ro1">
          <table:table-cell table:formula="of:=[.A186]+[.$C$1]" office:value-type="float" office:value="179">
            <text:p>179</text:p>
          </table:table-cell>
          <table:table-cell office:value-type="float" office:value="-0.8">
            <text:p>-0.8</text:p>
          </table:table-cell>
          <table:table-cell table:formula="of:=([.C186]+([.B187]+1)*([.$C$1]))*[.$C$6]" office:value-type="float" office:value="-0.0638393197480719">
            <text:p>-0.06</text:p>
          </table:table-cell>
          <table:table-cell table:formula="of:=([.D186]+([.C187])*([.$C$1]))*[.$D$6]" office:value-type="float" office:value="-2.33894645380901">
            <text:p>-2.34</text:p>
          </table:table-cell>
          <table:table-cell table:number-columns-repeated="1020"/>
        </table:table-row>
        <table:table-row table:style-name="ro1">
          <table:table-cell table:formula="of:=[.A187]+[.$C$1]" office:value-type="float" office:value="180">
            <text:p>180</text:p>
          </table:table-cell>
          <table:table-cell office:value-type="float" office:value="-0.83">
            <text:p>-0.83</text:p>
          </table:table-cell>
          <table:table-cell table:formula="of:=([.C187]+([.B188]+1)*([.$C$1]))*[.$C$6]" office:value-type="float" office:value="-0.053080340125964">
            <text:p>-0.05</text:p>
          </table:table-cell>
          <table:table-cell table:formula="of:=([.D187]+([.C188])*([.$C$1]))*[.$D$6]" office:value-type="float" office:value="-2.37049855278956">
            <text:p>-2.37</text:p>
          </table:table-cell>
          <table:table-cell table:number-columns-repeated="1020"/>
        </table:table-row>
        <table:table-row table:style-name="ro1">
          <table:table-cell table:formula="of:=[.A188]+[.$C$1]" office:value-type="float" office:value="181">
            <text:p>181</text:p>
          </table:table-cell>
          <table:table-cell office:value-type="float" office:value="-0.85">
            <text:p>-0.85</text:p>
          </table:table-cell>
          <table:table-cell table:formula="of:=([.C188]+([.B189]+1)*([.$C$1]))*[.$C$6]" office:value-type="float" office:value="-0.048459829937018">
            <text:p>-0.05</text:p>
          </table:table-cell>
          <table:table-cell table:formula="of:=([.D188]+([.C189])*([.$C$1]))*[.$D$6]" office:value-type="float" office:value="-2.39718775728204">
            <text:p>-2.4</text:p>
          </table:table-cell>
          <table:table-cell table:number-columns-repeated="1020"/>
        </table:table-row>
        <table:table-row table:style-name="ro1">
          <table:table-cell table:formula="of:=[.A189]+[.$C$1]" office:value-type="float" office:value="182">
            <text:p>182</text:p>
          </table:table-cell>
          <table:table-cell office:value-type="float" office:value="-0.86">
            <text:p>-0.86</text:p>
          </table:table-cell>
          <table:table-cell table:formula="of:=([.C189]+([.B190]+1)*([.$C$1]))*[.$C$6]" office:value-type="float" office:value="-0.045770085031491">
            <text:p>-0.05</text:p>
          </table:table-cell>
          <table:table-cell table:formula="of:=([.D189]+([.C190])*([.$C$1]))*[.$D$6]" office:value-type="float" office:value="-2.42097122173271">
            <text:p>-2.42</text:p>
          </table:table-cell>
          <table:table-cell table:number-columns-repeated="1020"/>
        </table:table-row>
        <table:table-row table:style-name="ro1">
          <table:table-cell table:formula="of:=[.A190]+[.$C$1]" office:value-type="float" office:value="183">
            <text:p>183</text:p>
          </table:table-cell>
          <table:table-cell office:value-type="float" office:value="-0.87">
            <text:p>-0.87</text:p>
          </table:table-cell>
          <table:table-cell table:formula="of:=([.C190]+([.B191]+1)*([.$C$1]))*[.$C$6]" office:value-type="float" office:value="-0.0421149574842545">
            <text:p>-0.04</text:p>
          </table:table-cell>
          <table:table-cell table:formula="of:=([.D190]+([.C191])*([.$C$1]))*[.$D$6]" office:value-type="float" office:value="-2.44091840360401">
            <text:p>-2.44</text:p>
          </table:table-cell>
          <table:table-cell table:number-columns-repeated="1020"/>
        </table:table-row>
        <table:table-row table:style-name="ro1">
          <table:table-cell table:formula="of:=[.A191]+[.$C$1]" office:value-type="float" office:value="184">
            <text:p>184</text:p>
          </table:table-cell>
          <table:table-cell office:value-type="float" office:value="-0.89">
            <text:p>-0.89</text:p>
          </table:table-cell>
          <table:table-cell table:formula="of:=([.C191]+([.B192]+1)*([.$C$1]))*[.$C$6]" office:value-type="float" office:value="-0.0339425212578727">
            <text:p>-0.03</text:p>
          </table:table-cell>
          <table:table-cell table:formula="of:=([.D191]+([.C192])*([.$C$1]))*[.$D$6]" office:value-type="float" office:value="-2.45258717653812">
            <text:p>-2.45</text:p>
          </table:table-cell>
          <table:table-cell table:number-columns-repeated="1020"/>
        </table:table-row>
        <table:table-row table:style-name="ro1">
          <table:table-cell table:formula="of:=[.A192]+[.$C$1]" office:value-type="float" office:value="185">
            <text:p>185</text:p>
          </table:table-cell>
          <table:table-cell office:value-type="float" office:value="-0.91">
            <text:p>-0.91</text:p>
          </table:table-cell>
          <table:table-cell table:formula="of:=([.C192]+([.B193]+1)*([.$C$1]))*[.$C$6]" office:value-type="float" office:value="-0.0280287393710636">
            <text:p>-0.03</text:p>
          </table:table-cell>
          <table:table-cell table:formula="of:=([.D192]+([.C193])*([.$C$1]))*[.$D$6]" office:value-type="float" office:value="-2.45829037266601">
            <text:p>-2.46</text:p>
          </table:table-cell>
          <table:table-cell table:number-columns-repeated="1020"/>
        </table:table-row>
        <table:table-row table:style-name="ro1">
          <table:table-cell table:formula="of:=[.A193]+[.$C$1]" office:value-type="float" office:value="186">
            <text:p>186</text:p>
          </table:table-cell>
          <table:table-cell office:value-type="float" office:value="-0.92">
            <text:p>-0.92</text:p>
          </table:table-cell>
          <table:table-cell table:formula="of:=([.C193]+([.B194]+1)*([.$C$1]))*[.$C$6]" office:value-type="float" office:value="-0.0259856303144682">
            <text:p>-0.03</text:p>
          </table:table-cell>
          <table:table-cell table:formula="of:=([.D193]+([.C194])*([.$C$1]))*[.$D$6]" office:value-type="float" office:value="-2.46191751895365">
            <text:p>-2.46</text:p>
          </table:table-cell>
          <table:table-cell table:number-columns-repeated="1020"/>
        </table:table-row>
        <table:table-row table:style-name="ro1">
          <table:table-cell table:formula="of:=[.A194]+[.$C$1]" office:value-type="float" office:value="187">
            <text:p>187</text:p>
          </table:table-cell>
          <table:table-cell office:value-type="float" office:value="-0.92">
            <text:p>-0.92</text:p>
          </table:table-cell>
          <table:table-cell table:formula="of:=([.C194]+([.B195]+1)*([.$C$1]))*[.$C$6]" office:value-type="float" office:value="-0.0270071848427659">
            <text:p>-0.03</text:p>
          </table:table-cell>
          <table:table-cell table:formula="of:=([.D194]+([.C195])*([.$C$1]))*[.$D$6]" office:value-type="float" office:value="-2.46652438146225">
            <text:p>-2.47</text:p>
          </table:table-cell>
          <table:table-cell table:number-columns-repeated="1020"/>
        </table:table-row>
        <table:table-row table:style-name="ro1">
          <table:table-cell table:formula="of:=[.A195]+[.$C$1]" office:value-type="float" office:value="188">
            <text:p>188</text:p>
          </table:table-cell>
          <table:table-cell office:value-type="float" office:value="-0.93">
            <text:p>-0.93</text:p>
          </table:table-cell>
          <table:table-cell table:formula="of:=([.C195]+([.B196]+1)*([.$C$1]))*[.$C$6]" office:value-type="float" office:value="-0.021496407578617">
            <text:p>-0.02</text:p>
          </table:table-cell>
          <table:table-cell table:formula="of:=([.D195]+([.C196])*([.$C$1]))*[.$D$6]" office:value-type="float" office:value="-2.4656286019395">
            <text:p>-2.47</text:p>
          </table:table-cell>
          <table:table-cell table:number-columns-repeated="1020"/>
        </table:table-row>
        <table:table-row table:style-name="ro1">
          <table:table-cell table:formula="of:=[.A196]+[.$C$1]" office:value-type="float" office:value="189">
            <text:p>189</text:p>
          </table:table-cell>
          <table:table-cell office:value-type="float" office:value="-0.94">
            <text:p>-0.94</text:p>
          </table:table-cell>
          <table:table-cell table:formula="of:=([.C196]+([.B197]+1)*([.$C$1]))*[.$C$6]" office:value-type="float" office:value="-0.0192517962106915">
            <text:p>-0.02</text:p>
          </table:table-cell>
          <table:table-cell table:formula="of:=([.D196]+([.C197])*([.$C$1]))*[.$D$6]" office:value-type="float" office:value="-2.46251647456684">
            <text:p>-2.46</text:p>
          </table:table-cell>
          <table:table-cell table:number-columns-repeated="1020"/>
        </table:table-row>
        <table:table-row table:style-name="ro1">
          <table:table-cell table:formula="of:=[.A197]+[.$C$1]" office:value-type="float" office:value="190">
            <text:p>190</text:p>
          </table:table-cell>
          <table:table-cell office:value-type="float" office:value="-0.96">
            <text:p>-0.96</text:p>
          </table:table-cell>
          <table:table-cell table:formula="of:=([.C197]+([.B198]+1)*([.$C$1]))*[.$C$6]" office:value-type="float" office:value="-0.0103741018946543">
            <text:p>-0.01</text:p>
          </table:table-cell>
          <table:table-cell table:formula="of:=([.D197]+([.C198])*([.$C$1]))*[.$D$6]" office:value-type="float" office:value="-2.45063456127334">
            <text:p>-2.45</text:p>
          </table:table-cell>
          <table:table-cell table:number-columns-repeated="1020"/>
        </table:table-row>
        <table:table-row table:style-name="ro1">
          <table:table-cell table:formula="of:=[.A198]+[.$C$1]" office:value-type="float" office:value="191">
            <text:p>191</text:p>
          </table:table-cell>
          <table:table-cell office:value-type="float" office:value="-0.96">
            <text:p>-0.96</text:p>
          </table:table-cell>
          <table:table-cell table:formula="of:=([.C198]+([.B199]+1)*([.$C$1]))*[.$C$6]" office:value-type="float" office:value="-0.0148129490526729">
            <text:p>-0.01</text:p>
          </table:table-cell>
          <table:table-cell table:formula="of:=([.D198]+([.C199])*([.$C$1]))*[.$D$6]" office:value-type="float" office:value="-2.44325848273308">
            <text:p>-2.44</text:p>
          </table:table-cell>
          <table:table-cell table:number-columns-repeated="1020"/>
        </table:table-row>
        <table:table-row table:style-name="ro1">
          <table:table-cell table:formula="of:=[.A199]+[.$C$1]" office:value-type="float" office:value="192">
            <text:p>192</text:p>
          </table:table-cell>
          <table:table-cell office:value-type="float" office:value="-0.98">
            <text:p>-0.98</text:p>
          </table:table-cell>
          <table:table-cell table:formula="of:=([.C199]+([.B200]+1)*([.$C$1]))*[.$C$6]" office:value-type="float" office:value="-0.00259352547366357">
            <text:p>0</text:p>
          </table:table-cell>
          <table:table-cell table:formula="of:=([.D199]+([.C200])*([.$C$1]))*[.$D$6]" office:value-type="float" office:value="-2.42383934013288">
            <text:p>-2.42</text:p>
          </table:table-cell>
          <table:table-cell table:number-columns-repeated="1020"/>
        </table:table-row>
        <table:table-row table:style-name="ro1">
          <table:table-cell table:formula="of:=[.A200]+[.$C$1]" office:value-type="float" office:value="193">
            <text:p>193</text:p>
          </table:table-cell>
          <table:table-cell office:value-type="float" office:value="-0.99">
            <text:p>-0.99</text:p>
          </table:table-cell>
          <table:table-cell table:formula="of:=([.C200]+([.B201]+1)*([.$C$1]))*[.$C$6]" office:value-type="float" office:value="-0.00370323726316822">
            <text:p>0</text:p>
          </table:table-cell>
          <table:table-cell table:formula="of:=([.D200]+([.C201])*([.$C$1]))*[.$D$6]" office:value-type="float" office:value="-2.40569469419948">
            <text:p>-2.41</text:p>
          </table:table-cell>
          <table:table-cell table:number-columns-repeated="1020"/>
        </table:table-row>
        <table:table-row table:style-name="ro1">
          <table:table-cell table:formula="of:=[.A201]+[.$C$1]" office:value-type="float" office:value="194">
            <text:p>194</text:p>
          </table:table-cell>
          <table:table-cell office:value-type="float" office:value="-1.01">
            <text:p>-1.01</text:p>
          </table:table-cell>
          <table:table-cell table:formula="of:=([.C201]+([.B202]+1)*([.$C$1]))*[.$C$6]" office:value-type="float" office:value="0.00685161863158411">
            <text:p>0.01</text:p>
          </table:table-cell>
          <table:table-cell table:formula="of:=([.D201]+([.C202])*([.$C$1]))*[.$D$6]" office:value-type="float" office:value="-2.37725348788779">
            <text:p>-2.38</text:p>
          </table:table-cell>
          <table:table-cell table:number-columns-repeated="1020"/>
        </table:table-row>
        <table:table-row table:style-name="ro1">
          <table:table-cell table:formula="of:=[.A202]+[.$C$1]" office:value-type="float" office:value="195">
            <text:p>195</text:p>
          </table:table-cell>
          <table:table-cell office:value-type="float" office:value="-1.02">
            <text:p>-1.02</text:p>
          </table:table-cell>
          <table:table-cell table:formula="of:=([.C202]+([.B203]+1)*([.$C$1]))*[.$C$6]" office:value-type="float" office:value="0.00657419068420795">
            <text:p>0.01</text:p>
          </table:table-cell>
          <table:table-cell table:formula="of:=([.D202]+([.C203])*([.$C$1]))*[.$D$6]" office:value-type="float" office:value="-2.34934318352875">
            <text:p>-2.35</text:p>
          </table:table-cell>
          <table:table-cell table:number-columns-repeated="1020"/>
        </table:table-row>
        <table:table-row table:style-name="ro1">
          <table:table-cell table:formula="of:=[.A203]+[.$C$1]" office:value-type="float" office:value="196">
            <text:p>196</text:p>
          </table:table-cell>
          <table:table-cell office:value-type="float" office:value="-1.02">
            <text:p>-1.02</text:p>
          </table:table-cell>
          <table:table-cell table:formula="of:=([.C203]+([.B204]+1)*([.$C$1]))*[.$C$6]" office:value-type="float" office:value="0.00671290465789603">
            <text:p>0.01</text:p>
          </table:table-cell>
          <table:table-cell table:formula="of:=([.D203]+([.C204])*([.$C$1]))*[.$D$6]" office:value-type="float" office:value="-2.32154660636101">
            <text:p>-2.32</text:p>
          </table:table-cell>
          <table:table-cell table:number-columns-repeated="1020"/>
        </table:table-row>
        <table:table-row table:style-name="ro1">
          <table:table-cell table:formula="of:=[.A204]+[.$C$1]" office:value-type="float" office:value="197">
            <text:p>197</text:p>
          </table:table-cell>
          <table:table-cell office:value-type="float" office:value="-1.01">
            <text:p>-1.01</text:p>
          </table:table-cell>
          <table:table-cell table:formula="of:=([.C204]+([.B205]+1)*([.$C$1]))*[.$C$6]" office:value-type="float" office:value="0.00164354767105199">
            <text:p>0</text:p>
          </table:table-cell>
          <table:table-cell table:formula="of:=([.D204]+([.C205])*([.$C$1]))*[.$D$6]" office:value-type="float" office:value="-2.29902393116175">
            <text:p>-2.3</text:p>
          </table:table-cell>
          <table:table-cell table:number-columns-repeated="1020"/>
        </table:table-row>
        <table:table-row table:style-name="ro1">
          <table:table-cell table:formula="of:=[.A205]+[.$C$1]" office:value-type="float" office:value="198">
            <text:p>198</text:p>
          </table:table-cell>
          <table:table-cell office:value-type="float" office:value="-1">
            <text:p>-1</text:p>
          </table:table-cell>
          <table:table-cell table:formula="of:=([.C205]+([.B206]+1)*([.$C$1]))*[.$C$6]" office:value-type="float" office:value="-0.000821773835525994">
            <text:p>0</text:p>
          </table:table-cell>
          <table:table-cell table:formula="of:=([.D205]+([.C206])*([.$C$1]))*[.$D$6]" office:value-type="float" office:value="-2.2791470936523">
            <text:p>-2.28</text:p>
          </table:table-cell>
          <table:table-cell table:number-columns-repeated="1020"/>
        </table:table-row>
        <table:table-row table:style-name="ro1">
          <table:table-cell table:formula="of:=[.A206]+[.$C$1]" office:value-type="float" office:value="199">
            <text:p>199</text:p>
          </table:table-cell>
          <table:table-cell office:value-type="float" office:value="-0.99">
            <text:p>-0.99</text:p>
          </table:table-cell>
          <table:table-cell table:formula="of:=([.C206]+([.B207]+1)*([.$C$1]))*[.$C$6]" office:value-type="float" office:value="-0.00458911308223701">
            <text:p>0</text:p>
          </table:table-cell>
          <table:table-cell table:formula="of:=([.D206]+([.C207])*([.$C$1]))*[.$D$6]" office:value-type="float" office:value="-2.26318258087393">
            <text:p>-2.26</text:p>
          </table:table-cell>
          <table:table-cell table:number-columns-repeated="1020"/>
        </table:table-row>
      </table:table>
      <table:table table:name="data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98">
            <text:p>-0.98</text:p>
          </table:table-cell>
          <table:table-cell>
            <draw:frame table:end-cell-address="data.J22" table:end-x="0.5957in" table:end-y="0.1134in" draw:z-index="0" draw:style-name="gr1" draw:text-style-name="P1" svg:width="6.2988in" svg:height="3.5402in" svg:x="0.5201in" svg:y="0.1295in">
              <draw:object draw:notify-on-update-of-ranges="data.A1:data.A755 data.B1:data.B7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-1.13">
            <text:p>-1.13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-1.27">
            <text:p>-1.2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-1.22">
            <text:p>-1.22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-0.43">
            <text:p>-0.4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3">
            <text:p>-0.3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27">
            <text:p>-0.27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5">
            <text:p>0.0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42">
            <text:p>0.42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43">
            <text:p>0.43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7">
            <text:p>0.17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14">
            <text:p>-0.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42">
            <text:p>-0.4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1.32">
            <text:p>-1.3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2.21">
            <text:p>-2.21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2.58">
            <text:p>-2.58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3.05">
            <text:p>-3.05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3.25">
            <text:p>-3.2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3.44">
            <text:p>-3.4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3.61">
            <text:p>-3.6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-3.55">
            <text:p>-3.55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-3.33">
            <text:p>-3.33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-3.21">
            <text:p>-3.21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-2.98">
            <text:p>-2.98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-2.87">
            <text:p>-2.8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-2.63">
            <text:p>-2.63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2.51">
            <text:p>-2.5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2.38">
            <text:p>-2.3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2.24">
            <text:p>-2.2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2.1">
            <text:p>-2.1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.97">
            <text:p>-1.97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1.83">
            <text:p>-1.83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-1.69">
            <text:p>-1.6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-1.46">
            <text:p>-1.46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-0.11">
            <text:p>-0.11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-0.4">
            <text:p>-0.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-0.85">
            <text:p>-0.85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-0.92">
            <text:p>-0.92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-1.03">
            <text:p>-1.03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-1.04">
            <text:p>-1.0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-1.06">
            <text:p>-1.0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-1.14">
            <text:p>-1.14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-1.16">
            <text:p>-1.1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-1.21">
            <text:p>-1.21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-1.26">
            <text:p>-1.26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-1.25">
            <text:p>-1.25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-1.24">
            <text:p>-1.24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-1.23">
            <text:p>-1.23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-1.17">
            <text:p>-1.17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-1.15">
            <text:p>-1.15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-1.12">
            <text:p>-1.12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-0.94">
            <text:p>-0.94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-0.75">
            <text:p>-0.7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-0.6">
            <text:p>-0.6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-0.47">
            <text:p>-0.4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-0.09">
            <text:p>-0.09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7">
            <text:p>0.07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32">
            <text:p>0.32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35">
            <text:p>0.35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7">
            <text:p>0.27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0.82">
            <text:p>-0.82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1.11">
            <text:p>-1.11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1.9">
            <text:p>-1.9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2.37">
            <text:p>-2.37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2.78">
            <text:p>-2.78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3.1">
            <text:p>-3.1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3.37">
            <text:p>-3.37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3.64">
            <text:p>-3.64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3.79">
            <text:p>-3.79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3.93">
            <text:p>-3.93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3.75">
            <text:p>-3.75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3.57">
            <text:p>-3.57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3.45">
            <text:p>-3.45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2.91">
            <text:p>-2.91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2.71">
            <text:p>-2.71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2.27">
            <text:p>-2.27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2.08">
            <text:p>-2.08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.92">
            <text:p>-1.92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1.79">
            <text:p>-1.79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1.48">
            <text:p>-1.48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.18">
            <text:p>-1.18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1.08">
            <text:p>-1.08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0.9">
            <text:p>-0.9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0.01">
            <text:p>-0.01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1">
            <text:p>0.1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9">
            <text:p>0.09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2">
            <text:p>0.02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0.02">
            <text:p>-0.02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0.05">
            <text:p>-0.05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0.08">
            <text:p>-0.08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0.1">
            <text:p>-0.1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0.12">
            <text:p>-0.12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0.26">
            <text:p>-0.26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0.34">
            <text:p>-0.34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0.37">
            <text:p>-0.37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0.39">
            <text:p>-0.39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0.57">
            <text:p>-0.57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0.48">
            <text:p>-0.48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0.31">
            <text:p>-0.31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0.07">
            <text:p>-0.07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0.03">
            <text:p>-0.03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-0.78">
            <text:p>-0.78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-1.49">
            <text:p>-1.49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-2.33">
            <text:p>-2.33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-2.99">
            <text:p>-2.99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-3.6">
            <text:p>-3.6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-4.07">
            <text:p>-4.07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-4.33">
            <text:p>-4.33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-4.29">
            <text:p>-4.29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-4.08">
            <text:p>-4.08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-3.65">
            <text:p>-3.65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-3.51">
            <text:p>-3.51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-3.13">
            <text:p>-3.13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-2.76">
            <text:p>-2.76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-2.5">
            <text:p>-2.5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-2.34">
            <text:p>-2.34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-2.22">
            <text:p>-2.22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-2.09">
            <text:p>-2.09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-1.96">
            <text:p>-1.96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-1.84">
            <text:p>-1.84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-1.73">
            <text:p>-1.73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-1.62">
            <text:p>-1.62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-1.5">
            <text:p>-1.5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-1.38">
            <text:p>-1.38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-1.28">
            <text:p>-1.28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-1.1">
            <text:p>-1.1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-1.05">
            <text:p>-1.05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-0.88">
            <text:p>-0.8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-0.8">
            <text:p>-0.8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-0.73">
            <text:p>-0.73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-0.32">
            <text:p>-0.32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-0.24">
            <text:p>-0.24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-0.2">
            <text:p>-0.2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-0.18">
            <text:p>-0.18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-0.15">
            <text:p>-0.15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-0.17">
            <text:p>-0.17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-0.19">
            <text:p>-0.19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-0.21">
            <text:p>-0.21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-0.23">
            <text:p>-0.23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-0.28">
            <text:p>-0.28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-0.29">
            <text:p>-0.29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-0.33">
            <text:p>-0.33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-0.41">
            <text:p>-0.41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-0.44">
            <text:p>-0.44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-0.46">
            <text:p>-0.46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-0.49">
            <text:p>-0.49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-0.5">
            <text:p>-0.5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-0.51">
            <text:p>-0.51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-0.58">
            <text:p>-0.58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-0.69">
            <text:p>-0.69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-0.7">
            <text:p>-0.7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-0.62">
            <text:p>-0.62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-0.55">
            <text:p>-0.55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-0.53">
            <text:p>-0.53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-0.56">
            <text:p>-0.56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-0.59">
            <text:p>-0.59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-0.66">
            <text:p>-0.66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-0.65">
            <text:p>-0.65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-0.64">
            <text:p>-0.64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-0.63">
            <text:p>-0.63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-0.68">
            <text:p>-0.68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-1.07">
            <text:p>-1.07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-1.2">
            <text:p>-1.2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-1.36">
            <text:p>-1.36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-1.57">
            <text:p>-1.57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-1.85">
            <text:p>-1.85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-2.19">
            <text:p>-2.19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-2.54">
            <text:p>-2.54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-2.89">
            <text:p>-2.89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-3.18">
            <text:p>-3.18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-3.36">
            <text:p>-3.36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-3.42">
            <text:p>-3.42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-3.41">
            <text:p>-3.41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-3.32">
            <text:p>-3.32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-3.16">
            <text:p>-3.16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-2.96">
            <text:p>-2.96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-2.73">
            <text:p>-2.73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-2.52">
            <text:p>-2.52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-2.31">
            <text:p>-2.31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-2.11">
            <text:p>-2.11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-1.93">
            <text:p>-1.93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-1.76">
            <text:p>-1.76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-1.63">
            <text:p>-1.63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-1.51">
            <text:p>-1.51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-1.39">
            <text:p>-1.39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-1.29">
            <text:p>-1.2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-1.19">
            <text:p>-1.19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-1.09">
            <text:p>-1.09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-0.72">
            <text:p>-0.72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-0.52">
            <text:p>-0.52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-0.38">
            <text:p>-0.38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-0.13">
            <text:p>-0.13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-0.04">
            <text:p>-0.04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28">
            <text:p>0.28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31">
            <text:p>0.31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26">
            <text:p>0.26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23">
            <text:p>0.23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12">
            <text:p>0.12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-0.06">
            <text:p>-0.06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-0.16">
            <text:p>-0.16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-0.25">
            <text:p>-0.25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-0.35">
            <text:p>-0.35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-0.45">
            <text:p>-0.45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-0.54">
            <text:p>-0.54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-0.61">
            <text:p>-0.61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-0.67">
            <text:p>-0.67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-0.71">
            <text:p>-0.71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-0.76">
            <text:p>-0.76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-0.81">
            <text:p>-0.81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-0.87">
            <text:p>-0.87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-0.91">
            <text:p>-0.91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-0.95">
            <text:p>-0.95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-1.02">
            <text:p>-1.02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-1.01">
            <text:p>-1.01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-0.99">
            <text:p>-0.99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-0.98">
            <text:p>-0.98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-0.97">
            <text:p>-0.97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-0.96">
            <text:p>-0.96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-0.93">
            <text:p>-0.93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-0.89">
            <text:p>-0.89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-0.86">
            <text:p>-0.86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-0.83">
            <text:p>-0.83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-0.79">
            <text:p>-0.7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5/27/2015</text:date>, <text:time>00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16S</meta:editing-duration>
    <meta:editing-cycles>6</meta:editing-cycles>
    <meta:generator>OpenOffice.org/3.4.1$Win32 OpenOffice.org_project/341m1$Build-9593</meta:generator>
    <dc:date>2015-05-27T00:01:13.09</dc:date>
    <meta:document-statistic meta:table-count="2" meta:cell-count="2326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148cm" svg:y="4.184cm" style:legend-expansion="high" chart:style-name="ch2"/>
        <chart:plot-area chart:style-name="ch3" table:cell-range-address="data.A1:data.B755" svg:x="0.77cm" svg:y="0.851cm" svg:width="11.738cm" svg:height="7.543cm">
          <chartooo:coordinate-region svg:x="1.312cm" svg:y="1.063cm" svg:width="10.916cm" svg:height="7.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:data.B755" chart:class="chart:scatter">
            <chart:domain table:cell-range-address="data.A1:data.A755"/>
            <chart:data-point chart:repeated="7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755</svg:desc>
                </draw:g>
              </table:table-cell>
              <table:table-cell office:value-type="float" office:value="-0.98">
                <text:p>-0.98</text:p>
                <draw:g>
                  <svg:desc>data.B1:data.B7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2.58">
                <text:p>-2.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3.61">
                <text:p>-3.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3.21">
                <text:p>-3.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2.98">
                <text:p>-2.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2.51">
                <text:p>-2.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2.38">
                <text:p>-2.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2.24">
                <text:p>-2.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83">
                <text:p>-1.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69">
                <text:p>-1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.37">
                <text:p>-2.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3.57">
                <text:p>-3.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92">
                <text:p>-1.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79">
                <text:p>-1.7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48">
                <text:p>-1.4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4.07">
                <text:p>-4.0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4.33">
                <text:p>-4.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4.08">
                <text:p>-4.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.76">
                <text:p>-2.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.36">
                <text:p>-1.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.85">
                <text:p>-1.8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2.54">
                <text:p>-2.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2.89">
                <text:p>-2.8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.18">
                <text:p>-3.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.36">
                <text:p>-3.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.42">
                <text:p>-3.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.32">
                <text:p>-3.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.16">
                <text:p>-3.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2.96">
                <text:p>-2.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2.73">
                <text:p>-2.7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2.11">
                <text:p>-2.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1.93">
                <text:p>-1.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1.76">
                <text:p>-1.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1.39">
                <text:p>-1.3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0.71">
                <text:p>-0.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0.79">
                <text:p>-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93cm" xlink:href=".." xlink:type="simple" chart:class="chart:scatter" chart:style-name="ch1">
        <chart:legend chart:legend-position="end" svg:x="13.809cm" svg:y="3.66cm" style:legend-expansion="high" chart:style-name="ch2"/>
        <chart:plot-area chart:style-name="ch3" table:cell-range-address="Sheet1.A8:Sheet1.D207 Sheet1.B7:Sheet1.D7" chart:data-source-has-labels="row" svg:x="0.77cm" svg:y="0.851cm" svg:width="12.399cm" svg:height="7.543cm">
          <chartooo:coordinate-region svg:x="1.603cm" svg:y="1.063cm" svg:width="10.838cm" svg:height="7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8:Sheet1.B207" chart:label-cell-address="Sheet1.B7:Sheet1.B7" chart:class="chart:scatter">
            <chart:domain table:cell-range-address="Sheet1.A8:Sheet1.A207"/>
            <chart:data-point chart:repeated="200"/>
          </chart:series>
          <chart:series chart:attached-axis="secondary-y" chart:style-name="ch8" chart:values-cell-range-address="Sheet1.C8:Sheet1.C207" chart:label-cell-address="Sheet1.C7:Sheet1.C7" chart:class="chart:scatter">
            <chart:data-point chart:repeated="200"/>
          </chart:series>
          <chart:series chart:attached-axis="secondary-y" chart:style-name="ch9" chart:values-cell-range-address="Sheet1.D8:Sheet1.D207" chart:label-cell-address="Sheet1.D7:Sheet1.D7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el</text:p>
                <draw:g>
                  <svg:desc>Sheet1.B7:Sheet1.B7</svg:desc>
                </draw:g>
              </table:table-cell>
              <table:table-cell office:value-type="string">
                <text:p>velo</text:p>
                <draw:g>
                  <svg:desc>Sheet1.C7:Sheet1.C7</svg:desc>
                </draw:g>
              </table:table-cell>
              <table:table-cell office:value-type="string">
                <text:p>x pos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207</svg:desc>
                </draw:g>
              </table:table-cell>
              <table:table-cell office:value-type="float" office:value="-1.05">
                <text:p>-1.05</text:p>
                <draw:g>
                  <svg:desc>Sheet1.B8:Sheet1.B207</svg:desc>
                </draw:g>
              </table:table-cell>
              <table:table-cell office:value-type="float" office:value="0">
                <text:p>0</text:p>
                <draw:g>
                  <svg:desc>Sheet1.C8:Sheet1.C207</svg:desc>
                </draw:g>
              </table:table-cell>
              <table:table-cell office:value-type="float" office:value="0">
                <text:p>0</text:p>
                <draw:g>
                  <svg:desc>Sheet1.D8:Sheet1.D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05">
                <text:p>-1.05</text:p>
              </table:table-cell>
              <table:table-cell office:value-type="float" office:value="0.025">
                <text:p>0.025</text:p>
              </table:table-cell>
              <table:table-cell office:value-type="float" office:value="0.024775">
                <text:p>0.024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06">
                <text:p>-1.06</text:p>
              </table:table-cell>
              <table:table-cell office:value-type="float" office:value="0.0175">
                <text:p>0.0175</text:p>
              </table:table-cell>
              <table:table-cell office:value-type="float" office:value="0.041894525">
                <text:p>0.041894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08">
                <text:p>-1.08</text:p>
              </table:table-cell>
              <table:table-cell office:value-type="float" office:value="0.03125">
                <text:p>0.03125</text:p>
              </table:table-cell>
              <table:table-cell office:value-type="float" office:value="0.0724862242750001">
                <text:p>0.072486224275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07">
                <text:p>-1.07</text:p>
              </table:table-cell>
              <table:table-cell office:value-type="float" office:value="0.019375">
                <text:p>0.019375</text:p>
              </table:table-cell>
              <table:table-cell office:value-type="float" office:value="0.0910344732565251">
                <text:p>0.0910344732565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04">
                <text:p>-1.04</text:p>
              </table:table-cell>
              <table:table-cell office:value-type="float" office:value="0.0103125">
                <text:p>0.0103125</text:p>
              </table:table-cell>
              <table:table-cell office:value-type="float" office:value="0.100434850497216">
                <text:p>0.100434850497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02">
                <text:p>-1.02</text:p>
              </table:table-cell>
              <table:table-cell office:value-type="float" office:value="0.00484375">
                <text:p>0.00484375</text:p>
              </table:table-cell>
              <table:table-cell office:value-type="float" office:value="0.104331093092741">
                <text:p>0.104331093092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01">
                <text:p>-1.01</text:p>
              </table:table-cell>
              <table:table-cell office:value-type="float" office:value="0.002578125">
                <text:p>0.002578125</text:p>
              </table:table-cell>
              <table:table-cell office:value-type="float" office:value="0.105947035129907">
                <text:p>0.105947035129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99">
                <text:p>-0.99</text:p>
              </table:table-cell>
              <table:table-cell office:value-type="float" office:value="-0.00628906250000001">
                <text:p>-0.00628906250000001</text:p>
              </table:table-cell>
              <table:table-cell office:value-type="float" office:value="0.0987610508762376">
                <text:p>0.0987610508762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98">
                <text:p>-0.98</text:p>
              </table:table-cell>
              <table:table-cell office:value-type="float" office:value="-0.00685546875000001">
                <text:p>-0.00685546875000001</text:p>
              </table:table-cell>
              <table:table-cell office:value-type="float" office:value="0.0910784318871014">
                <text:p>0.0910784318871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98">
                <text:p>-0.98</text:p>
              </table:table-cell>
              <table:table-cell office:value-type="float" office:value="-0.00657226562500001">
                <text:p>-0.00657226562500001</text:p>
              </table:table-cell>
              <table:table-cell office:value-type="float" office:value="0.0837456107657425">
                <text:p>0.08374561076574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99">
                <text:p>-0.99</text:p>
              </table:table-cell>
              <table:table-cell office:value-type="float" office:value="-0.0017138671875">
                <text:p>-0.0017138671875</text:p>
              </table:table-cell>
              <table:table-cell office:value-type="float" office:value="0.0812934578860383">
                <text:p>0.0812934578860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99">
                <text:p>-0.99</text:p>
              </table:table-cell>
              <table:table-cell office:value-type="float" office:value="-0.00414306640625">
                <text:p>-0.00414306640625</text:p>
              </table:table-cell>
              <table:table-cell office:value-type="float" office:value="0.0764560379564702">
                <text:p>0.0764560379564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99">
                <text:p>-0.99</text:p>
              </table:table-cell>
              <table:table-cell office:value-type="float" office:value="-0.002928466796875">
                <text:p>-0.002928466796875</text:p>
              </table:table-cell>
              <table:table-cell office:value-type="float" office:value="0.0728658230191589">
                <text:p>0.07286582301915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0.0014642333984375">
                <text:p>0.0014642333984375</text:p>
              </table:table-cell>
              <table:table-cell office:value-type="float" office:value="0.073661085909838">
                <text:p>0.0736610859098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01">
                <text:p>-1.01</text:p>
              </table:table-cell>
              <table:table-cell office:value-type="float" office:value="0.00426788330078125">
                <text:p>0.00426788330078125</text:p>
              </table:table-cell>
              <table:table-cell office:value-type="float" office:value="0.0772276084877237">
                <text:p>0.0772276084877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01">
                <text:p>-1.01</text:p>
              </table:table-cell>
              <table:table-cell office:value-type="float" office:value="0.00286605834960938">
                <text:p>0.00286605834960938</text:p>
              </table:table-cell>
              <table:table-cell office:value-type="float" office:value="0.079372823835797">
                <text:p>0.079372823835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01">
                <text:p>-1.01</text:p>
              </table:table-cell>
              <table:table-cell office:value-type="float" office:value="0.00356697082519532">
                <text:p>0.00356697082519532</text:p>
              </table:table-cell>
              <table:table-cell office:value-type="float" office:value="0.0821933365090434">
                <text:p>0.0821933365090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01">
                <text:p>-1.01</text:p>
              </table:table-cell>
              <table:table-cell office:value-type="float" office:value="0.00321651458740235">
                <text:p>0.00321651458740235</text:p>
              </table:table-cell>
              <table:table-cell office:value-type="float" office:value="0.0846411624365778">
                <text:p>0.0846411624365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02">
                <text:p>-1.02</text:p>
              </table:table-cell>
              <table:table-cell office:value-type="float" office:value="0.00839174270629884">
                <text:p>0.00839174270629884</text:p>
              </table:table-cell>
              <table:table-cell office:value-type="float" office:value="0.0921956089965907">
                <text:p>0.0921956089965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03">
                <text:p>-1.03</text:p>
              </table:table-cell>
              <table:table-cell office:value-type="float" office:value="0.0108041286468506">
                <text:p>0.0108041286468506</text:p>
              </table:table-cell>
              <table:table-cell office:value-type="float" office:value="0.10207274000465">
                <text:p>0.102072740004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03">
                <text:p>-1.03</text:p>
              </table:table-cell>
              <table:table-cell office:value-type="float" office:value="0.00959793567657471">
                <text:p>0.00959793567657471</text:p>
              </table:table-cell>
              <table:table-cell office:value-type="float" office:value="0.110665639600094">
                <text:p>0.110665639600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05">
                <text:p>-1.05</text:p>
              </table:table-cell>
              <table:table-cell office:value-type="float" office:value="0.0202010321617127">
                <text:p>0.0202010321617127</text:p>
              </table:table-cell>
              <table:table-cell office:value-type="float" office:value="0.12968887171595">
                <text:p>0.12968887171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07">
                <text:p>-1.07</text:p>
              </table:table-cell>
              <table:table-cell office:value-type="float" office:value="0.0248994839191437">
                <text:p>0.0248994839191437</text:p>
              </table:table-cell>
              <table:table-cell office:value-type="float" office:value="0.153197060434378">
                <text:p>0.153197060434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09">
                <text:p>-1.09</text:p>
              </table:table-cell>
              <table:table-cell office:value-type="float" office:value="0.0325502580404282">
                <text:p>0.0325502580404282</text:p>
              </table:table-cell>
              <table:table-cell office:value-type="float" office:value="0.184075592608533">
                <text:p>0.184075592608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11">
                <text:p>-1.11</text:p>
              </table:table-cell>
              <table:table-cell office:value-type="float" office:value="0.038724870979786">
                <text:p>0.038724870979786</text:p>
              </table:table-cell>
              <table:table-cell office:value-type="float" office:value="0.220795259416024">
                <text:p>0.220795259416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13">
                <text:p>-1.13</text:p>
              </table:table-cell>
              <table:table-cell office:value-type="float" office:value="0.045637564510107">
                <text:p>0.045637564510107</text:p>
              </table:table-cell>
              <table:table-cell office:value-type="float" office:value="0.264034928510796">
                <text:p>0.2640349285107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14">
                <text:p>-1.14</text:p>
              </table:table-cell>
              <table:table-cell office:value-type="float" office:value="0.0471812177449466">
                <text:p>0.0471812177449466</text:p>
              </table:table-cell>
              <table:table-cell office:value-type="float" office:value="0.308415200939441">
                <text:p>0.308415200939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15">
                <text:p>-1.15</text:p>
              </table:table-cell>
              <table:table-cell office:value-type="float" office:value="0.0514093911275267">
                <text:p>0.0514093911275267</text:p>
              </table:table-cell>
              <table:table-cell office:value-type="float" office:value="0.356586170738365">
                <text:p>0.356586170738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15">
                <text:p>-1.15</text:p>
              </table:table-cell>
              <table:table-cell office:value-type="float" office:value="0.0492953044362366">
                <text:p>0.0492953044362366</text:p>
              </table:table-cell>
              <table:table-cell office:value-type="float" office:value="0.40222854189803">
                <text:p>0.40222854189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15">
                <text:p>-1.15</text:p>
              </table:table-cell>
              <table:table-cell office:value-type="float" office:value="0.0503523477818816">
                <text:p>0.0503523477818816</text:p>
              </table:table-cell>
              <table:table-cell office:value-type="float" office:value="0.448507661672793">
                <text:p>0.448507661672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16">
                <text:p>-1.16</text:p>
              </table:table-cell>
              <table:table-cell office:value-type="float" office:value="0.0548238261090591">
                <text:p>0.0548238261090591</text:p>
              </table:table-cell>
              <table:table-cell office:value-type="float" office:value="0.498801504391815">
                <text:p>0.4988015043918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16">
                <text:p>-1.16</text:p>
              </table:table-cell>
              <table:table-cell office:value-type="float" office:value="0.0525880869454704">
                <text:p>0.0525880869454704</text:p>
              </table:table-cell>
              <table:table-cell office:value-type="float" office:value="0.54642708501525">
                <text:p>0.54642708501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17">
                <text:p>-1.17</text:p>
              </table:table-cell>
              <table:table-cell office:value-type="float" office:value="0.0587059565272648">
                <text:p>0.0587059565272648</text:p>
              </table:table-cell>
              <table:table-cell office:value-type="float" office:value="0.599686844168632">
                <text:p>0.599686844168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17">
                <text:p>-1.17</text:p>
              </table:table-cell>
              <table:table-cell office:value-type="float" office:value="0.0556470217363676">
                <text:p>0.0556470217363676</text:p>
              </table:table-cell>
              <table:table-cell office:value-type="float" office:value="0.649435861111855">
                <text:p>0.649435861111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18">
                <text:p>-1.18</text:p>
              </table:table-cell>
              <table:table-cell office:value-type="float" office:value="0.0621764891318162">
                <text:p>0.0621764891318162</text:p>
              </table:table-cell>
              <table:table-cell office:value-type="float" office:value="0.705207839091478">
                <text:p>0.7052078390914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2">
                <text:p>-1.2</text:p>
              </table:table-cell>
              <table:table-cell office:value-type="float" office:value="0.0689117554340919">
                <text:p>0.0689117554340919</text:p>
              </table:table-cell>
              <table:table-cell office:value-type="float" office:value="0.76715251817484">
                <text:p>0.76715251817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21">
                <text:p>-1.21</text:p>
              </table:table-cell>
              <table:table-cell office:value-type="float" office:value="0.070544122282954">
                <text:p>0.070544122282954</text:p>
              </table:table-cell>
              <table:table-cell office:value-type="float" office:value="0.830157370693673">
                <text:p>0.830157370693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23">
                <text:p>-1.23</text:p>
              </table:table-cell>
              <table:table-cell office:value-type="float" office:value="0.079727938858523">
                <text:p>0.079727938858523</text:p>
              </table:table-cell>
              <table:table-cell office:value-type="float" office:value="0.901696341766227">
                <text:p>0.901696341766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26">
                <text:p>-1.26</text:p>
              </table:table-cell>
              <table:table-cell office:value-type="float" office:value="0.0901360305707385">
                <text:p>0.0901360305707385</text:p>
              </table:table-cell>
              <table:table-cell office:value-type="float" office:value="0.982905880985932">
                <text:p>0.9829058809859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27">
                <text:p>-1.27</text:p>
              </table:table-cell>
              <table:table-cell office:value-type="float" office:value="0.0899319847146307">
                <text:p>0.0899319847146307</text:p>
              </table:table-cell>
              <table:table-cell office:value-type="float" office:value="1.06318232490926">
                <text:p>1.063182324909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28">
                <text:p>-1.28</text:p>
              </table:table-cell>
              <table:table-cell office:value-type="float" office:value="0.0950340076426846">
                <text:p>0.0950340076426846</text:p>
              </table:table-cell>
              <table:table-cell office:value-type="float" office:value="1.14779238555898">
                <text:p>1.147792385558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28">
                <text:p>-1.28</text:p>
              </table:table-cell>
              <table:table-cell office:value-type="float" office:value="0.0924829961786577">
                <text:p>0.0924829961786577</text:p>
              </table:table-cell>
              <table:table-cell office:value-type="float" office:value="1.22911290330199">
                <text:p>1.22911290330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28">
                <text:p>-1.28</text:p>
              </table:table-cell>
              <table:table-cell office:value-type="float" office:value="0.0937585019106712">
                <text:p>0.0937585019106712</text:p>
              </table:table-cell>
              <table:table-cell office:value-type="float" office:value="1.31096556256575">
                <text:p>1.310965562565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27">
                <text:p>-1.27</text:p>
              </table:table-cell>
              <table:table-cell office:value-type="float" office:value="0.0881207490446644">
                <text:p>0.0881207490446644</text:p>
              </table:table-cell>
              <table:table-cell office:value-type="float" office:value="1.38649453480592">
                <text:p>1.386494534805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24">
                <text:p>-1.24</text:p>
              </table:table-cell>
              <table:table-cell office:value-type="float" office:value="0.0759396254776678">
                <text:p>0.0759396254776678</text:p>
              </table:table-cell>
              <table:table-cell office:value-type="float" office:value="1.44927225284104">
                <text:p>1.44927225284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23">
                <text:p>-1.23</text:p>
              </table:table-cell>
              <table:table-cell office:value-type="float" office:value="0.0770301872611661">
                <text:p>0.0770301872611661</text:p>
              </table:table-cell>
              <table:table-cell office:value-type="float" office:value="1.51256571814128">
                <text:p>1.51256571814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22">
                <text:p>-1.22</text:p>
              </table:table-cell>
              <table:table-cell office:value-type="float" office:value="0.0714849063694169">
                <text:p>0.0714849063694169</text:p>
              </table:table-cell>
              <table:table-cell office:value-type="float" office:value="1.5697941688901">
                <text:p>1.5697941688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21">
                <text:p>-1.21</text:p>
              </table:table-cell>
              <table:table-cell office:value-type="float" office:value="0.0692575468152915">
                <text:p>0.0692575468152915</text:p>
              </table:table-cell>
              <table:table-cell office:value-type="float" office:value="1.62430025026405">
                <text:p>1.62430025026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18">
                <text:p>-1.18</text:p>
              </table:table-cell>
              <table:table-cell office:value-type="float" office:value="0.0553712265923542">
                <text:p>0.0553712265923542</text:p>
              </table:table-cell>
              <table:table-cell office:value-type="float" office:value="1.66455443356469">
                <text:p>1.66455443356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17">
                <text:p>-1.17</text:p>
              </table:table-cell>
              <table:table-cell office:value-type="float" office:value="0.0573143867038229">
                <text:p>0.0573143867038229</text:p>
              </table:table-cell>
              <table:table-cell office:value-type="float" office:value="1.7063720008861">
                <text:p>1.7063720008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14">
                <text:p>-1.14</text:p>
              </table:table-cell>
              <table:table-cell office:value-type="float" office:value="0.0413428066480886">
                <text:p>0.0413428066480886</text:p>
              </table:table-cell>
              <table:table-cell office:value-type="float" office:value="1.73198537426638">
                <text:p>1.731985374266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11">
                <text:p>-1.11</text:p>
              </table:table-cell>
              <table:table-cell office:value-type="float" office:value="0.0343285966759557">
                <text:p>0.0343285966759557</text:p>
              </table:table-cell>
              <table:table-cell office:value-type="float" office:value="1.75041714520386">
                <text:p>1.75041714520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08">
                <text:p>-1.08</text:p>
              </table:table-cell>
              <table:table-cell office:value-type="float" office:value="0.0228357016620222">
                <text:p>0.0228357016620222</text:p>
              </table:table-cell>
              <table:table-cell office:value-type="float" office:value="1.75729357124408">
                <text:p>1.75729357124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06">
                <text:p>-1.06</text:p>
              </table:table-cell>
              <table:table-cell office:value-type="float" office:value="0.0185821491689889">
                <text:p>0.0185821491689889</text:p>
              </table:table-cell>
              <table:table-cell office:value-type="float" office:value="1.75989283892936">
                <text:p>1.75989283892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02">
                <text:p>-1.02</text:p>
              </table:table-cell>
              <table:table-cell office:value-type="float" office:value="0.000708925415505539">
                <text:p>0.000708925415505539</text:p>
              </table:table-cell>
              <table:table-cell office:value-type="float" office:value="1.74475634846576">
                <text:p>1.74475634846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99">
                <text:p>-0.99</text:p>
              </table:table-cell>
              <table:table-cell office:value-type="float" office:value="-0.00535446270775277">
                <text:p>-0.00535446270775277</text:p>
              </table:table-cell>
              <table:table-cell office:value-type="float" office:value="1.72374726878618">
                <text:p>1.723747268786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95">
                <text:p>-0.95</text:p>
              </table:table-cell>
              <table:table-cell office:value-type="float" office:value="-0.0223227686461236">
                <text:p>-0.0223227686461236</text:p>
              </table:table-cell>
              <table:table-cell office:value-type="float" office:value="1.6861116796388">
                <text:p>1.6861116796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92">
                <text:p>-0.92</text:p>
              </table:table-cell>
              <table:table-cell office:value-type="float" office:value="-0.0288386156769382">
                <text:p>-0.0288386156769382</text:p>
              </table:table-cell>
              <table:table-cell office:value-type="float" office:value="1.6423576063862">
                <text:p>1.6423576063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89">
                <text:p>-0.89</text:p>
              </table:table-cell>
              <table:table-cell office:value-type="float" office:value="-0.0405806921615309">
                <text:p>-0.0405806921615309</text:p>
              </table:table-cell>
              <table:table-cell office:value-type="float" office:value="1.58736092199665">
                <text:p>1.587360921996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84">
                <text:p>-0.84</text:p>
              </table:table-cell>
              <table:table-cell office:value-type="float" office:value="-0.0597096539192346">
                <text:p>-0.0597096539192346</text:p>
              </table:table-cell>
              <table:table-cell office:value-type="float" office:value="1.51390240666472">
                <text:p>1.513902406664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81">
                <text:p>-0.81</text:p>
              </table:table-cell>
              <table:table-cell office:value-type="float" office:value="-0.0651451730403827">
                <text:p>-0.0651451730403827</text:p>
              </table:table-cell>
              <table:table-cell office:value-type="float" office:value="1.43571841852172">
                <text:p>1.43571841852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78">
                <text:p>-0.78</text:p>
              </table:table-cell>
              <table:table-cell office:value-type="float" office:value="-0.0774274134798086">
                <text:p>-0.0774274134798086</text:p>
              </table:table-cell>
              <table:table-cell office:value-type="float" office:value="1.34606638599653">
                <text:p>1.34606638599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75">
                <text:p>-0.75</text:p>
              </table:table-cell>
              <table:table-cell office:value-type="float" office:value="-0.0862862932600957">
                <text:p>-0.0862862932600957</text:p>
              </table:table-cell>
              <table:table-cell office:value-type="float" office:value="1.24844207190181">
                <text:p>1.24844207190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73">
                <text:p>-0.73</text:p>
              </table:table-cell>
              <table:table-cell office:value-type="float" office:value="-0.0918568533699522">
                <text:p>-0.0918568533699522</text:p>
              </table:table-cell>
              <table:table-cell office:value-type="float" office:value="1.14617595156507">
                <text:p>1.14617595156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69">
                <text:p>-0.69</text:p>
              </table:table-cell>
              <table:table-cell office:value-type="float" office:value="-0.109071573315024">
                <text:p>-0.109071573315024</text:p>
              </table:table-cell>
              <table:table-cell office:value-type="float" office:value="1.0277704388458">
                <text:p>1.02777043884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65">
                <text:p>-0.65</text:p>
              </table:table-cell>
              <table:table-cell office:value-type="float" office:value="-0.120464213342488">
                <text:p>-0.120464213342488</text:p>
              </table:table-cell>
              <table:table-cell office:value-type="float" office:value="0.899140469473777">
                <text:p>0.899140469473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61">
                <text:p>-0.61</text:p>
              </table:table-cell>
              <table:table-cell office:value-type="float" office:value="-0.134767893328756">
                <text:p>-0.134767893328756</text:p>
              </table:table-cell>
              <table:table-cell office:value-type="float" office:value="0.757493222959716">
                <text:p>0.757493222959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57">
                <text:p>-0.57</text:p>
              </table:table-cell>
              <table:table-cell office:value-type="float" office:value="-0.147616053335622">
                <text:p>-0.147616053335622</text:p>
              </table:table-cell>
              <table:table-cell office:value-type="float" office:value="0.604388275097477">
                <text:p>0.604388275097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54">
                <text:p>-0.54</text:p>
              </table:table-cell>
              <table:table-cell office:value-type="float" office:value="-0.156191973332189">
                <text:p>-0.156191973332189</text:p>
              </table:table-cell>
              <table:table-cell office:value-type="float" office:value="0.444162535049401">
                <text:p>0.444162535049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51">
                <text:p>-0.51</text:p>
              </table:table-cell>
              <table:table-cell office:value-type="float" office:value="-0.166904013333906">
                <text:p>-0.166904013333906</text:p>
              </table:table-cell>
              <table:table-cell office:value-type="float" office:value="0.274763195020056">
                <text:p>0.274763195020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47">
                <text:p>-0.47</text:p>
              </table:table-cell>
              <table:table-cell office:value-type="float" office:value="-0.181547993333047">
                <text:p>-0.181547993333047</text:p>
              </table:table-cell>
              <table:table-cell office:value-type="float" office:value="0.0923762648718254">
                <text:p>0.0923762648718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46">
                <text:p>-0.46</text:p>
              </table:table-cell>
              <table:table-cell office:value-type="float" office:value="-0.179226003333476">
                <text:p>-0.179226003333476</text:p>
              </table:table-cell>
              <table:table-cell office:value-type="float" office:value="-0.0860680908154962">
                <text:p>-0.08606809081549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44">
                <text:p>-0.44</text:p>
              </table:table-cell>
              <table:table-cell office:value-type="float" office:value="-0.190386998333262">
                <text:p>-0.190386998333262</text:p>
              </table:table-cell>
              <table:table-cell office:value-type="float" office:value="-0.273966993346419">
                <text:p>-0.273966993346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44">
                <text:p>-0.44</text:p>
              </table:table-cell>
              <table:table-cell office:value-type="float" office:value="-0.184806500833369">
                <text:p>-0.184806500833369</text:p>
              </table:table-cell>
              <table:table-cell office:value-type="float" office:value="-0.45464453273217">
                <text:p>-0.45464453273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43">
                <text:p>-0.43</text:p>
              </table:table-cell>
              <table:table-cell office:value-type="float" office:value="-0.192596749583315">
                <text:p>-0.192596749583315</text:p>
              </table:table-cell>
              <table:table-cell office:value-type="float" office:value="-0.641416110774646">
                <text:p>-0.6414161107746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43">
                <text:p>-0.43</text:p>
              </table:table-cell>
              <table:table-cell office:value-type="float" office:value="-0.188701625208342">
                <text:p>-0.188701625208342</text:p>
              </table:table-cell>
              <table:table-cell office:value-type="float" office:value="-0.822646676359142">
                <text:p>-0.8226466763591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39">
                <text:p>-0.39</text:p>
              </table:table-cell>
              <table:table-cell office:value-type="float" office:value="-0.210649187395829">
                <text:p>-0.210649187395829</text:p>
              </table:table-cell>
              <table:table-cell office:value-type="float" office:value="-1.02399620098118">
                <text:p>-1.023996200981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34">
                <text:p>-0.34</text:p>
              </table:table-cell>
              <table:table-cell office:value-type="float" office:value="-0.224675406302086">
                <text:p>-0.224675406302086</text:p>
              </table:table-cell>
              <table:table-cell office:value-type="float" office:value="-1.23743356281771">
                <text:p>-1.2374335628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31">
                <text:p>-0.31</text:p>
              </table:table-cell>
              <table:table-cell office:value-type="float" office:value="-0.232662296848957">
                <text:p>-0.232662296848957</text:p>
              </table:table-cell>
              <table:table-cell office:value-type="float" office:value="-1.45686499692967">
                <text:p>-1.45686499692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3">
                <text:p>-0.3</text:p>
              </table:table-cell>
              <table:table-cell office:value-type="float" office:value="-0.233668851575521">
                <text:p>-0.233668851575521</text:p>
              </table:table-cell>
              <table:table-cell office:value-type="float" office:value="-1.67531904386864">
                <text:p>-1.67531904386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3">
                <text:p>-0.3</text:p>
              </table:table-cell>
              <table:table-cell office:value-type="float" office:value="-0.233165574212239">
                <text:p>-0.233165574212239</text:p>
              </table:table-cell>
              <table:table-cell office:value-type="float" office:value="-1.89130825651816">
                <text:p>-1.8913082565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27">
                <text:p>-0.27</text:p>
              </table:table-cell>
              <table:table-cell office:value-type="float" office:value="-0.24841721289388">
                <text:p>-0.24841721289388</text:p>
              </table:table-cell>
              <table:table-cell office:value-type="float" office:value="-2.12046794018733">
                <text:p>-2.120467940187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24">
                <text:p>-0.24</text:p>
              </table:table-cell>
              <table:table-cell office:value-type="float" office:value="-0.25579139355306">
                <text:p>-0.25579139355306</text:p>
              </table:table-cell>
              <table:table-cell office:value-type="float" office:value="-2.35487299973672">
                <text:p>-2.35487299973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9">
                <text:p>-0.19</text:p>
              </table:table-cell>
              <table:table-cell office:value-type="float" office:value="-0.27710430322347">
                <text:p>-0.27710430322347</text:p>
              </table:table-cell>
              <table:table-cell office:value-type="float" office:value="-2.60828950723355">
                <text:p>-2.608289507233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17">
                <text:p>-0.17</text:p>
              </table:table-cell>
              <table:table-cell office:value-type="float" office:value="-0.276447848388265">
                <text:p>-0.276447848388265</text:p>
              </table:table-cell>
              <table:table-cell office:value-type="float" office:value="-2.85877471942122">
                <text:p>-2.85877471942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13">
                <text:p>-0.13</text:p>
              </table:table-cell>
              <table:table-cell office:value-type="float" office:value="-0.296776075805868">
                <text:p>-0.296776075805868</text:p>
              </table:table-cell>
              <table:table-cell office:value-type="float" office:value="-3.12715083807004">
                <text:p>-3.127150838070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09">
                <text:p>-0.09</text:p>
              </table:table-cell>
              <table:table-cell office:value-type="float" office:value="-0.306611962097066">
                <text:p>-0.306611962097066</text:p>
              </table:table-cell>
              <table:table-cell office:value-type="float" office:value="-3.40285893496561">
                <text:p>-3.402858934965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06">
                <text:p>-0.06</text:p>
              </table:table-cell>
              <table:table-cell office:value-type="float" office:value="-0.316694018951467">
                <text:p>-0.316694018951467</text:p>
              </table:table-cell>
              <table:table-cell office:value-type="float" office:value="-3.68607697733182">
                <text:p>-3.686076977331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03">
                <text:p>-0.03</text:p>
              </table:table-cell>
              <table:table-cell office:value-type="float" office:value="-0.326652990524267">
                <text:p>-0.326652990524267</text:p>
              </table:table-cell>
              <table:table-cell office:value-type="float" office:value="-3.97661539814538">
                <text:p>-3.976615398145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2">
                <text:p>-0.02</text:p>
              </table:table-cell>
              <table:table-cell office:value-type="float" office:value="-0.326673504737867">
                <text:p>-0.326673504737867</text:p>
              </table:table-cell>
              <table:table-cell office:value-type="float" office:value="-4.2645593027573">
                <text:p>-4.2645593027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4">
                <text:p>0.04</text:p>
              </table:table-cell>
              <table:table-cell office:value-type="float" office:value="-0.356663247631067">
                <text:p>-0.356663247631067</text:p>
              </table:table-cell>
              <table:table-cell office:value-type="float" office:value="-4.57963154743487">
                <text:p>-4.579631547434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5">
                <text:p>0.05</text:p>
              </table:table-cell>
              <table:table-cell office:value-type="float" office:value="-0.346668376184467">
                <text:p>-0.346668376184467</text:p>
              </table:table-cell>
              <table:table-cell office:value-type="float" office:value="-4.88196322430676">
                <text:p>-4.881963224306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">
                <text:p>0.1</text:p>
              </table:table-cell>
              <table:table-cell office:value-type="float" office:value="-0.376665811907767">
                <text:p>-0.376665811907767</text:p>
              </table:table-cell>
              <table:table-cell office:value-type="float" office:value="-5.2113013748886">
                <text:p>-5.21130137488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1">
                <text:p>0.11</text:p>
              </table:table-cell>
              <table:table-cell office:value-type="float" office:value="-0.366667094046117">
                <text:p>-0.366667094046117</text:p>
              </table:table-cell>
              <table:table-cell office:value-type="float" office:value="-5.5277667527143">
                <text:p>-5.5277667527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1">
                <text:p>0.11</text:p>
              </table:table-cell>
              <table:table-cell office:value-type="float" office:value="-0.371666452976942">
                <text:p>-0.371666452976942</text:p>
              </table:table-cell>
              <table:table-cell office:value-type="float" office:value="-5.84633830684002">
                <text:p>-5.846338306840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6">
                <text:p>0.16</text:p>
              </table:table-cell>
              <table:table-cell office:value-type="float" office:value="-0.394166773511529">
                <text:p>-0.394166773511529</text:p>
              </table:table-cell>
              <table:table-cell office:value-type="float" office:value="-6.18434053462839">
                <text:p>-6.184340534628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">
                <text:p>0.2</text:p>
              </table:table-cell>
              <table:table-cell office:value-type="float" office:value="-0.402916613244235">
                <text:p>-0.402916613244235</text:p>
              </table:table-cell>
              <table:table-cell office:value-type="float" office:value="-6.52797183354177">
                <text:p>-6.527971833541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5">
                <text:p>0.25</text:p>
              </table:table-cell>
              <table:table-cell office:value-type="float" office:value="-0.423541693377882">
                <text:p>-0.423541693377882</text:p>
              </table:table-cell>
              <table:table-cell office:value-type="float" office:value="-6.88894990517737">
                <text:p>-6.88894990517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1">
                <text:p>0.31</text:p>
              </table:table-cell>
              <table:table-cell office:value-type="float" office:value="-0.443229153311059">
                <text:p>-0.443229153311059</text:p>
              </table:table-cell>
              <table:table-cell office:value-type="float" office:value="-7.26618944696204">
                <text:p>-7.266189446962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5">
                <text:p>0.35</text:p>
              </table:table-cell>
              <table:table-cell office:value-type="float" office:value="-0.453385423344471">
                <text:p>-0.453385423344471</text:p>
              </table:table-cell>
              <table:table-cell office:value-type="float" office:value="-7.65009869647375">
                <text:p>-7.65009869647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8">
                <text:p>0.38</text:p>
              </table:table-cell>
              <table:table-cell office:value-type="float" office:value="-0.463307288327765">
                <text:p>-0.463307288327765</text:p>
              </table:table-cell>
              <table:table-cell office:value-type="float" office:value="-8.0403853309383">
                <text:p>-8.04038533093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42">
                <text:p>0.42</text:p>
              </table:table-cell>
              <table:table-cell office:value-type="float" office:value="-0.478346355836118">
                <text:p>-0.478346355836118</text:p>
              </table:table-cell>
              <table:table-cell office:value-type="float" office:value="-8.44206310159345">
                <text:p>-8.44206310159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43">
                <text:p>0.43</text:p>
              </table:table-cell>
              <table:table-cell office:value-type="float" office:value="-0.475826822081941">
                <text:p>-0.475826822081941</text:p>
              </table:table-cell>
              <table:table-cell office:value-type="float" office:value="-8.83762891436231">
                <text:p>-8.837628914362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45">
                <text:p>0.45</text:p>
              </table:table-cell>
              <table:table-cell office:value-type="float" office:value="-0.487086588959029">
                <text:p>-0.487086588959029</text:p>
              </table:table-cell>
              <table:table-cell office:value-type="float" office:value="-9.24079306379145">
                <text:p>-9.240793063791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46">
                <text:p>0.46</text:p>
              </table:table-cell>
              <table:table-cell office:value-type="float" office:value="-0.486456705520485">
                <text:p>-0.486456705520485</text:p>
              </table:table-cell>
              <table:table-cell office:value-type="float" office:value="-9.63970452138812">
                <text:p>-9.639704521388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45">
                <text:p>0.45</text:p>
              </table:table-cell>
              <table:table-cell office:value-type="float" office:value="-0.481771647239757">
                <text:p>-0.481771647239757</text:p>
              </table:table-cell>
              <table:table-cell office:value-type="float" office:value="-10.0303828831102">
                <text:p>-10.0303828831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4">
                <text:p>0.4</text:p>
              </table:table-cell>
              <table:table-cell office:value-type="float" office:value="-0.459114176380121">
                <text:p>-0.459114176380121</text:p>
              </table:table-cell>
              <table:table-cell office:value-type="float" office:value="-10.3950915859549">
                <text:p>-10.39509158595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1">
                <text:p>0.31</text:p>
              </table:table-cell>
              <table:table-cell office:value-type="float" office:value="-0.425442911809939">
                <text:p>-0.425442911809939</text:p>
              </table:table-cell>
              <table:table-cell office:value-type="float" office:value="-10.723149687285">
                <text:p>-10.723149687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7">
                <text:p>0.17</text:p>
              </table:table-cell>
              <table:table-cell office:value-type="float" office:value="-0.37227854409503">
                <text:p>-0.37227854409503</text:p>
              </table:table-cell>
              <table:table-cell office:value-type="float" office:value="-10.9955693772976">
                <text:p>-10.99556937729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2">
                <text:p>0.02</text:p>
              </table:table-cell>
              <table:table-cell office:value-type="float" office:value="-0.323860727952485">
                <text:p>-0.323860727952485</text:p>
              </table:table-cell>
              <table:table-cell office:value-type="float" office:value="-11.2175552343028">
                <text:p>-11.2175552343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14">
                <text:p>-0.14</text:p>
              </table:table-cell>
              <table:table-cell office:value-type="float" office:value="-0.268069636023758">
                <text:p>-0.268069636023758</text:p>
              </table:table-cell>
              <table:table-cell office:value-type="float" office:value="-11.3822542464937">
                <text:p>-11.38225424649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42">
                <text:p>-0.42</text:p>
              </table:table-cell>
              <table:table-cell office:value-type="float" office:value="-0.155965181988121">
                <text:p>-0.155965181988121</text:p>
              </table:table-cell>
              <table:table-cell office:value-type="float" office:value="-11.4343754536254">
                <text:p>-11.4343754536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85">
                <text:p>-0.85</text:p>
              </table:table-cell>
              <table:table-cell office:value-type="float" office:value="0.00298259099406062">
                <text:p>0.00298259099406062</text:p>
              </table:table-cell>
              <table:table-cell office:value-type="float" office:value="-11.3285103268677">
                <text:p>-11.3285103268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32">
                <text:p>-1.32</text:p>
              </table:table-cell>
              <table:table-cell office:value-type="float" office:value="0.15850870450297">
                <text:p>0.15850870450297</text:p>
              </table:table-cell>
              <table:table-cell office:value-type="float" office:value="-11.0694716077634">
                <text:p>-11.06947160776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79">
                <text:p>-1.79</text:p>
              </table:table-cell>
              <table:table-cell office:value-type="float" office:value="0.315745647748515">
                <text:p>0.315745647748515</text:p>
              </table:table-cell>
              <table:table-cell office:value-type="float" office:value="-10.6569424263748">
                <text:p>-10.6569424263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2.21">
                <text:p>-2.21</text:p>
              </table:table-cell>
              <table:table-cell office:value-type="float" office:value="0.447127176125742">
                <text:p>0.447127176125742</text:p>
              </table:table-cell>
              <table:table-cell office:value-type="float" office:value="-10.1179269129968">
                <text:p>-10.11792691299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2.58">
                <text:p>-2.58</text:p>
              </table:table-cell>
              <table:table-cell office:value-type="float" office:value="0.566436411937129">
                <text:p>0.566436411937129</text:p>
              </table:table-cell>
              <table:table-cell office:value-type="float" office:value="-9.46552708655014">
                <text:p>-9.465527086550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2.91">
                <text:p>-2.91</text:p>
              </table:table-cell>
              <table:table-cell office:value-type="float" office:value="0.671781794031436">
                <text:p>0.671781794031436</text:p>
              </table:table-cell>
              <table:table-cell office:value-type="float" office:value="-8.71460158488604">
                <text:p>-8.714601584886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3.05">
                <text:p>-3.05</text:p>
              </table:table-cell>
              <table:table-cell office:value-type="float" office:value="0.689109102984282">
                <text:p>0.689109102984282</text:p>
              </table:table-cell>
              <table:table-cell office:value-type="float" office:value="-7.95326304956464">
                <text:p>-7.953263049564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3.25">
                <text:p>-3.25</text:p>
              </table:table-cell>
              <table:table-cell office:value-type="float" office:value="0.780445448507859">
                <text:p>0.780445448507859</text:p>
              </table:table-cell>
              <table:table-cell office:value-type="float" office:value="-7.10826224264727">
                <text:p>-7.108262242647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3.44">
                <text:p>-3.44</text:p>
              </table:table-cell>
              <table:table-cell office:value-type="float" office:value="0.82977727574607">
                <text:p>0.82977727574607</text:p>
              </table:table-cell>
              <table:table-cell office:value-type="float" office:value="-6.22197860219909">
                <text:p>-6.22197860219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3.6">
                <text:p>-3.6</text:p>
              </table:table-cell>
              <table:table-cell office:value-type="float" office:value="0.885111362126965">
                <text:p>0.885111362126965</text:p>
              </table:table-cell>
              <table:table-cell office:value-type="float" office:value="-5.28883543491148">
                <text:p>-5.28883543491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3.61">
                <text:p>-3.61</text:p>
              </table:table-cell>
              <table:table-cell office:value-type="float" office:value="0.862444318936518">
                <text:p>0.862444318936518</text:p>
              </table:table-cell>
              <table:table-cell office:value-type="float" office:value="-4.38655359593118">
                <text:p>-4.38655359593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3.55">
                <text:p>-3.55</text:p>
              </table:table-cell>
              <table:table-cell office:value-type="float" office:value="0.843777840531741">
                <text:p>0.843777840531741</text:p>
              </table:table-cell>
              <table:table-cell office:value-type="float" office:value="-3.51089077360085">
                <text:p>-3.510890773600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3.45">
                <text:p>-3.45</text:p>
              </table:table-cell>
              <table:table-cell office:value-type="float" office:value="0.80311107973413">
                <text:p>0.80311107973413</text:p>
              </table:table-cell>
              <table:table-cell office:value-type="float" office:value="-2.68340967662192">
                <text:p>-2.683409676621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3.33">
                <text:p>-3.33</text:p>
              </table:table-cell>
              <table:table-cell office:value-type="float" office:value="0.763444460132935">
                <text:p>0.763444460132935</text:p>
              </table:table-cell>
              <table:table-cell office:value-type="float" office:value="-1.90268552954058">
                <text:p>-1.902685529540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3.21">
                <text:p>-3.21</text:p>
              </table:table-cell>
              <table:table-cell office:value-type="float" office:value="0.723277769933532">
                <text:p>0.723277769933532</text:p>
              </table:table-cell>
              <table:table-cell office:value-type="float" office:value="-1.16879308977059">
                <text:p>-1.168793089770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3.1">
                <text:p>-3.1</text:p>
              </table:table-cell>
              <table:table-cell office:value-type="float" office:value="0.688361115033234">
                <text:p>0.688361115033234</text:p>
              </table:table-cell>
              <table:table-cell office:value-type="float" office:value="-0.476108086964716">
                <text:p>-0.4761080869647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2.98">
                <text:p>-2.98</text:p>
              </table:table-cell>
              <table:table-cell office:value-type="float" office:value="0.645819442483383">
                <text:p>0.645819442483383</text:p>
              </table:table-cell>
              <table:table-cell office:value-type="float" office:value="0.168183953318999">
                <text:p>0.168183953318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2.87">
                <text:p>-2.87</text:p>
              </table:table-cell>
              <table:table-cell office:value-type="float" office:value="0.612090278758308">
                <text:p>0.612090278758308</text:p>
              </table:table-cell>
              <table:table-cell office:value-type="float" office:value="0.773251763988612">
                <text:p>0.7732517639886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2.76">
                <text:p>-2.76</text:p>
              </table:table-cell>
              <table:table-cell office:value-type="float" office:value="0.573954860620846">
                <text:p>0.573954860620846</text:p>
              </table:table-cell>
              <table:table-cell office:value-type="float" office:value="1.33508176498797">
                <text:p>1.335081764987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2.63">
                <text:p>-2.63</text:p>
              </table:table-cell>
              <table:table-cell office:value-type="float" office:value="0.528022569689577">
                <text:p>0.528022569689577</text:p>
              </table:table-cell>
              <table:table-cell office:value-type="float" office:value="1.84633639566545">
                <text:p>1.846336395665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2.51">
                <text:p>-2.51</text:p>
              </table:table-cell>
              <table:table-cell office:value-type="float" office:value="0.490988715155211">
                <text:p>0.490988715155211</text:p>
              </table:table-cell>
              <table:table-cell office:value-type="float" office:value="2.31628918482328">
                <text:p>2.316289184823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2.38">
                <text:p>-2.38</text:p>
              </table:table-cell>
              <table:table-cell office:value-type="float" office:value="0.444505642422394">
                <text:p>0.444505642422394</text:p>
              </table:table-cell>
              <table:table-cell office:value-type="float" office:value="2.73594767380046">
                <text:p>2.735947673800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2.24">
                <text:p>-2.24</text:p>
              </table:table-cell>
              <table:table-cell office:value-type="float" office:value="0.397747178788803">
                <text:p>0.397747178788803</text:p>
              </table:table-cell>
              <table:table-cell office:value-type="float" office:value="3.10549159891596">
                <text:p>3.105491598915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2.1">
                <text:p>-2.1</text:p>
              </table:table-cell>
              <table:table-cell office:value-type="float" office:value="0.351126410605599">
                <text:p>0.351126410605599</text:p>
              </table:table-cell>
              <table:table-cell office:value-type="float" office:value="3.42550844743586">
                <text:p>3.425508447435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97">
                <text:p>-1.97</text:p>
              </table:table-cell>
              <table:table-cell office:value-type="float" office:value="0.309436794697201">
                <text:p>0.309436794697201</text:p>
              </table:table-cell>
              <table:table-cell office:value-type="float" office:value="3.70133073495387">
                <text:p>3.701330734953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83">
                <text:p>-1.83</text:p>
              </table:table-cell>
              <table:table-cell office:value-type="float" office:value="0.2602816026514">
                <text:p>0.2602816026514</text:p>
              </table:table-cell>
              <table:table-cell office:value-type="float" office:value="3.92595782656682">
                <text:p>3.925957826566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69">
                <text:p>-1.69</text:p>
              </table:table-cell>
              <table:table-cell office:value-type="float" office:value="0.2148591986743">
                <text:p>0.2148591986743</text:p>
              </table:table-cell>
              <table:table-cell office:value-type="float" office:value="4.10354967201395">
                <text:p>4.10354967201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57">
                <text:p>-1.57</text:p>
              </table:table-cell>
              <table:table-cell office:value-type="float" office:value="0.17757040066285">
                <text:p>0.17757040066285</text:p>
              </table:table-cell>
              <table:table-cell office:value-type="float" office:value="4.24258999202271">
                <text:p>4.242589992022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46">
                <text:p>-1.46</text:p>
              </table:table-cell>
              <table:table-cell office:value-type="float" office:value="0.141214799668575">
                <text:p>0.141214799668575</text:p>
              </table:table-cell>
              <table:table-cell office:value-type="float" office:value="4.34435054856606">
                <text:p>4.34435054856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36">
                <text:p>-1.36</text:p>
              </table:table-cell>
              <table:table-cell office:value-type="float" office:value="0.109392600165712">
                <text:p>0.109392600165712</text:p>
              </table:table-cell>
              <table:table-cell office:value-type="float" office:value="4.41365946039319">
                <text:p>4.413659460393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25">
                <text:p>-1.25</text:p>
              </table:table-cell>
              <table:table-cell office:value-type="float" office:value="0.0703036999171438">
                <text:p>0.0703036999171438</text:p>
              </table:table-cell>
              <table:table-cell office:value-type="float" office:value="4.44360749186754">
                <text:p>4.443607491867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14">
                <text:p>-1.14</text:p>
              </table:table-cell>
              <table:table-cell office:value-type="float" office:value="0.0348481500414282">
                <text:p>0.0348481500414282</text:p>
              </table:table-cell>
              <table:table-cell office:value-type="float" office:value="4.43814954113179">
                <text:p>4.438149541131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02">
                <text:p>-1.02</text:p>
              </table:table-cell>
              <table:table-cell office:value-type="float" office:value="-0.00742407502071408">
                <text:p>-0.00742407502071408</text:p>
              </table:table-cell>
              <table:table-cell office:value-type="float" office:value="4.39084893691607">
                <text:p>4.390848936916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92">
                <text:p>-0.92</text:p>
              </table:table-cell>
              <table:table-cell office:value-type="float" office:value="-0.0362879624896429">
                <text:p>-0.0362879624896429</text:p>
              </table:table-cell>
              <table:table-cell office:value-type="float" office:value="4.31536992565659">
                <text:p>4.315369925656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81">
                <text:p>-0.81</text:p>
              </table:table-cell>
              <table:table-cell office:value-type="float" office:value="-0.0768560187551785">
                <text:p>-0.0768560187551785</text:p>
              </table:table-cell>
              <table:table-cell office:value-type="float" office:value="4.2003672817393">
                <text:p>4.20036728173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7">
                <text:p>-0.7</text:p>
              </table:table-cell>
              <table:table-cell office:value-type="float" office:value="-0.111571990622411">
                <text:p>-0.111571990622411</text:p>
              </table:table-cell>
              <table:table-cell office:value-type="float" office:value="4.05199613349684">
                <text:p>4.05199613349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57">
                <text:p>-0.57</text:p>
              </table:table-cell>
              <table:table-cell office:value-type="float" office:value="-0.159214004688795">
                <text:p>-0.159214004688795</text:p>
              </table:table-cell>
              <table:table-cell office:value-type="float" office:value="3.85774708964877">
                <text:p>3.85774708964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45">
                <text:p>-0.45</text:p>
              </table:table-cell>
              <table:table-cell office:value-type="float" office:value="-0.195392997655603">
                <text:p>-0.195392997655603</text:p>
              </table:table-cell>
              <table:table-cell office:value-type="float" office:value="3.62939290516523">
                <text:p>3.629392905165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33">
                <text:p>-0.33</text:p>
              </table:table-cell>
              <table:table-cell office:value-type="float" office:value="-0.237303501172199">
                <text:p>-0.237303501172199</text:p>
              </table:table-cell>
              <table:table-cell office:value-type="float" office:value="3.36156059935709">
                <text:p>3.361560599357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25">
                <text:p>-0.25</text:p>
              </table:table-cell>
              <table:table-cell office:value-type="float" office:value="-0.256348249413901">
                <text:p>-0.256348249413901</text:p>
              </table:table-cell>
              <table:table-cell office:value-type="float" office:value="3.0772654387937">
                <text:p>3.07726543879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19">
                <text:p>-0.19</text:p>
              </table:table-cell>
              <table:table-cell office:value-type="float" office:value="-0.27682587529305">
                <text:p>-0.27682587529305</text:p>
              </table:table-cell>
              <table:table-cell office:value-type="float" office:value="2.77523560742915">
                <text:p>2.775235607429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15">
                <text:p>-0.15</text:p>
              </table:table-cell>
              <table:table-cell office:value-type="float" office:value="-0.286587062353475">
                <text:p>-0.286587062353475</text:p>
              </table:table-cell>
              <table:table-cell office:value-type="float" office:value="2.46625070816999">
                <text:p>2.46625070816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12">
                <text:p>-0.12</text:p>
              </table:table-cell>
              <table:table-cell office:value-type="float" office:value="-0.296706468823262">
                <text:p>-0.296706468823262</text:p>
              </table:table-cell>
              <table:table-cell office:value-type="float" office:value="2.15001834119261">
                <text:p>2.150018341192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">
                <text:p>-0.1</text:p>
              </table:table-cell>
              <table:table-cell office:value-type="float" office:value="-0.301646765588369">
                <text:p>-0.301646765588369</text:p>
              </table:table-cell>
              <table:table-cell office:value-type="float" office:value="1.8317362314238">
                <text:p>1.83173623142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1">
                <text:p>-0.11</text:p>
              </table:table-cell>
              <table:table-cell office:value-type="float" office:value="-0.294176617205816">
                <text:p>-0.294176617205816</text:p>
              </table:table-cell>
              <table:table-cell office:value-type="float" office:value="1.52372157769003">
                <text:p>1.52372157769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">
                <text:p>-0.1</text:p>
              </table:table-cell>
              <table:table-cell office:value-type="float" office:value="-0.302911691397092">
                <text:p>-0.302911691397092</text:p>
              </table:table-cell>
              <table:table-cell office:value-type="float" office:value="1.2098225973163">
                <text:p>1.2098225973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2">
                <text:p>-0.12</text:p>
              </table:table-cell>
              <table:table-cell office:value-type="float" office:value="-0.288544154301454">
                <text:p>-0.288544154301454</text:p>
              </table:table-cell>
              <table:table-cell office:value-type="float" office:value="0.912986937027709">
                <text:p>0.912986937027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5">
                <text:p>-0.15</text:p>
              </table:table-cell>
              <table:table-cell office:value-type="float" office:value="-0.280727922849273">
                <text:p>-0.280727922849273</text:p>
              </table:table-cell>
              <table:table-cell office:value-type="float" office:value="0.62656868305083">
                <text:p>0.626568683050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7">
                <text:p>-0.17</text:p>
              </table:table-cell>
              <table:table-cell office:value-type="float" office:value="-0.274636038575363">
                <text:p>-0.274636038575363</text:p>
              </table:table-cell>
              <table:table-cell office:value-type="float" office:value="0.348765250675188">
                <text:p>0.34876525067518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8">
                <text:p>-0.18</text:p>
              </table:table-cell>
              <table:table-cell office:value-type="float" office:value="-0.272681980712318">
                <text:p>-0.272681980712318</text:p>
              </table:table-cell>
              <table:table-cell office:value-type="float" office:value="0.0753985205332035">
                <text:p>0.07539852053320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2">
                <text:p>-0.2</text:p>
              </table:table-cell>
              <table:table-cell office:value-type="float" office:value="-0.263659009643841">
                <text:p>-0.263659009643841</text:p>
              </table:table-cell>
              <table:table-cell office:value-type="float" office:value="-0.186566144708642">
                <text:p>-0.1865661447086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23">
                <text:p>-0.23</text:p>
              </table:table-cell>
              <table:table-cell office:value-type="float" office:value="-0.25317049517808">
                <text:p>-0.25317049517808</text:p>
              </table:table-cell>
              <table:table-cell office:value-type="float" office:value="-0.435779010127741">
                <text:p>-0.4357790101277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26">
                <text:p>-0.26</text:p>
              </table:table-cell>
              <table:table-cell office:value-type="float" office:value="-0.24341475241096">
                <text:p>-0.24341475241096</text:p>
              </table:table-cell>
              <table:table-cell office:value-type="float" office:value="-0.673081018675853">
                <text:p>-0.6730810186758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28">
                <text:p>-0.28</text:p>
              </table:table-cell>
              <table:table-cell office:value-type="float" office:value="-0.23829262379452">
                <text:p>-0.23829262379452</text:p>
              </table:table-cell>
              <table:table-cell office:value-type="float" office:value="-0.903171279688139">
                <text:p>-0.903171279688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35">
                <text:p>-0.35</text:p>
              </table:table-cell>
              <table:table-cell office:value-type="float" office:value="-0.20585368810274">
                <text:p>-0.20585368810274</text:p>
              </table:table-cell>
              <table:table-cell office:value-type="float" office:value="-1.09904374308076">
                <text:p>-1.09904374308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4">
                <text:p>-0.4</text:p>
              </table:table-cell>
              <table:table-cell office:value-type="float" office:value="-0.19707315594863">
                <text:p>-0.19707315594863</text:p>
              </table:table-cell>
              <table:table-cell office:value-type="float" office:value="-1.28445184693813">
                <text:p>-1.28445184693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46">
                <text:p>-0.46</text:p>
              </table:table-cell>
              <table:table-cell office:value-type="float" office:value="-0.171463422025685">
                <text:p>-0.171463422025685</text:p>
              </table:table-cell>
              <table:table-cell office:value-type="float" office:value="-1.44281203154314">
                <text:p>-1.442812031543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5">
                <text:p>-0.5</text:p>
              </table:table-cell>
              <table:table-cell office:value-type="float" office:value="-0.164268288987157">
                <text:p>-0.164268288987157</text:p>
              </table:table-cell>
              <table:table-cell office:value-type="float" office:value="-1.59261659764552">
                <text:p>-1.59261659764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55">
                <text:p>-0.55</text:p>
              </table:table-cell>
              <table:table-cell office:value-type="float" office:value="-0.142865855506421">
                <text:p>-0.142865855506421</text:p>
              </table:table-cell>
              <table:table-cell office:value-type="float" office:value="-1.71986311107358">
                <text:p>-1.71986311107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58">
                <text:p>-0.58</text:p>
              </table:table-cell>
              <table:table-cell office:value-type="float" office:value="-0.138567072246789">
                <text:p>-0.138567072246789</text:p>
              </table:table-cell>
              <table:table-cell office:value-type="float" office:value="-1.84170431167048">
                <text:p>-1.841704311670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61">
                <text:p>-0.61</text:p>
              </table:table-cell>
              <table:table-cell office:value-type="float" office:value="-0.125716463876605">
                <text:p>-0.125716463876605</text:p>
              </table:table-cell>
              <table:table-cell office:value-type="float" office:value="-1.94971398856716">
                <text:p>-1.94971398856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66">
                <text:p>-0.66</text:p>
              </table:table-cell>
              <table:table-cell office:value-type="float" office:value="-0.107141768061697">
                <text:p>-0.107141768061697</text:p>
              </table:table-cell>
              <table:table-cell office:value-type="float" office:value="-2.0383440548192">
                <text:p>-2.03834405481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69">
                <text:p>-0.69</text:p>
              </table:table-cell>
              <table:table-cell office:value-type="float" office:value="-0.101429115969151">
                <text:p>-0.101429115969151</text:p>
              </table:table-cell>
              <table:table-cell office:value-type="float" office:value="-2.12051521225126">
                <text:p>-2.12051521225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72">
                <text:p>-0.72</text:p>
              </table:table-cell>
              <table:table-cell office:value-type="float" office:value="-0.0892854420154244">
                <text:p>-0.0892854420154244</text:p>
              </table:table-cell>
              <table:table-cell office:value-type="float" office:value="-2.18991244837828">
                <text:p>-2.18991244837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76">
                <text:p>-0.76</text:p>
              </table:table-cell>
              <table:table-cell office:value-type="float" office:value="-0.0753572789922878">
                <text:p>-0.0753572789922878</text:p>
              </table:table-cell>
              <table:table-cell office:value-type="float" office:value="-2.24488229982423">
                <text:p>-2.24488229982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78">
                <text:p>-0.78</text:p>
              </table:table-cell>
              <table:table-cell office:value-type="float" office:value="-0.0723213605038561">
                <text:p>-0.0723213605038561</text:p>
              </table:table-cell>
              <table:table-cell office:value-type="float" office:value="-2.29634882738514">
                <text:p>-2.296348827385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8">
                <text:p>-0.8</text:p>
              </table:table-cell>
              <table:table-cell office:value-type="float" office:value="-0.0638393197480719">
                <text:p>-0.0638393197480719</text:p>
              </table:table-cell>
              <table:table-cell office:value-type="float" office:value="-2.33894645380901">
                <text:p>-2.33894645380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83">
                <text:p>-0.83</text:p>
              </table:table-cell>
              <table:table-cell office:value-type="float" office:value="-0.053080340125964">
                <text:p>-0.053080340125964</text:p>
              </table:table-cell>
              <table:table-cell office:value-type="float" office:value="-2.37049855278956">
                <text:p>-2.370498552789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85">
                <text:p>-0.85</text:p>
              </table:table-cell>
              <table:table-cell office:value-type="float" office:value="-0.048459829937018">
                <text:p>-0.048459829937018</text:p>
              </table:table-cell>
              <table:table-cell office:value-type="float" office:value="-2.39718775728204">
                <text:p>-2.397187757282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86">
                <text:p>-0.86</text:p>
              </table:table-cell>
              <table:table-cell office:value-type="float" office:value="-0.045770085031491">
                <text:p>-0.045770085031491</text:p>
              </table:table-cell>
              <table:table-cell office:value-type="float" office:value="-2.42097122173271">
                <text:p>-2.420971221732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87">
                <text:p>-0.87</text:p>
              </table:table-cell>
              <table:table-cell office:value-type="float" office:value="-0.0421149574842545">
                <text:p>-0.0421149574842545</text:p>
              </table:table-cell>
              <table:table-cell office:value-type="float" office:value="-2.44091840360401">
                <text:p>-2.440918403604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89">
                <text:p>-0.89</text:p>
              </table:table-cell>
              <table:table-cell office:value-type="float" office:value="-0.0339425212578727">
                <text:p>-0.0339425212578727</text:p>
              </table:table-cell>
              <table:table-cell office:value-type="float" office:value="-2.45258717653812">
                <text:p>-2.45258717653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91">
                <text:p>-0.91</text:p>
              </table:table-cell>
              <table:table-cell office:value-type="float" office:value="-0.0280287393710636">
                <text:p>-0.0280287393710636</text:p>
              </table:table-cell>
              <table:table-cell office:value-type="float" office:value="-2.45829037266601">
                <text:p>-2.458290372666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92">
                <text:p>-0.92</text:p>
              </table:table-cell>
              <table:table-cell office:value-type="float" office:value="-0.0259856303144682">
                <text:p>-0.0259856303144682</text:p>
              </table:table-cell>
              <table:table-cell office:value-type="float" office:value="-2.46191751895365">
                <text:p>-2.461917518953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92">
                <text:p>-0.92</text:p>
              </table:table-cell>
              <table:table-cell office:value-type="float" office:value="-0.0270071848427659">
                <text:p>-0.0270071848427659</text:p>
              </table:table-cell>
              <table:table-cell office:value-type="float" office:value="-2.46652438146225">
                <text:p>-2.466524381462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93">
                <text:p>-0.93</text:p>
              </table:table-cell>
              <table:table-cell office:value-type="float" office:value="-0.021496407578617">
                <text:p>-0.021496407578617</text:p>
              </table:table-cell>
              <table:table-cell office:value-type="float" office:value="-2.4656286019395">
                <text:p>-2.46562860193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94">
                <text:p>-0.94</text:p>
              </table:table-cell>
              <table:table-cell office:value-type="float" office:value="-0.0192517962106915">
                <text:p>-0.0192517962106915</text:p>
              </table:table-cell>
              <table:table-cell office:value-type="float" office:value="-2.46251647456684">
                <text:p>-2.46251647456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96">
                <text:p>-0.96</text:p>
              </table:table-cell>
              <table:table-cell office:value-type="float" office:value="-0.0103741018946543">
                <text:p>-0.0103741018946543</text:p>
              </table:table-cell>
              <table:table-cell office:value-type="float" office:value="-2.45063456127334">
                <text:p>-2.450634561273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96">
                <text:p>-0.96</text:p>
              </table:table-cell>
              <table:table-cell office:value-type="float" office:value="-0.0148129490526729">
                <text:p>-0.0148129490526729</text:p>
              </table:table-cell>
              <table:table-cell office:value-type="float" office:value="-2.44325848273308">
                <text:p>-2.443258482733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98">
                <text:p>-0.98</text:p>
              </table:table-cell>
              <table:table-cell office:value-type="float" office:value="-0.00259352547366357">
                <text:p>-0.00259352547366357</text:p>
              </table:table-cell>
              <table:table-cell office:value-type="float" office:value="-2.42383934013288">
                <text:p>-2.423839340132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99">
                <text:p>-0.99</text:p>
              </table:table-cell>
              <table:table-cell office:value-type="float" office:value="-0.00370323726316822">
                <text:p>-0.00370323726316822</text:p>
              </table:table-cell>
              <table:table-cell office:value-type="float" office:value="-2.40569469419948">
                <text:p>-2.405694694199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01">
                <text:p>-1.01</text:p>
              </table:table-cell>
              <table:table-cell office:value-type="float" office:value="0.00685161863158411">
                <text:p>0.00685161863158411</text:p>
              </table:table-cell>
              <table:table-cell office:value-type="float" office:value="-2.37725348788779">
                <text:p>-2.377253487887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.02">
                <text:p>-1.02</text:p>
              </table:table-cell>
              <table:table-cell office:value-type="float" office:value="0.00657419068420795">
                <text:p>0.00657419068420795</text:p>
              </table:table-cell>
              <table:table-cell office:value-type="float" office:value="-2.34934318352875">
                <text:p>-2.34934318352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.02">
                <text:p>-1.02</text:p>
              </table:table-cell>
              <table:table-cell office:value-type="float" office:value="0.00671290465789603">
                <text:p>0.00671290465789603</text:p>
              </table:table-cell>
              <table:table-cell office:value-type="float" office:value="-2.32154660636101">
                <text:p>-2.321546606361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.01">
                <text:p>-1.01</text:p>
              </table:table-cell>
              <table:table-cell office:value-type="float" office:value="0.00164354767105199">
                <text:p>0.00164354767105199</text:p>
              </table:table-cell>
              <table:table-cell office:value-type="float" office:value="-2.29902393116175">
                <text:p>-2.29902393116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">
                <text:p>-1</text:p>
              </table:table-cell>
              <table:table-cell office:value-type="float" office:value="-0.000821773835525994">
                <text:p>-0.000821773835525994</text:p>
              </table:table-cell>
              <table:table-cell office:value-type="float" office:value="-2.2791470936523">
                <text:p>-2.27914709365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99">
                <text:p>-0.99</text:p>
              </table:table-cell>
              <table:table-cell office:value-type="float" office:value="-0.00458911308223701">
                <text:p>-0.00458911308223701</text:p>
              </table:table-cell>
              <table:table-cell office:value-type="float" office:value="-2.26318258087393">
                <text:p>-2.26318258087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